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2000000E000000DD000000DDECCAD21901BEBEEE.svm" manifest:media-type="image/x-svm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85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shapes>
          <draw:frame draw:z-index="0" draw:style-name="gr1" draw:text-style-name="P1" svg:width="6.2961in" svg:height="3.5449in" svg:x="9.4614in" svg:y="1.0248in">
            <draw:object draw:notify-on-update-of-ranges="table.D10:table.D10 table.D11:table.D1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1in" svg:height="3.5449in" svg:x="16.1579in" svg:y="1.0039in">
            <draw:object draw:notify-on-update-of-ranges="table.C10:table.C10 table.C11:table.C1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71in" svg:height="3.5453in" svg:x="16.2343in" svg:y="4.748in">
            <draw:object draw:notify-on-update-of-ranges="table.H10:table.H10 table.H11:table.H139 table.I10:table.I10 table.I11:table.I1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67in" svg:height="3.5453in" svg:x="9.6661in" svg:y="4.7886in">
            <draw:object draw:notify-on-update-of-ranges="table.J10:table.J10 table.J11:table.J1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Iterations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mega Per Sample</text:p>
          </table:table-cell>
          <table:table-cell/>
          <table:table-cell table:formula="of:=[.$C$1]/128*3.1415926*2" office:value-type="float" office:value="2.748893525" calcext:value-type="float">
            <text:p>2.7488935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eff_c</text:p>
          </table:table-cell>
          <table:table-cell/>
          <table:table-cell table:formula="of:=2*COS([.$C$2])" office:value-type="float" office:value="-1.8477590291337" calcext:value-type="float">
            <text:p>-1.8477590291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eff_s</text:p>
          </table:table-cell>
          <table:table-cell/>
          <table:table-cell table:formula="of:=2*SIN([.$C$2])" office:value-type="float" office:value="0.765366951373576" calcext:value-type="float">
            <text:p>0.765366951373576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table:formula="of:=[.H138]" office:value-type="float" office:value="33653.2947328632" calcext:value-type="float">
            <text:p>33653.2947328632</text:p>
          </table:table-cell>
          <table:table-cell table:formula="of:=[.I138]" office:value-type="float" office:value="218495.113420136" calcext:value-type="float">
            <text:p>218495.113420136</text:p>
          </table:table-cell>
          <table:table-cell table:formula="of:=[.J138]" office:value-type="float" office:value="221071.61471988" calcext:value-type="float">
            <text:p>221071.61471988</text:p>
          </table:table-cell>
        </table:table-row>
        <table:table-row table:style-name="ro1">
          <table:table-cell office:value-type="string" calcext:value-type="string">
            <text:p>Sin Omega</text:p>
          </table:table-cell>
          <table:table-cell/>
          <table:table-cell table:formula="of:=([.$C$1]+4.2)/128*3.1415926*2" office:value-type="float" office:value="2.955060539375" calcext:value-type="float">
            <text:p>2.955060539375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[.H139]" office:value-type="float" office:value="-107756.166142663" calcext:value-type="float">
            <text:p>-107756.166142663</text:p>
          </table:table-cell>
          <table:table-cell table:formula="of:=[.I139]" office:value-type="float" office:value="-191863.339796082" calcext:value-type="float">
            <text:p>-191863.339796082</text:p>
          </table:table-cell>
          <table:table-cell table:formula="of:=[.J139]" office:value-type="float" office:value="220052.113144755" calcext:value-type="float">
            <text:p>220052.113144755</text:p>
          </table:table-cell>
        </table:table-row>
        <table:table-row table:style-name="ro1">
          <table:table-cell office:value-type="string" calcext:value-type="string">
            <text:p>Sin Offse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 Amplitude</text:p>
          </table:table-cell>
          <table:table-cell/>
          <table:table-cell office:value-type="float" office:value="65536" calcext:value-type="float">
            <text:p>65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dow Amplitud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waveform to take DFT o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’</text:p>
          </table:table-cell>
          <table:table-cell office:value-type="string" calcext:value-type="string">
            <text:p>G’’</text:p>
          </table:table-cell>
          <table:table-cell/>
          <table:table-cell office:value-type="string" calcext:value-type="string">
            <text:p>Oi</text:p>
          </table:table-cell>
          <table:table-cell office:value-type="string" calcext:value-type="string">
            <text:p>Oq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64-[.$C$8]*ABS(64-[.A11]))/64" office:value-type="float" office:value="1" calcext:value-type="float">
            <text:p>1</text:p>
          </table:table-cell>
          <table:table-cell table:formula="of:=SIN([.A11]*[.$C$5]+[.$C$6])*[.$C$7]*[.B11]" office:value-type="float" office:value="59591.7161644479" calcext:value-type="float">
            <text:p>59591.7161644479</text:p>
          </table:table-cell>
          <table:table-cell office:value-type="float" office:value="0" calcext:value-type="float">
            <text:p>0</text:p>
          </table:table-cell>
          <table:table-cell table:formula="of:=[.$C$2]" office:value-type="float" office:value="2.748893525" calcext:value-type="float">
            <text:p>2.748893525</text:p>
          </table:table-cell>
          <table:table-cell table:number-columns-repeated="2"/>
          <table:table-cell table:formula="of:=[.$C$3]*[.D11]-[.F11]" office:value-type="float" office:value="-0" calcext:value-type="float">
            <text:p>0</text:p>
          </table:table-cell>
          <table:table-cell table:formula="of:=[.D11]*[.$C$4]" office:value-type="float" office:value="0" calcext:value-type="float">
            <text:p>0</text:p>
          </table:table-cell>
          <table:table-cell table:formula="of:=SQRT([.H11]*[.H11]+[.I11]*[.I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64-[.$C$8]*ABS(64-[.A12]))/64" office:value-type="float" office:value="1" calcext:value-type="float">
            <text:p>1</text:p>
          </table:table-cell>
          <table:table-cell table:formula="of:=SIN([.A12]*[.$C$5]+[.$C$6])*[.$C$7]*[.B12]" office:value-type="float" office:value="-63615.7606422653" calcext:value-type="float">
            <text:p>-63615.7606422653</text:p>
          </table:table-cell>
          <table:table-cell table:formula="of:=[.C12]+([.$C$3]*[.E11])-[.F11]" office:value-type="float" office:value="-63620.8399350963" calcext:value-type="float">
            <text:p>-63620.8399350963</text:p>
          </table:table-cell>
          <table:table-cell table:formula="of:=[.D12]" office:value-type="float" office:value="-63620.8399350963" calcext:value-type="float">
            <text:p>-63620.8399350963</text:p>
          </table:table-cell>
          <table:table-cell table:formula="of:=[.E11]" office:value-type="float" office:value="2.748893525" calcext:value-type="float">
            <text:p>2.748893525</text:p>
          </table:table-cell>
          <table:table-cell/>
          <table:table-cell table:formula="of:=0.5*[.$C$3]*[.D12]-[.F12]" office:value-type="float" office:value="58775.241822047" calcext:value-type="float">
            <text:p>58775.241822047</text:p>
          </table:table-cell>
          <table:table-cell table:formula="of:=0.5*[.D12]*[.$C$4]" office:value-type="float" office:value="-24346.6441524755" calcext:value-type="float">
            <text:p>-24346.6441524755</text:p>
          </table:table-cell>
          <table:table-cell table:formula="of:=SQRT([.H12]*[.H12]+[.I12]*[.I12])" office:value-type="float" office:value="63618.3002973781" calcext:value-type="float">
            <text:p>63618.30029737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64-[.$C$8]*ABS(64-[.A13]))/64" office:value-type="float" office:value="1" calcext:value-type="float">
            <text:p>1</text:p>
          </table:table-cell>
          <table:table-cell table:formula="of:=SIN([.A13]*[.$C$5]+[.$C$6])*[.$C$7]*[.B13]" office:value-type="float" office:value="65432.7542706382" calcext:value-type="float">
            <text:p>65432.7542706382</text:p>
          </table:table-cell>
          <table:table-cell table:formula="of:=[.C13]+([.$C$3]*[.E12])-[.F12]" office:value-type="float" office:value="182985.986808257" calcext:value-type="float">
            <text:p>182985.986808257</text:p>
          </table:table-cell>
          <table:table-cell table:formula="of:=[.D13]" office:value-type="float" office:value="182985.986808257" calcext:value-type="float">
            <text:p>182985.986808257</text:p>
          </table:table-cell>
          <table:table-cell table:formula="of:=[.E12]" office:value-type="float" office:value="-63620.8399350963" calcext:value-type="float">
            <text:p>-63620.8399350963</text:p>
          </table:table-cell>
          <table:table-cell/>
          <table:table-cell table:formula="of:=0.5*[.$C$3]*[.D13]-[.F13]" office:value-type="float" office:value="-105436.164729853" calcext:value-type="float">
            <text:p>-105436.164729853</text:p>
          </table:table-cell>
          <table:table-cell table:formula="of:=0.5*[.D13]*[.$C$4]" office:value-type="float" office:value="70025.7134337607" calcext:value-type="float">
            <text:p>70025.7134337607</text:p>
          </table:table-cell>
          <table:table-cell table:formula="of:=SQRT([.H13]*[.H13]+[.I13]*[.I13])" office:value-type="float" office:value="126571.66102587" calcext:value-type="float">
            <text:p>126571.661025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64-[.$C$8]*ABS(64-[.A14]))/64" office:value-type="float" office:value="1" calcext:value-type="float">
            <text:p>1</text:p>
          </table:table-cell>
          <table:table-cell table:formula="of:=SIN([.A14]*[.$C$5]+[.$C$6])*[.$C$7]*[.B14]" office:value-type="float" office:value="-64979.6592537365" calcext:value-type="float">
            <text:p>-64979.6592537365</text:p>
          </table:table-cell>
          <table:table-cell table:formula="of:=[.C14]+([.$C$3]*[.E13])-[.F13]" office:value-type="float" office:value="-339472.828648538" calcext:value-type="float">
            <text:p>-339472.828648538</text:p>
          </table:table-cell>
          <table:table-cell table:formula="of:=[.D14]" office:value-type="float" office:value="-339472.828648538" calcext:value-type="float">
            <text:p>-339472.828648538</text:p>
          </table:table-cell>
          <table:table-cell table:formula="of:=[.E13]" office:value-type="float" office:value="182985.986808257" calcext:value-type="float">
            <text:p>182985.986808257</text:p>
          </table:table-cell>
          <table:table-cell/>
          <table:table-cell table:formula="of:=0.5*[.$C$3]*[.D14]-[.F14]" office:value-type="float" office:value="130646.00533219" calcext:value-type="float">
            <text:p>130646.00533219</text:p>
          </table:table-cell>
          <table:table-cell table:formula="of:=0.5*[.D14]*[.$C$4]" office:value-type="float" office:value="-129910.641968448" calcext:value-type="float">
            <text:p>-129910.641968448</text:p>
          </table:table-cell>
          <table:table-cell table:formula="of:=SQRT([.H14]*[.H14]+[.I14]*[.I14])" office:value-type="float" office:value="184242.105952773" calcext:value-type="float">
            <text:p>184242.1059527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64-[.$C$8]*ABS(64-[.A15]))/64" office:value-type="float" office:value="1" calcext:value-type="float">
            <text:p>1</text:p>
          </table:table-cell>
          <table:table-cell table:formula="of:=SIN([.A15]*[.$C$5]+[.$C$6])*[.$C$7]*[.B15]" office:value-type="float" office:value="62272.1950254213" calcext:value-type="float">
            <text:p>62272.1950254213</text:p>
          </table:table-cell>
          <table:table-cell table:formula="of:=[.C15]+([.$C$3]*[.E14])-[.F14]" office:value-type="float" office:value="506550.192498058" calcext:value-type="float">
            <text:p>506550.192498058</text:p>
          </table:table-cell>
          <table:table-cell table:formula="of:=[.D15]" office:value-type="float" office:value="506550.192498058" calcext:value-type="float">
            <text:p>506550.192498058</text:p>
          </table:table-cell>
          <table:table-cell table:formula="of:=[.E14]" office:value-type="float" office:value="-339472.828648538" calcext:value-type="float">
            <text:p>-339472.828648538</text:p>
          </table:table-cell>
          <table:table-cell/>
          <table:table-cell table:formula="of:=0.5*[.$C$3]*[.D15]-[.F15]" office:value-type="float" office:value="-128518.517300312" calcext:value-type="float">
            <text:p>-128518.517300312</text:p>
          </table:table-cell>
          <table:table-cell table:formula="of:=0.5*[.D15]*[.$C$4]" office:value-type="float" office:value="193848.388274968" calcext:value-type="float">
            <text:p>193848.388274968</text:p>
          </table:table-cell>
          <table:table-cell table:formula="of:=SQRT([.H15]*[.H15]+[.I15]*[.I15])" office:value-type="float" office:value="232581.613473365" calcext:value-type="float">
            <text:p>232581.6134733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64-[.$C$8]*ABS(64-[.A16]))/64" office:value-type="float" office:value="1" calcext:value-type="float">
            <text:p>1</text:p>
          </table:table-cell>
          <table:table-cell table:formula="of:=SIN([.A16]*[.$C$5]+[.$C$6])*[.$C$7]*[.B16]" office:value-type="float" office:value="-57404.2928876941" calcext:value-type="float">
            <text:p>-57404.2928876941</text:p>
          </table:table-cell>
          <table:table-cell table:formula="of:=[.C16]+([.$C$3]*[.E15])-[.F15]" office:value-type="float" office:value="-653914.156136857" calcext:value-type="float">
            <text:p>-653914.156136857</text:p>
          </table:table-cell>
          <table:table-cell table:formula="of:=[.D16]" office:value-type="float" office:value="-653914.156136857" calcext:value-type="float">
            <text:p>-653914.156136857</text:p>
          </table:table-cell>
          <table:table-cell table:formula="of:=[.E15]" office:value-type="float" office:value="506550.192498058" calcext:value-type="float">
            <text:p>506550.192498058</text:p>
          </table:table-cell>
          <table:table-cell/>
          <table:table-cell table:formula="of:=0.5*[.$C$3]*[.D16]-[.F16]" office:value-type="float" office:value="97587.7006420533" calcext:value-type="float">
            <text:p>97587.7006420533</text:p>
          </table:table-cell>
          <table:table-cell table:formula="of:=0.5*[.D16]*[.$C$4]" office:value-type="float" office:value="-250242.142071246" calcext:value-type="float">
            <text:p>-250242.142071246</text:p>
          </table:table-cell>
          <table:table-cell table:formula="of:=SQRT([.H16]*[.H16]+[.I16]*[.I16])" office:value-type="float" office:value="268597.261685611" calcext:value-type="float">
            <text:p>268597.2616856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64-[.$C$8]*ABS(64-[.A17]))/64" office:value-type="float" office:value="1" calcext:value-type="float">
            <text:p>1</text:p>
          </table:table-cell>
          <table:table-cell table:formula="of:=SIN([.A17]*[.$C$5]+[.$C$6])*[.$C$7]*[.B17]" office:value-type="float" office:value="50544.8372088246" calcext:value-type="float">
            <text:p>50544.8372088246</text:p>
          </table:table-cell>
          <table:table-cell table:formula="of:=[.C17]+([.$C$3]*[.E16])-[.F16]" office:value-type="float" office:value="752270.430990989" calcext:value-type="float">
            <text:p>752270.430990989</text:p>
          </table:table-cell>
          <table:table-cell table:formula="of:=[.D17]" office:value-type="float" office:value="752270.430990989" calcext:value-type="float">
            <text:p>752270.430990989</text:p>
          </table:table-cell>
          <table:table-cell table:formula="of:=[.E16]" office:value-type="float" office:value="-653914.156136857" calcext:value-type="float">
            <text:p>-653914.156136857</text:p>
          </table:table-cell>
          <table:table-cell/>
          <table:table-cell table:formula="of:=0.5*[.$C$3]*[.D17]-[.F17]" office:value-type="float" office:value="-41093.0844700935" calcext:value-type="float">
            <text:p>-41093.0844700935</text:p>
          </table:table-cell>
          <table:table-cell table:formula="of:=0.5*[.D17]*[.$C$4]" office:value-type="float" office:value="287881.46318803" calcext:value-type="float">
            <text:p>287881.46318803</text:p>
          </table:table-cell>
          <table:table-cell table:formula="of:=SQRT([.H17]*[.H17]+[.I17]*[.I17])" office:value-type="float" office:value="290799.550272258" calcext:value-type="float">
            <text:p>290799.5502722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64-[.$C$8]*ABS(64-[.A18]))/64" office:value-type="float" office:value="1" calcext:value-type="float">
            <text:p>1</text:p>
          </table:table-cell>
          <table:table-cell table:formula="of:=SIN([.A18]*[.$C$5]+[.$C$6])*[.$C$7]*[.B18]" office:value-type="float" office:value="-41931.8062402706" calcext:value-type="float">
            <text:p>-41931.8062402706</text:p>
          </table:table-cell>
          <table:table-cell table:formula="of:=[.C18]+([.$C$3]*[.E17])-[.F17]" office:value-type="float" office:value="-778032.131317315" calcext:value-type="float">
            <text:p>-778032.131317315</text:p>
          </table:table-cell>
          <table:table-cell table:formula="of:=[.D18]" office:value-type="float" office:value="-778032.131317315" calcext:value-type="float">
            <text:p>-778032.131317315</text:p>
          </table:table-cell>
          <table:table-cell table:formula="of:=[.E17]" office:value-type="float" office:value="752270.430990989" calcext:value-type="float">
            <text:p>752270.430990989</text:p>
          </table:table-cell>
          <table:table-cell/>
          <table:table-cell table:formula="of:=0.5*[.$C$3]*[.D18]-[.F18]" office:value-type="float" office:value="-33462.4831921364" calcext:value-type="float">
            <text:p>-33462.4831921364</text:p>
          </table:table-cell>
          <table:table-cell table:formula="of:=0.5*[.D18]*[.$C$4]" office:value-type="float" office:value="-297740.04020851" calcext:value-type="float">
            <text:p>-297740.04020851</text:p>
          </table:table-cell>
          <table:table-cell table:formula="of:=SQRT([.H18]*[.H18]+[.I18]*[.I18])" office:value-type="float" office:value="299614.534568584" calcext:value-type="float">
            <text:p>299614.5345685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64-[.$C$8]*ABS(64-[.A19]))/64" office:value-type="float" office:value="1" calcext:value-type="float">
            <text:p>1</text:p>
          </table:table-cell>
          <table:table-cell table:formula="of:=SIN([.A19]*[.$C$5]+[.$C$6])*[.$C$7]*[.B19]" office:value-type="float" office:value="31864.0158277204" calcext:value-type="float">
            <text:p>31864.0158277204</text:p>
          </table:table-cell>
          <table:table-cell table:formula="of:=[.C19]+([.$C$3]*[.E18])-[.F18]" office:value-type="float" office:value="717209.480434437" calcext:value-type="float">
            <text:p>717209.480434437</text:p>
          </table:table-cell>
          <table:table-cell table:formula="of:=[.D19]" office:value-type="float" office:value="717209.480434437" calcext:value-type="float">
            <text:p>717209.480434437</text:p>
          </table:table-cell>
          <table:table-cell table:formula="of:=[.E18]" office:value-type="float" office:value="-778032.131317315" calcext:value-type="float">
            <text:p>-778032.131317315</text:p>
          </table:table-cell>
          <table:table-cell/>
          <table:table-cell table:formula="of:=0.5*[.$C$3]*[.D19]-[.F19]" office:value-type="float" office:value="115416.984690804" calcext:value-type="float">
            <text:p>115416.984690804</text:p>
          </table:table-cell>
          <table:table-cell table:formula="of:=0.5*[.D19]*[.$C$4]" office:value-type="float" office:value="274464.216768166" calcext:value-type="float">
            <text:p>274464.216768166</text:p>
          </table:table-cell>
          <table:table-cell table:formula="of:=SQRT([.H19]*[.H19]+[.I19]*[.I19])" office:value-type="float" office:value="297744.33099772" calcext:value-type="float">
            <text:p>297744.330997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64-[.$C$8]*ABS(64-[.A20]))/64" office:value-type="float" office:value="1" calcext:value-type="float">
            <text:p>1</text:p>
          </table:table-cell>
          <table:table-cell table:formula="of:=SIN([.A20]*[.$C$5]+[.$C$6])*[.$C$7]*[.B20]" office:value-type="float" office:value="-20690.7524554936" calcext:value-type="float">
            <text:p>-20690.7524554936</text:p>
          </table:table-cell>
          <table:table-cell table:formula="of:=[.C20]+([.$C$3]*[.E19])-[.F19]" office:value-type="float" office:value="-567888.9143912" calcext:value-type="float">
            <text:p>-567888.9143912</text:p>
          </table:table-cell>
          <table:table-cell table:formula="of:=[.D20]" office:value-type="float" office:value="-567888.9143912" calcext:value-type="float">
            <text:p>-567888.9143912</text:p>
          </table:table-cell>
          <table:table-cell table:formula="of:=[.E19]" office:value-type="float" office:value="717209.480434437" calcext:value-type="float">
            <text:p>717209.480434437</text:p>
          </table:table-cell>
          <table:table-cell/>
          <table:table-cell table:formula="of:=0.5*[.$C$3]*[.D20]-[.F20]" office:value-type="float" office:value="-192548.545878799" calcext:value-type="float">
            <text:p>-192548.545878799</text:p>
          </table:table-cell>
          <table:table-cell table:formula="of:=0.5*[.D20]*[.$C$4]" office:value-type="float" office:value="-217321.703563221" calcext:value-type="float">
            <text:p>-217321.703563221</text:p>
          </table:table-cell>
          <table:table-cell table:formula="of:=SQRT([.H20]*[.H20]+[.I20]*[.I20])" office:value-type="float" office:value="290350.934835176" calcext:value-type="float">
            <text:p>290350.9348351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64-[.$C$8]*ABS(64-[.A21]))/64" office:value-type="float" office:value="1" calcext:value-type="float">
            <text:p>1</text:p>
          </table:table-cell>
          <table:table-cell table:formula="of:=SIN([.A21]*[.$C$5]+[.$C$6])*[.$C$7]*[.B21]" office:value-type="float" office:value="8799.65528985616" calcext:value-type="float">
            <text:p>8799.65528985616</text:p>
          </table:table-cell>
          <table:table-cell table:formula="of:=[.C21]+([.$C$3]*[.E20])-[.F20]" office:value-type="float" office:value="340912.043966695" calcext:value-type="float">
            <text:p>340912.043966695</text:p>
          </table:table-cell>
          <table:table-cell table:formula="of:=[.D21]" office:value-type="float" office:value="340912.043966695" calcext:value-type="float">
            <text:p>340912.043966695</text:p>
          </table:table-cell>
          <table:table-cell table:formula="of:=[.E20]" office:value-type="float" office:value="-567888.9143912" calcext:value-type="float">
            <text:p>-567888.9143912</text:p>
          </table:table-cell>
          <table:table-cell/>
          <table:table-cell table:formula="of:=0.5*[.$C$3]*[.D21]-[.F21]" office:value-type="float" office:value="252927.260701257" calcext:value-type="float">
            <text:p>252927.260701257</text:p>
          </table:table-cell>
          <table:table-cell table:formula="of:=0.5*[.D21]*[.$C$4]" office:value-type="float" office:value="130461.405888662" calcext:value-type="float">
            <text:p>130461.405888662</text:p>
          </table:table-cell>
          <table:table-cell table:formula="of:=SQRT([.H21]*[.H21]+[.I21]*[.I21])" office:value-type="float" office:value="284591.597965028" calcext:value-type="float">
            <text:p>284591.5979650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64-[.$C$8]*ABS(64-[.A22]))/64" office:value-type="float" office:value="1" calcext:value-type="float">
            <text:p>1</text:p>
          </table:table-cell>
          <table:table-cell table:formula="of:=SIN([.A22]*[.$C$5]+[.$C$6])*[.$C$7]*[.B22]" office:value-type="float" office:value="3396.73236490279" calcext:value-type="float">
            <text:p>3396.73236490279</text:p>
          </table:table-cell>
          <table:table-cell table:formula="of:=[.C22]+([.$C$3]*[.E21])-[.F21]" office:value-type="float" office:value="-58637.6606237831" calcext:value-type="float">
            <text:p>-58637.6606237831</text:p>
          </table:table-cell>
          <table:table-cell table:formula="of:=[.D22]" office:value-type="float" office:value="-58637.6606237831" calcext:value-type="float">
            <text:p>-58637.6606237831</text:p>
          </table:table-cell>
          <table:table-cell table:formula="of:=[.E21]" office:value-type="float" office:value="340912.043966695" calcext:value-type="float">
            <text:p>340912.043966695</text:p>
          </table:table-cell>
          <table:table-cell/>
          <table:table-cell table:formula="of:=0.5*[.$C$3]*[.D22]-[.F22]" office:value-type="float" office:value="-286737.910534259" calcext:value-type="float">
            <text:p>-286737.910534259</text:p>
          </table:table-cell>
          <table:table-cell table:formula="of:=0.5*[.D22]*[.$C$4]" office:value-type="float" office:value="-22439.6637736516" calcext:value-type="float">
            <text:p>-22439.6637736516</text:p>
          </table:table-cell>
          <table:table-cell table:formula="of:=SQRT([.H22]*[.H22]+[.I22]*[.I22])" office:value-type="float" office:value="287614.616888341" calcext:value-type="float">
            <text:p>287614.6168883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64-[.$C$8]*ABS(64-[.A23]))/64" office:value-type="float" office:value="1" calcext:value-type="float">
            <text:p>1</text:p>
          </table:table-cell>
          <table:table-cell table:formula="of:=SIN([.A23]*[.$C$5]+[.$C$6])*[.$C$7]*[.B23]" office:value-type="float" office:value="-15475.2756211101" calcext:value-type="float">
            <text:p>-15475.2756211101</text:p>
          </table:table-cell>
          <table:table-cell table:formula="of:=[.C23]+([.$C$3]*[.E22])-[.F22]" office:value-type="float" office:value="-248039.052722932" calcext:value-type="float">
            <text:p>-248039.052722932</text:p>
          </table:table-cell>
          <table:table-cell table:formula="of:=[.D23]" office:value-type="float" office:value="-248039.052722932" calcext:value-type="float">
            <text:p>-248039.052722932</text:p>
          </table:table-cell>
          <table:table-cell table:formula="of:=[.E22]" office:value-type="float" office:value="-58637.6606237831" calcext:value-type="float">
            <text:p>-58637.6606237831</text:p>
          </table:table-cell>
          <table:table-cell/>
          <table:table-cell table:formula="of:=0.5*[.$C$3]*[.D23]-[.F23]" office:value-type="float" office:value="287795.860247067" calcext:value-type="float">
            <text:p>287795.860247067</text:p>
          </table:table-cell>
          <table:table-cell table:formula="of:=0.5*[.D23]*[.$C$4]" office:value-type="float" office:value="-94920.4468020702" calcext:value-type="float">
            <text:p>-94920.4468020702</text:p>
          </table:table-cell>
          <table:table-cell table:formula="of:=SQRT([.H23]*[.H23]+[.I23]*[.I23])" office:value-type="float" office:value="303045.126006762" calcext:value-type="float">
            <text:p>303045.1260067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64-[.$C$8]*ABS(64-[.A24]))/64" office:value-type="float" office:value="1" calcext:value-type="float">
            <text:p>1</text:p>
          </table:table-cell>
          <table:table-cell table:formula="of:=SIN([.A24]*[.$C$5]+[.$C$6])*[.$C$7]*[.B24]" office:value-type="float" office:value="27016.9280210238" calcext:value-type="float">
            <text:p>27016.9280210238</text:p>
          </table:table-cell>
          <table:table-cell table:formula="of:=[.C24]+([.$C$3]*[.E23])-[.F23]" office:value-type="float" office:value="543970.987891375" calcext:value-type="float">
            <text:p>543970.987891375</text:p>
          </table:table-cell>
          <table:table-cell table:formula="of:=[.D24]" office:value-type="float" office:value="543970.987891375" calcext:value-type="float">
            <text:p>543970.987891375</text:p>
          </table:table-cell>
          <table:table-cell table:formula="of:=[.E23]" office:value-type="float" office:value="-248039.052722932" calcext:value-type="float">
            <text:p>-248039.052722932</text:p>
          </table:table-cell>
          <table:table-cell/>
          <table:table-cell table:formula="of:=0.5*[.$C$3]*[.D24]-[.F24]" office:value-type="float" office:value="-254524.599508602" calcext:value-type="float">
            <text:p>-254524.599508602</text:p>
          </table:table-cell>
          <table:table-cell table:formula="of:=0.5*[.D24]*[.$C$4]" office:value-type="float" office:value="208168.708319047" calcext:value-type="float">
            <text:p>208168.708319047</text:p>
          </table:table-cell>
          <table:table-cell table:formula="of:=SQRT([.H24]*[.H24]+[.I24]*[.I24])" office:value-type="float" office:value="328811.470113551" calcext:value-type="float">
            <text:p>328811.4701135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64-[.$C$8]*ABS(64-[.A25]))/64" office:value-type="float" office:value="1" calcext:value-type="float">
            <text:p>1</text:p>
          </table:table-cell>
          <table:table-cell table:formula="of:=SIN([.A25]*[.$C$5]+[.$C$6])*[.$C$7]*[.B25]" office:value-type="float" office:value="-37621.2697083696" calcext:value-type="float">
            <text:p>-37621.2697083696</text:p>
          </table:table-cell>
          <table:table-cell table:formula="of:=[.C25]+([.$C$3]*[.E24])-[.F24]" office:value-type="float" office:value="-794709.521448505" calcext:value-type="float">
            <text:p>-794709.521448505</text:p>
          </table:table-cell>
          <table:table-cell table:formula="of:=[.D25]" office:value-type="float" office:value="-794709.521448505" calcext:value-type="float">
            <text:p>-794709.521448505</text:p>
          </table:table-cell>
          <table:table-cell table:formula="of:=[.E24]" office:value-type="float" office:value="543970.987891375" calcext:value-type="float">
            <text:p>543970.987891375</text:p>
          </table:table-cell>
          <table:table-cell/>
          <table:table-cell table:formula="of:=0.5*[.$C$3]*[.D25]-[.F25]" office:value-type="float" office:value="190244.859006124" calcext:value-type="float">
            <text:p>190244.859006124</text:p>
          </table:table-cell>
          <table:table-cell table:formula="of:=0.5*[.D25]*[.$C$4]" office:value-type="float" office:value="-304122.201829298" calcext:value-type="float">
            <text:p>-304122.201829298</text:p>
          </table:table-cell>
          <table:table-cell table:formula="of:=SQRT([.H25]*[.H25]+[.I25]*[.I25])" office:value-type="float" office:value="358724.713427665" calcext:value-type="float">
            <text:p>358724.7134276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64-[.$C$8]*ABS(64-[.A26]))/64" office:value-type="float" office:value="1" calcext:value-type="float">
            <text:p>1</text:p>
          </table:table-cell>
          <table:table-cell table:formula="of:=SIN([.A26]*[.$C$5]+[.$C$6])*[.$C$7]*[.B26]" office:value-type="float" office:value="46920.3993786183" calcext:value-type="float">
            <text:p>46920.3993786183</text:p>
          </table:table-cell>
          <table:table-cell table:formula="of:=[.C26]+([.$C$3]*[.E25])-[.F25]" office:value-type="float" office:value="971381.105282241" calcext:value-type="float">
            <text:p>971381.105282241</text:p>
          </table:table-cell>
          <table:table-cell table:formula="of:=[.D26]" office:value-type="float" office:value="971381.105282241" calcext:value-type="float">
            <text:p>971381.105282241</text:p>
          </table:table-cell>
          <table:table-cell table:formula="of:=[.E25]" office:value-type="float" office:value="-794709.521448505" calcext:value-type="float">
            <text:p>-794709.521448505</text:p>
          </table:table-cell>
          <table:table-cell/>
          <table:table-cell table:formula="of:=0.5*[.$C$3]*[.D26]-[.F26]" office:value-type="float" office:value="-102729.582559063" calcext:value-type="float">
            <text:p>-102729.582559063</text:p>
          </table:table-cell>
          <table:table-cell table:formula="of:=0.5*[.D26]*[.$C$4]" office:value-type="float" office:value="371731.497585882" calcext:value-type="float">
            <text:p>371731.497585882</text:p>
          </table:table-cell>
          <table:table-cell table:formula="of:=SQRT([.H26]*[.H26]+[.I26]*[.I26])" office:value-type="float" office:value="385665.234925579" calcext:value-type="float">
            <text:p>385665.2349255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64-[.$C$8]*ABS(64-[.A27]))/64" office:value-type="float" office:value="1" calcext:value-type="float">
            <text:p>1</text:p>
          </table:table-cell>
          <table:table-cell table:formula="of:=SIN([.A27]*[.$C$5]+[.$C$6])*[.$C$7]*[.B27]" office:value-type="float" office:value="-54591.6980481944" calcext:value-type="float">
            <text:p>-54591.6980481944</text:p>
          </table:table-cell>
          <table:table-cell table:formula="of:=[.C27]+([.$C$3]*[.E26])-[.F26]" office:value-type="float" office:value="-1054760.38461482" calcext:value-type="float">
            <text:p>-1054760.38461482</text:p>
          </table:table-cell>
          <table:table-cell table:formula="of:=[.D27]" office:value-type="float" office:value="-1054760.38461482" calcext:value-type="float">
            <text:p>-1054760.38461482</text:p>
          </table:table-cell>
          <table:table-cell table:formula="of:=[.E26]" office:value-type="float" office:value="971381.105282241" calcext:value-type="float">
            <text:p>971381.105282241</text:p>
          </table:table-cell>
          <table:table-cell/>
          <table:table-cell table:formula="of:=0.5*[.$C$3]*[.D27]-[.F27]" office:value-type="float" office:value="3090.40684004792" calcext:value-type="float">
            <text:p>3090.40684004792</text:p>
          </table:table-cell>
          <table:table-cell table:formula="of:=0.5*[.D27]*[.$C$4]" office:value-type="float" office:value="-403639.370001135" calcext:value-type="float">
            <text:p>-403639.370001135</text:p>
          </table:table-cell>
          <table:table-cell table:formula="of:=SQRT([.H27]*[.H27]+[.I27]*[.I27])" office:value-type="float" office:value="403651.200455727" calcext:value-type="float">
            <text:p>403651.2004557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64-[.$C$8]*ABS(64-[.A28]))/64" office:value-type="float" office:value="1" calcext:value-type="float">
            <text:p>1</text:p>
          </table:table-cell>
          <table:table-cell table:formula="of:=SIN([.A28]*[.$C$5]+[.$C$6])*[.$C$7]*[.B28]" office:value-type="float" office:value="60369.0218232876" calcext:value-type="float">
            <text:p>60369.0218232876</text:p>
          </table:table-cell>
          <table:table-cell table:formula="of:=[.C28]+([.$C$3]*[.E27])-[.F27]" office:value-type="float" office:value="1037930.94078562" calcext:value-type="float">
            <text:p>1037930.94078562</text:p>
          </table:table-cell>
          <table:table-cell table:formula="of:=[.D28]" office:value-type="float" office:value="1037930.94078562" calcext:value-type="float">
            <text:p>1037930.94078562</text:p>
          </table:table-cell>
          <table:table-cell table:formula="of:=[.E27]" office:value-type="float" office:value="-1054760.38461482" calcext:value-type="float">
            <text:p>-1054760.38461482</text:p>
          </table:table-cell>
          <table:table-cell/>
          <table:table-cell table:formula="of:=0.5*[.$C$3]*[.D28]-[.F28]" office:value-type="float" office:value="95837.2508878877" calcext:value-type="float">
            <text:p>95837.2508878877</text:p>
          </table:table-cell>
          <table:table-cell table:formula="of:=0.5*[.D28]*[.$C$4]" office:value-type="float" office:value="397199.019942701" calcext:value-type="float">
            <text:p>397199.019942701</text:p>
          </table:table-cell>
          <table:table-cell table:formula="of:=SQRT([.H28]*[.H28]+[.I28]*[.I28])" office:value-type="float" office:value="408597.40589141" calcext:value-type="float">
            <text:p>408597.405891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64-[.$C$8]*ABS(64-[.A29]))/64" office:value-type="float" office:value="1" calcext:value-type="float">
            <text:p>1</text:p>
          </table:table-cell>
          <table:table-cell table:formula="of:=SIN([.A29]*[.$C$5]+[.$C$6])*[.$C$7]*[.B29]" office:value-type="float" office:value="-64051.9353523966" calcext:value-type="float">
            <text:p>-64051.9353523966</text:p>
          </table:table-cell>
          <table:table-cell table:formula="of:=[.C29]+([.$C$3]*[.E28])-[.F28]" office:value-type="float" office:value="-927137.818191446" calcext:value-type="float">
            <text:p>-927137.818191446</text:p>
          </table:table-cell>
          <table:table-cell table:formula="of:=[.D29]" office:value-type="float" office:value="-927137.818191446" calcext:value-type="float">
            <text:p>-927137.818191446</text:p>
          </table:table-cell>
          <table:table-cell table:formula="of:=[.E28]" office:value-type="float" office:value="1037930.94078562" calcext:value-type="float">
            <text:p>1037930.94078562</text:p>
          </table:table-cell>
          <table:table-cell/>
          <table:table-cell table:formula="of:=0.5*[.$C$3]*[.D29]-[.F29]" office:value-type="float" office:value="-181367.303378342" calcext:value-type="float">
            <text:p>-181367.303378342</text:p>
          </table:table-cell>
          <table:table-cell table:formula="of:=0.5*[.D29]*[.$C$4]" office:value-type="float" office:value="-354800.322706168" calcext:value-type="float">
            <text:p>-354800.322706168</text:p>
          </table:table-cell>
          <table:table-cell table:formula="of:=SQRT([.H29]*[.H29]+[.I29]*[.I29])" office:value-type="float" office:value="398468.778861196" calcext:value-type="float">
            <text:p>398468.7788611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64-[.$C$8]*ABS(64-[.A30]))/64" office:value-type="float" office:value="1" calcext:value-type="float">
            <text:p>1</text:p>
          </table:table-cell>
          <table:table-cell table:formula="of:=SIN([.A30]*[.$C$5]+[.$C$6])*[.$C$7]*[.B30]" office:value-type="float" office:value="65512.6656221869" calcext:value-type="float">
            <text:p>65512.6656221869</text:p>
          </table:table-cell>
          <table:table-cell table:formula="of:=[.C30]+([.$C$3]*[.E29])-[.F29]" office:value-type="float" office:value="740708.999651127" calcext:value-type="float">
            <text:p>740708.999651127</text:p>
          </table:table-cell>
          <table:table-cell table:formula="of:=[.D30]" office:value-type="float" office:value="740708.999651127" calcext:value-type="float">
            <text:p>740708.999651127</text:p>
          </table:table-cell>
          <table:table-cell table:formula="of:=[.E29]" office:value-type="float" office:value="-927137.818191446" calcext:value-type="float">
            <text:p>-927137.818191446</text:p>
          </table:table-cell>
          <table:table-cell/>
          <table:table-cell table:formula="of:=0.5*[.$C$3]*[.D30]-[.F30]" office:value-type="float" office:value="242811.947158465" calcext:value-type="float">
            <text:p>242811.947158465</text:p>
          </table:table-cell>
          <table:table-cell table:formula="of:=0.5*[.D30]*[.$C$4]" office:value-type="float" office:value="283457.094458977" calcext:value-type="float">
            <text:p>283457.094458977</text:p>
          </table:table-cell>
          <table:table-cell table:formula="of:=SQRT([.H30]*[.H30]+[.I30]*[.I30])" office:value-type="float" office:value="373236.608710897" calcext:value-type="float">
            <text:p>373236.6087108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64-[.$C$8]*ABS(64-[.A31]))/64" office:value-type="float" office:value="1" calcext:value-type="float">
            <text:p>1</text:p>
          </table:table-cell>
          <table:table-cell table:formula="of:=SIN([.A31]*[.$C$5]+[.$C$6])*[.$C$7]*[.B31]" office:value-type="float" office:value="-64700.5348454214" calcext:value-type="float">
            <text:p>-64700.5348454214</text:p>
          </table:table-cell>
          <table:table-cell table:formula="of:=[.C31]+([.$C$3]*[.E30])-[.F30]" office:value-type="float" office:value="-506214.458719937" calcext:value-type="float">
            <text:p>-506214.458719937</text:p>
          </table:table-cell>
          <table:table-cell table:formula="of:=[.D31]" office:value-type="float" office:value="-506214.458719937" calcext:value-type="float">
            <text:p>-506214.458719937</text:p>
          </table:table-cell>
          <table:table-cell table:formula="of:=[.E30]" office:value-type="float" office:value="740708.999651127" calcext:value-type="float">
            <text:p>740708.999651127</text:p>
          </table:table-cell>
          <table:table-cell/>
          <table:table-cell table:formula="of:=0.5*[.$C$3]*[.D31]-[.F31]" office:value-type="float" office:value="-273027.831262231" calcext:value-type="float">
            <text:p>-273027.831262231</text:p>
          </table:table-cell>
          <table:table-cell table:formula="of:=0.5*[.D31]*[.$C$4]" office:value-type="float" office:value="-193719.908505852" calcext:value-type="float">
            <text:p>-193719.908505852</text:p>
          </table:table-cell>
          <table:table-cell table:formula="of:=SQRT([.H31]*[.H31]+[.I31]*[.I31])" office:value-type="float" office:value="334770.965878573" calcext:value-type="float">
            <text:p>334770.9658785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64-[.$C$8]*ABS(64-[.A32]))/64" office:value-type="float" office:value="1" calcext:value-type="float">
            <text:p>1</text:p>
          </table:table-cell>
          <table:table-cell table:formula="of:=SIN([.A32]*[.$C$5]+[.$C$6])*[.$C$7]*[.B32]" office:value-type="float" office:value="61643.718648747" calcext:value-type="float">
            <text:p>61643.718648747</text:p>
          </table:table-cell>
          <table:table-cell table:formula="of:=[.C32]+([.$C$3]*[.E31])-[.F31]" office:value-type="float" office:value="256297.055775412" calcext:value-type="float">
            <text:p>256297.055775412</text:p>
          </table:table-cell>
          <table:table-cell table:formula="of:=[.D32]" office:value-type="float" office:value="256297.055775412" calcext:value-type="float">
            <text:p>256297.055775412</text:p>
          </table:table-cell>
          <table:table-cell table:formula="of:=[.E31]" office:value-type="float" office:value="-506214.458719937" calcext:value-type="float">
            <text:p>-506214.458719937</text:p>
          </table:table-cell>
          <table:table-cell/>
          <table:table-cell table:formula="of:=0.5*[.$C$3]*[.D32]-[.F32]" office:value-type="float" office:value="269426.859245236" calcext:value-type="float">
            <text:p>269426.859245236</text:p>
          </table:table-cell>
          <table:table-cell table:formula="of:=0.5*[.D32]*[.$C$4]" office:value-type="float" office:value="98080.6481124253" calcext:value-type="float">
            <text:p>98080.6481124253</text:p>
          </table:table-cell>
          <table:table-cell table:formula="of:=SQRT([.H32]*[.H32]+[.I32]*[.I32])" office:value-type="float" office:value="286723.989259541" calcext:value-type="float">
            <text:p>286723.9892595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64-[.$C$8]*ABS(64-[.A33]))/64" office:value-type="float" office:value="1" calcext:value-type="float">
            <text:p>1</text:p>
          </table:table-cell>
          <table:table-cell table:formula="of:=SIN([.A33]*[.$C$5]+[.$C$6])*[.$C$7]*[.B33]" office:value-type="float" office:value="-56448.2685627176" calcext:value-type="float">
            <text:p>-56448.2685627176</text:p>
          </table:table-cell>
          <table:table-cell table:formula="of:=[.C33]+([.$C$3]*[.E32])-[.F32]" office:value-type="float" office:value="-23809.0087921824" calcext:value-type="float">
            <text:p>-23809.0087921824</text:p>
          </table:table-cell>
          <table:table-cell table:formula="of:=[.D33]" office:value-type="float" office:value="-23809.0087921824" calcext:value-type="float">
            <text:p>-23809.0087921824</text:p>
          </table:table-cell>
          <table:table-cell table:formula="of:=[.E32]" office:value-type="float" office:value="256297.055775412" calcext:value-type="float">
            <text:p>256297.055775412</text:p>
          </table:table-cell>
          <table:table-cell/>
          <table:table-cell table:formula="of:=0.5*[.$C$3]*[.D33]-[.F33]" office:value-type="float" office:value="-234300.400290173" calcext:value-type="float">
            <text:p>-234300.400290173</text:p>
          </table:table-cell>
          <table:table-cell table:formula="of:=0.5*[.D33]*[.$C$4]" office:value-type="float" office:value="-9111.31423724967" calcext:value-type="float">
            <text:p>-9111.31423724967</text:p>
          </table:table-cell>
          <table:table-cell table:formula="of:=SQRT([.H33]*[.H33]+[.I33]*[.I33])" office:value-type="float" office:value="234477.490653719" calcext:value-type="float">
            <text:p>234477.4906537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64-[.$C$8]*ABS(64-[.A34]))/64" office:value-type="float" office:value="1" calcext:value-type="float">
            <text:p>1</text:p>
          </table:table-cell>
          <table:table-cell table:formula="of:=SIN([.A34]*[.$C$5]+[.$C$6])*[.$C$7]*[.B34]" office:value-type="float" office:value="49294.4327272572" calcext:value-type="float">
            <text:p>49294.4327272572</text:p>
          </table:table-cell>
          <table:table-cell table:formula="of:=[.C34]+([.$C$3]*[.E33])-[.F33]" office:value-type="float" office:value="-163009.312077676" calcext:value-type="float">
            <text:p>-163009.312077676</text:p>
          </table:table-cell>
          <table:table-cell table:formula="of:=[.D34]" office:value-type="float" office:value="-163009.312077676" calcext:value-type="float">
            <text:p>-163009.312077676</text:p>
          </table:table-cell>
          <table:table-cell table:formula="of:=[.E33]" office:value-type="float" office:value="-23809.0087921824" calcext:value-type="float">
            <text:p>-23809.0087921824</text:p>
          </table:table-cell>
          <table:table-cell/>
          <table:table-cell table:formula="of:=0.5*[.$C$3]*[.D34]-[.F34]" office:value-type="float" office:value="174409.972904382" calcext:value-type="float">
            <text:p>174409.972904382</text:p>
          </table:table-cell>
          <table:table-cell table:formula="of:=0.5*[.D34]*[.$C$4]" office:value-type="float" office:value="-62380.9701151975" calcext:value-type="float">
            <text:p>-62380.9701151975</text:p>
          </table:table-cell>
          <table:table-cell table:formula="of:=SQRT([.H34]*[.H34]+[.I34]*[.I34])" office:value-type="float" office:value="185230.192142157" calcext:value-type="float">
            <text:p>185230.1921421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64-[.$C$8]*ABS(64-[.A35]))/64" office:value-type="float" office:value="1" calcext:value-type="float">
            <text:p>1</text:p>
          </table:table-cell>
          <table:table-cell table:formula="of:=SIN([.A35]*[.$C$5]+[.$C$6])*[.$C$7]*[.B35]" office:value-type="float" office:value="-40430.402460021" calcext:value-type="float">
            <text:p>-40430.402460021</text:p>
          </table:table-cell>
          <table:table-cell table:formula="of:=[.C35]+([.$C$3]*[.E34])-[.F34]" office:value-type="float" office:value="284580.534556561" calcext:value-type="float">
            <text:p>284580.534556561</text:p>
          </table:table-cell>
          <table:table-cell table:formula="of:=[.D35]" office:value-type="float" office:value="284580.534556561" calcext:value-type="float">
            <text:p>284580.534556561</text:p>
          </table:table-cell>
          <table:table-cell table:formula="of:=[.E34]" office:value-type="float" office:value="-163009.312077676" calcext:value-type="float">
            <text:p>-163009.312077676</text:p>
          </table:table-cell>
          <table:table-cell/>
          <table:table-cell table:formula="of:=0.5*[.$C$3]*[.D35]-[.F35]" office:value-type="float" office:value="-99908.8140436141" calcext:value-type="float">
            <text:p>-99908.8140436141</text:p>
          </table:table-cell>
          <table:table-cell table:formula="of:=0.5*[.D35]*[.$C$4]" office:value-type="float" office:value="108904.268076909" calcext:value-type="float">
            <text:p>108904.268076909</text:p>
          </table:table-cell>
          <table:table-cell table:formula="of:=SQRT([.H35]*[.H35]+[.I35]*[.I35])" office:value-type="float" office:value="147790.090090536" calcext:value-type="float">
            <text:p>147790.0900905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64-[.$C$8]*ABS(64-[.A36]))/64" office:value-type="float" office:value="1" calcext:value-type="float">
            <text:p>1</text:p>
          </table:table-cell>
          <table:table-cell table:formula="of:=SIN([.A36]*[.$C$5]+[.$C$6])*[.$C$7]*[.B36]" office:value-type="float" office:value="30163.7016408361" calcext:value-type="float">
            <text:p>30163.7016408361</text:p>
          </table:table-cell>
          <table:table-cell table:formula="of:=[.C36]+([.$C$3]*[.E35])-[.F35]" office:value-type="float" office:value="-332663.238524068" calcext:value-type="float">
            <text:p>-332663.238524068</text:p>
          </table:table-cell>
          <table:table-cell table:formula="of:=[.D36]" office:value-type="float" office:value="-332663.238524068" calcext:value-type="float">
            <text:p>-332663.238524068</text:p>
          </table:table-cell>
          <table:table-cell table:formula="of:=[.E35]" office:value-type="float" office:value="284580.534556561" calcext:value-type="float">
            <text:p>284580.534556561</text:p>
          </table:table-cell>
          <table:table-cell/>
          <table:table-cell table:formula="of:=0.5*[.$C$3]*[.D36]-[.F36]" office:value-type="float" office:value="22760.2167652919" calcext:value-type="float">
            <text:p>22760.2167652919</text:p>
          </table:table-cell>
          <table:table-cell table:formula="of:=0.5*[.D36]*[.$C$4]" office:value-type="float" office:value="-127304.724351614" calcext:value-type="float">
            <text:p>-127304.724351614</text:p>
          </table:table-cell>
          <table:table-cell table:formula="of:=SQRT([.H36]*[.H36]+[.I36]*[.I36])" office:value-type="float" office:value="129323.316959639" calcext:value-type="float">
            <text:p>129323.3169596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64-[.$C$8]*ABS(64-[.A37]))/64" office:value-type="float" office:value="1" calcext:value-type="float">
            <text:p>1</text:p>
          </table:table-cell>
          <table:table-cell table:formula="of:=SIN([.A37]*[.$C$5]+[.$C$6])*[.$C$7]*[.B37]" office:value-type="float" office:value="-18850.5176442636" calcext:value-type="float">
            <text:p>-18850.5176442636</text:p>
          </table:table-cell>
          <table:table-cell table:formula="of:=[.C37]+([.$C$3]*[.E36])-[.F36]" office:value-type="float" office:value="311250.450442881" calcext:value-type="float">
            <text:p>311250.450442881</text:p>
          </table:table-cell>
          <table:table-cell table:formula="of:=[.D37]" office:value-type="float" office:value="311250.450442881" calcext:value-type="float">
            <text:p>311250.450442881</text:p>
          </table:table-cell>
          <table:table-cell table:formula="of:=[.E36]" office:value-type="float" office:value="-332663.238524068" calcext:value-type="float">
            <text:p>-332663.238524068</text:p>
          </table:table-cell>
          <table:table-cell/>
          <table:table-cell table:formula="of:=0.5*[.$C$3]*[.D37]-[.F37]" office:value-type="float" office:value="45105.3234601858" calcext:value-type="float">
            <text:p>45105.3234601858</text:p>
          </table:table-cell>
          <table:table-cell table:formula="of:=0.5*[.D37]*[.$C$4]" office:value-type="float" office:value="119110.40418456" calcext:value-type="float">
            <text:p>119110.40418456</text:p>
          </table:table-cell>
          <table:table-cell table:formula="of:=SQRT([.H37]*[.H37]+[.I37]*[.I37])" office:value-type="float" office:value="127364.746258363" calcext:value-type="float">
            <text:p>127364.7462583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64-[.$C$8]*ABS(64-[.A38]))/64" office:value-type="float" office:value="1" calcext:value-type="float">
            <text:p>1</text:p>
          </table:table-cell>
          <table:table-cell table:formula="of:=SIN([.A38]*[.$C$5]+[.$C$6])*[.$C$7]*[.B38]" office:value-type="float" office:value="6883.34396715893" calcext:value-type="float">
            <text:p>6883.34396715893</text:p>
          </table:table-cell>
          <table:table-cell table:formula="of:=[.C38]+([.$C$3]*[.E37])-[.F37]" office:value-type="float" office:value="-235569.247636538" calcext:value-type="float">
            <text:p>-235569.247636538</text:p>
          </table:table-cell>
          <table:table-cell table:formula="of:=[.D38]" office:value-type="float" office:value="-235569.247636538" calcext:value-type="float">
            <text:p>-235569.247636538</text:p>
          </table:table-cell>
          <table:table-cell table:formula="of:=[.E37]" office:value-type="float" office:value="311250.450442881" calcext:value-type="float">
            <text:p>311250.450442881</text:p>
          </table:table-cell>
          <table:table-cell/>
          <table:table-cell table:formula="of:=0.5*[.$C$3]*[.D38]-[.F38]" office:value-type="float" office:value="-93612.8482895583" calcext:value-type="float">
            <text:p>-93612.8482895583</text:p>
          </table:table-cell>
          <table:table-cell table:formula="of:=0.5*[.D38]*[.$C$4]" office:value-type="float" office:value="-90148.458450472" calcext:value-type="float">
            <text:p>-90148.458450472</text:p>
          </table:table-cell>
          <table:table-cell table:formula="of:=SQRT([.H38]*[.H38]+[.I38]*[.I38])" office:value-type="float" office:value="129961.955686579" calcext:value-type="float">
            <text:p>129961.9556865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64-[.$C$8]*ABS(64-[.A39]))/64" office:value-type="float" office:value="1" calcext:value-type="float">
            <text:p>1</text:p>
          </table:table-cell>
          <table:table-cell table:formula="of:=SIN([.A39]*[.$C$5]+[.$C$6])*[.$C$7]*[.B39]" office:value-type="float" office:value="5322.63672877816" calcext:value-type="float">
            <text:p>5322.63672877816</text:p>
          </table:table-cell>
          <table:table-cell table:formula="of:=[.C39]+([.$C$3]*[.E38])-[.F38]" office:value-type="float" office:value="129347.390592543" calcext:value-type="float">
            <text:p>129347.390592543</text:p>
          </table:table-cell>
          <table:table-cell table:formula="of:=[.D39]" office:value-type="float" office:value="129347.390592543" calcext:value-type="float">
            <text:p>129347.390592543</text:p>
          </table:table-cell>
          <table:table-cell table:formula="of:=[.E38]" office:value-type="float" office:value="-235569.247636538" calcext:value-type="float">
            <text:p>-235569.247636538</text:p>
          </table:table-cell>
          <table:table-cell/>
          <table:table-cell table:formula="of:=0.5*[.$C$3]*[.D39]-[.F39]" office:value-type="float" office:value="116067.843205411" calcext:value-type="float">
            <text:p>116067.843205411</text:p>
          </table:table-cell>
          <table:table-cell table:formula="of:=0.5*[.D39]*[.$C$4]" office:value-type="float" office:value="49499.1090029708" calcext:value-type="float">
            <text:p>49499.1090029708</text:p>
          </table:table-cell>
          <table:table-cell table:formula="of:=SQRT([.H39]*[.H39]+[.I39]*[.I39])" office:value-type="float" office:value="126182.035244498" calcext:value-type="float">
            <text:p>126182.0352444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64-[.$C$8]*ABS(64-[.A40]))/64" office:value-type="float" office:value="1" calcext:value-type="float">
            <text:p>1</text:p>
          </table:table-cell>
          <table:table-cell table:formula="of:=SIN([.A40]*[.$C$5]+[.$C$6])*[.$C$7]*[.B40]" office:value-type="float" office:value="-17343.9567400841" calcext:value-type="float">
            <text:p>-17343.9567400841</text:p>
          </table:table-cell>
          <table:table-cell table:formula="of:=[.C40]+([.$C$3]*[.E39])-[.F39]" office:value-type="float" office:value="-20777.5179658003" calcext:value-type="float">
            <text:p>-20777.5179658003</text:p>
          </table:table-cell>
          <table:table-cell table:formula="of:=[.D40]" office:value-type="float" office:value="-20777.5179658003" calcext:value-type="float">
            <text:p>-20777.5179658003</text:p>
          </table:table-cell>
          <table:table-cell table:formula="of:=[.E39]" office:value-type="float" office:value="129347.390592543" calcext:value-type="float">
            <text:p>129347.390592543</text:p>
          </table:table-cell>
          <table:table-cell/>
          <table:table-cell table:formula="of:=0.5*[.$C$3]*[.D40]-[.F40]" office:value-type="float" office:value="-110151.467380395" calcext:value-type="float">
            <text:p>-110151.467380395</text:p>
          </table:table-cell>
          <table:table-cell table:formula="of:=0.5*[.D40]*[.$C$4]" office:value-type="float" office:value="-7951.21279129714" calcext:value-type="float">
            <text:p>-7951.21279129714</text:p>
          </table:table-cell>
          <table:table-cell table:formula="of:=SQRT([.H40]*[.H40]+[.I40]*[.I40])" office:value-type="float" office:value="110438.071111853" calcext:value-type="float">
            <text:p>110438.0711118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64-[.$C$8]*ABS(64-[.A41]))/64" office:value-type="float" office:value="1" calcext:value-type="float">
            <text:p>1</text:p>
          </table:table-cell>
          <table:table-cell table:formula="of:=SIN([.A41]*[.$C$5]+[.$C$6])*[.$C$7]*[.B41]" office:value-type="float" office:value="28763.5548813766" calcext:value-type="float">
            <text:p>28763.5548813766</text:p>
          </table:table-cell>
          <table:table-cell table:formula="of:=[.C41]+([.$C$3]*[.E40])-[.F40]" office:value-type="float" office:value="-62191.9892868708" calcext:value-type="float">
            <text:p>-62191.9892868708</text:p>
          </table:table-cell>
          <table:table-cell table:formula="of:=[.D41]" office:value-type="float" office:value="-62191.9892868708" calcext:value-type="float">
            <text:p>-62191.9892868708</text:p>
          </table:table-cell>
          <table:table-cell table:formula="of:=[.E40]" office:value-type="float" office:value="-20777.5179658003" calcext:value-type="float">
            <text:p>-20777.5179658003</text:p>
          </table:table-cell>
          <table:table-cell/>
          <table:table-cell table:formula="of:=0.5*[.$C$3]*[.D41]-[.F41]" office:value-type="float" office:value="78235.4228381012" calcext:value-type="float">
            <text:p>78235.4228381012</text:p>
          </table:table-cell>
          <table:table-cell table:formula="of:=0.5*[.D41]*[.$C$4]" office:value-type="float" office:value="-23799.8466201752" calcext:value-type="float">
            <text:p>-23799.8466201752</text:p>
          </table:table-cell>
          <table:table-cell table:formula="of:=SQRT([.H41]*[.H41]+[.I41]*[.I41])" office:value-type="float" office:value="81775.3880198704" calcext:value-type="float">
            <text:p>81775.38801987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64-[.$C$8]*ABS(64-[.A42]))/64" office:value-type="float" office:value="1" calcext:value-type="float">
            <text:p>1</text:p>
          </table:table-cell>
          <table:table-cell table:formula="of:=SIN([.A42]*[.$C$5]+[.$C$6])*[.$C$7]*[.B42]" office:value-type="float" office:value="-39185.2457809257" calcext:value-type="float">
            <text:p>-39185.2457809257</text:p>
          </table:table-cell>
          <table:table-cell table:formula="of:=[.C42]+([.$C$3]*[.E41])-[.F41]" office:value-type="float" office:value="96508.0819294765" calcext:value-type="float">
            <text:p>96508.0819294765</text:p>
          </table:table-cell>
          <table:table-cell table:formula="of:=[.D42]" office:value-type="float" office:value="96508.0819294765" calcext:value-type="float">
            <text:p>96508.0819294765</text:p>
          </table:table-cell>
          <table:table-cell table:formula="of:=[.E41]" office:value-type="float" office:value="-62191.9892868708" calcext:value-type="float">
            <text:p>-62191.9892868708</text:p>
          </table:table-cell>
          <table:table-cell/>
          <table:table-cell table:formula="of:=0.5*[.$C$3]*[.D42]-[.F42]" office:value-type="float" office:value="-26969.8505979118" calcext:value-type="float">
            <text:p>-26969.8505979118</text:p>
          </table:table-cell>
          <table:table-cell table:formula="of:=0.5*[.D42]*[.$C$4]" office:value-type="float" office:value="36932.0482246374" calcext:value-type="float">
            <text:p>36932.0482246374</text:p>
          </table:table-cell>
          <table:table-cell table:formula="of:=SQRT([.H42]*[.H42]+[.I42]*[.I42])" office:value-type="float" office:value="45731.2696887002" calcext:value-type="float">
            <text:p>45731.26968870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64-[.$C$8]*ABS(64-[.A43]))/64" office:value-type="float" office:value="1" calcext:value-type="float">
            <text:p>1</text:p>
          </table:table-cell>
          <table:table-cell table:formula="of:=SIN([.A43]*[.$C$5]+[.$C$6])*[.$C$7]*[.B43]" office:value-type="float" office:value="48247.4649220089" calcext:value-type="float">
            <text:p>48247.4649220089</text:p>
          </table:table-cell>
          <table:table-cell table:formula="of:=[.C43]+([.$C$3]*[.E42])-[.F42]" office:value-type="float" office:value="-67884.2255606855" calcext:value-type="float">
            <text:p>-67884.2255606855</text:p>
          </table:table-cell>
          <table:table-cell table:formula="of:=[.D43]" office:value-type="float" office:value="-67884.2255606855" calcext:value-type="float">
            <text:p>-67884.2255606855</text:p>
          </table:table-cell>
          <table:table-cell table:formula="of:=[.E42]" office:value-type="float" office:value="96508.0819294765" calcext:value-type="float">
            <text:p>96508.0819294765</text:p>
          </table:table-cell>
          <table:table-cell/>
          <table:table-cell table:formula="of:=0.5*[.$C$3]*[.D43]-[.F43]" office:value-type="float" office:value="-33791.2365717238" calcext:value-type="float">
            <text:p>-33791.2365717238</text:p>
          </table:table-cell>
          <table:table-cell table:formula="of:=0.5*[.D43]*[.$C$4]" office:value-type="float" office:value="-25978.171381869" calcext:value-type="float">
            <text:p>-25978.171381869</text:p>
          </table:table-cell>
          <table:table-cell table:formula="of:=SQRT([.H43]*[.H43]+[.I43]*[.I43])" office:value-type="float" office:value="42622.917044613" calcext:value-type="float">
            <text:p>42622.9170446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64-[.$C$8]*ABS(64-[.A44]))/64" office:value-type="float" office:value="1" calcext:value-type="float">
            <text:p>1</text:p>
          </table:table-cell>
          <table:table-cell table:formula="of:=SIN([.A44]*[.$C$5]+[.$C$6])*[.$C$7]*[.B44]" office:value-type="float" office:value="-55635.8125670257" calcext:value-type="float">
            <text:p>-55635.8125670257</text:p>
          </table:table-cell>
          <table:table-cell table:formula="of:=[.C44]+([.$C$3]*[.E43])-[.F43]" office:value-type="float" office:value="-26710.2037809967" calcext:value-type="float">
            <text:p>-26710.2037809967</text:p>
          </table:table-cell>
          <table:table-cell table:formula="of:=[.D44]" office:value-type="float" office:value="-26710.2037809967" calcext:value-type="float">
            <text:p>-26710.2037809967</text:p>
          </table:table-cell>
          <table:table-cell table:formula="of:=[.E43]" office:value-type="float" office:value="-67884.2255606855" calcext:value-type="float">
            <text:p>-67884.2255606855</text:p>
          </table:table-cell>
          <table:table-cell/>
          <table:table-cell table:formula="of:=0.5*[.$C$3]*[.D44]-[.F44]" office:value-type="float" office:value="92561.2356638544" calcext:value-type="float">
            <text:p>92561.2356638544</text:p>
          </table:table-cell>
          <table:table-cell table:formula="of:=0.5*[.D44]*[.$C$4]" office:value-type="float" office:value="-10221.5536192142" calcext:value-type="float">
            <text:p>-10221.5536192142</text:p>
          </table:table-cell>
          <table:table-cell table:formula="of:=SQRT([.H44]*[.H44]+[.I44]*[.I44])" office:value-type="float" office:value="93123.9094218561" calcext:value-type="float">
            <text:p>93123.90942185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64-[.$C$8]*ABS(64-[.A45]))/64" office:value-type="float" office:value="1" calcext:value-type="float">
            <text:p>1</text:p>
          </table:table-cell>
          <table:table-cell table:formula="of:=SIN([.A45]*[.$C$5]+[.$C$6])*[.$C$7]*[.B45]" office:value-type="float" office:value="61093.9613722283" calcext:value-type="float">
            <text:p>61093.9613722283</text:p>
          </table:table-cell>
          <table:table-cell table:formula="of:=[.C45]+([.$C$3]*[.E44])-[.F44]" office:value-type="float" office:value="178332.207139252" calcext:value-type="float">
            <text:p>178332.207139252</text:p>
          </table:table-cell>
          <table:table-cell table:formula="of:=[.D45]" office:value-type="float" office:value="178332.207139252" calcext:value-type="float">
            <text:p>178332.207139252</text:p>
          </table:table-cell>
          <table:table-cell table:formula="of:=[.E44]" office:value-type="float" office:value="-26710.2037809967" calcext:value-type="float">
            <text:p>-26710.2037809967</text:p>
          </table:table-cell>
          <table:table-cell/>
          <table:table-cell table:formula="of:=0.5*[.$C$3]*[.D45]-[.F45]" office:value-type="float" office:value="-138047.26918245" calcext:value-type="float">
            <text:p>-138047.26918245</text:p>
          </table:table-cell>
          <table:table-cell table:formula="of:=0.5*[.D45]*[.$C$4]" office:value-type="float" office:value="68244.7888549451" calcext:value-type="float">
            <text:p>68244.7888549451</text:p>
          </table:table-cell>
          <table:table-cell table:formula="of:=SQRT([.H45]*[.H45]+[.I45]*[.I45])" office:value-type="float" office:value="153994.804245429" calcext:value-type="float">
            <text:p>153994.8042454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64-[.$C$8]*ABS(64-[.A46]))/64" office:value-type="float" office:value="1" calcext:value-type="float">
            <text:p>1</text:p>
          </table:table-cell>
          <table:table-cell table:formula="of:=SIN([.A46]*[.$C$5]+[.$C$6])*[.$C$7]*[.B46]" office:value-type="float" office:value="-64432.5492701777" calcext:value-type="float">
            <text:p>-64432.5492701777</text:p>
          </table:table-cell>
          <table:table-cell table:formula="of:=[.C46]+([.$C$3]*[.E45])-[.F45]" office:value-type="float" office:value="-367237.291416075" calcext:value-type="float">
            <text:p>-367237.291416075</text:p>
          </table:table-cell>
          <table:table-cell table:formula="of:=[.D46]" office:value-type="float" office:value="-367237.291416075" calcext:value-type="float">
            <text:p>-367237.291416075</text:p>
          </table:table-cell>
          <table:table-cell table:formula="of:=[.E45]" office:value-type="float" office:value="178332.207139252" calcext:value-type="float">
            <text:p>178332.207139252</text:p>
          </table:table-cell>
          <table:table-cell/>
          <table:table-cell table:formula="of:=0.5*[.$C$3]*[.D46]-[.F46]" office:value-type="float" office:value="160950.803385076" calcext:value-type="float">
            <text:p>160950.803385076</text:p>
          </table:table-cell>
          <table:table-cell table:formula="of:=0.5*[.D46]*[.$C$4]" office:value-type="float" office:value="-140535.643080905" calcext:value-type="float">
            <text:p>-140535.643080905</text:p>
          </table:table-cell>
          <table:table-cell table:formula="of:=SQRT([.H46]*[.H46]+[.I46]*[.I46])" office:value-type="float" office:value="213671.30852425" calcext:value-type="float">
            <text:p>213671.308524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64-[.$C$8]*ABS(64-[.A47]))/64" office:value-type="float" office:value="1" calcext:value-type="float">
            <text:p>1</text:p>
          </table:table-cell>
          <table:table-cell table:formula="of:=SIN([.A47]*[.$C$5]+[.$C$6])*[.$C$7]*[.B47]" office:value-type="float" office:value="65535.7490950632" calcext:value-type="float">
            <text:p>65535.7490950632</text:p>
          </table:table-cell>
          <table:table-cell table:formula="of:=[.C47]+([.$C$3]*[.E46])-[.F46]" office:value-type="float" office:value="565769.563004468" calcext:value-type="float">
            <text:p>565769.563004468</text:p>
          </table:table-cell>
          <table:table-cell table:formula="of:=[.D47]" office:value-type="float" office:value="565769.563004468" calcext:value-type="float">
            <text:p>565769.563004468</text:p>
          </table:table-cell>
          <table:table-cell table:formula="of:=[.E46]" office:value-type="float" office:value="-367237.291416075" calcext:value-type="float">
            <text:p>-367237.291416075</text:p>
          </table:table-cell>
          <table:table-cell/>
          <table:table-cell table:formula="of:=0.5*[.$C$3]*[.D47]-[.F47]" office:value-type="float" office:value="-155465.617809192" calcext:value-type="float">
            <text:p>-155465.617809192</text:p>
          </table:table-cell>
          <table:table-cell table:formula="of:=0.5*[.D47]*[.$C$4]" office:value-type="float" office:value="216510.662808345" calcext:value-type="float">
            <text:p>216510.662808345</text:p>
          </table:table-cell>
          <table:table-cell table:formula="of:=SQRT([.H47]*[.H47]+[.I47]*[.I47])" office:value-type="float" office:value="266545.353421332" calcext:value-type="float">
            <text:p>266545.3534213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64-[.$C$8]*ABS(64-[.A48]))/64" office:value-type="float" office:value="1" calcext:value-type="float">
            <text:p>1</text:p>
          </table:table-cell>
          <table:table-cell table:formula="of:=SIN([.A48]*[.$C$5]+[.$C$6])*[.$C$7]*[.B48]" office:value-type="float" office:value="-64365.2870278491" calcext:value-type="float">
            <text:p>-64365.2870278491</text:p>
          </table:table-cell>
          <table:table-cell table:formula="of:=[.C48]+([.$C$3]*[.E47])-[.F47]" office:value-type="float" office:value="-742533.814062308" calcext:value-type="float">
            <text:p>-742533.814062308</text:p>
          </table:table-cell>
          <table:table-cell table:formula="of:=[.D48]" office:value-type="float" office:value="-742533.814062308" calcext:value-type="float">
            <text:p>-742533.814062308</text:p>
          </table:table-cell>
          <table:table-cell table:formula="of:=[.E47]" office:value-type="float" office:value="565769.563004468" calcext:value-type="float">
            <text:p>565769.563004468</text:p>
          </table:table-cell>
          <table:table-cell/>
          <table:table-cell table:formula="of:=0.5*[.$C$3]*[.D48]-[.F48]" office:value-type="float" office:value="120242.216680889" calcext:value-type="float">
            <text:p>120242.216680889</text:p>
          </table:table-cell>
          <table:table-cell table:formula="of:=0.5*[.D48]*[.$C$4]" office:value-type="float" office:value="-284155.420780331" calcext:value-type="float">
            <text:p>-284155.420780331</text:p>
          </table:table-cell>
          <table:table-cell table:formula="of:=SQRT([.H48]*[.H48]+[.I48]*[.I48])" office:value-type="float" office:value="308549.013661008" calcext:value-type="float">
            <text:p>308549.0136610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64-[.$C$8]*ABS(64-[.A49]))/64" office:value-type="float" office:value="1" calcext:value-type="float">
            <text:p>1</text:p>
          </table:table-cell>
          <table:table-cell table:formula="of:=SIN([.A49]*[.$C$5]+[.$C$6])*[.$C$7]*[.B49]" office:value-type="float" office:value="60961.7704474869" calcext:value-type="float">
            <text:p>60961.7704474869</text:p>
          </table:table-cell>
          <table:table-cell table:formula="of:=[.C49]+([.$C$3]*[.E48])-[.F48]" office:value-type="float" office:value="867215.766813733" calcext:value-type="float">
            <text:p>867215.766813733</text:p>
          </table:table-cell>
          <table:table-cell table:formula="of:=[.D49]" office:value-type="float" office:value="867215.766813733" calcext:value-type="float">
            <text:p>867215.766813733</text:p>
          </table:table-cell>
          <table:table-cell table:formula="of:=[.E48]" office:value-type="float" office:value="-742533.814062308" calcext:value-type="float">
            <text:p>-742533.814062308</text:p>
          </table:table-cell>
          <table:table-cell/>
          <table:table-cell table:formula="of:=0.5*[.$C$3]*[.D49]-[.F49]" office:value-type="float" office:value="-58669.0676062831" calcext:value-type="float">
            <text:p>-58669.0676062831</text:p>
          </table:table-cell>
          <table:table-cell table:formula="of:=0.5*[.D49]*[.$C$4]" office:value-type="float" office:value="331869.143814663" calcext:value-type="float">
            <text:p>331869.143814663</text:p>
          </table:table-cell>
          <table:table-cell table:formula="of:=SQRT([.H49]*[.H49]+[.I49]*[.I49])" office:value-type="float" office:value="337015.115551318" calcext:value-type="float">
            <text:p>337015.1155513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64-[.$C$8]*ABS(64-[.A50]))/64" office:value-type="float" office:value="1" calcext:value-type="float">
            <text:p>1</text:p>
          </table:table-cell>
          <table:table-cell table:formula="of:=SIN([.A50]*[.$C$5]+[.$C$6])*[.$C$7]*[.B50]" office:value-type="float" office:value="-55443.2791204361" calcext:value-type="float">
            <text:p>-55443.2791204361</text:p>
          </table:table-cell>
          <table:table-cell table:formula="of:=[.C50]+([.$C$3]*[.E49])-[.F49]" office:value-type="float" office:value="-915315.228395311" calcext:value-type="float">
            <text:p>-915315.228395311</text:p>
          </table:table-cell>
          <table:table-cell table:formula="of:=[.D50]" office:value-type="float" office:value="-915315.228395311" calcext:value-type="float">
            <text:p>-915315.228395311</text:p>
          </table:table-cell>
          <table:table-cell table:formula="of:=[.E49]" office:value-type="float" office:value="867215.766813733" calcext:value-type="float">
            <text:p>867215.766813733</text:p>
          </table:table-cell>
          <table:table-cell/>
          <table:table-cell table:formula="of:=0.5*[.$C$3]*[.D50]-[.F50]" office:value-type="float" office:value="-21574.7779282281" calcext:value-type="float">
            <text:p>-21574.7779282281</text:p>
          </table:table-cell>
          <table:table-cell table:formula="of:=0.5*[.D50]*[.$C$4]" office:value-type="float" office:value="-350276.012951364" calcext:value-type="float">
            <text:p>-350276.012951364</text:p>
          </table:table-cell>
          <table:table-cell table:formula="of:=SQRT([.H50]*[.H50]+[.I50]*[.I50])" office:value-type="float" office:value="350939.818618173" calcext:value-type="float">
            <text:p>350939.8186181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64-[.$C$8]*ABS(64-[.A51]))/64" office:value-type="float" office:value="1" calcext:value-type="float">
            <text:p>1</text:p>
          </table:table-cell>
          <table:table-cell table:formula="of:=SIN([.A51]*[.$C$5]+[.$C$6])*[.$C$7]*[.B51]" office:value-type="float" office:value="48001.2686050065" calcext:value-type="float">
            <text:p>48001.2686050065</text:p>
          </table:table-cell>
          <table:table-cell table:formula="of:=[.C51]+([.$C$3]*[.E50])-[.F50]" office:value-type="float" office:value="872067.479562284" calcext:value-type="float">
            <text:p>872067.479562284</text:p>
          </table:table-cell>
          <table:table-cell table:formula="of:=[.D51]" office:value-type="float" office:value="872067.479562284" calcext:value-type="float">
            <text:p>872067.479562284</text:p>
          </table:table-cell>
          <table:table-cell table:formula="of:=[.E50]" office:value-type="float" office:value="-915315.228395311" calcext:value-type="float">
            <text:p>-915315.228395311</text:p>
          </table:table-cell>
          <table:table-cell/>
          <table:table-cell table:formula="of:=0.5*[.$C$3]*[.D51]-[.F51]" office:value-type="float" office:value="109629.948707771" calcext:value-type="float">
            <text:p>109629.948707771</text:p>
          </table:table-cell>
          <table:table-cell table:formula="of:=0.5*[.D51]*[.$C$4]" office:value-type="float" office:value="333725.814112312" calcext:value-type="float">
            <text:p>333725.814112312</text:p>
          </table:table-cell>
          <table:table-cell table:formula="of:=SQRT([.H51]*[.H51]+[.I51]*[.I51])" office:value-type="float" office:value="351271.468608815" calcext:value-type="float">
            <text:p>351271.4686088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64-[.$C$8]*ABS(64-[.A52]))/64" office:value-type="float" office:value="1" calcext:value-type="float">
            <text:p>1</text:p>
          </table:table-cell>
          <table:table-cell table:formula="of:=SIN([.A52]*[.$C$5]+[.$C$6])*[.$C$7]*[.B52]" office:value-type="float" office:value="-38893.9279955947" calcext:value-type="float">
            <text:p>-38893.9279955947</text:p>
          </table:table-cell>
          <table:table-cell table:formula="of:=[.C52]+([.$C$3]*[.E51])-[.F51]" office:value-type="float" office:value="-734949.258975363" calcext:value-type="float">
            <text:p>-734949.258975363</text:p>
          </table:table-cell>
          <table:table-cell table:formula="of:=[.D52]" office:value-type="float" office:value="-734949.258975363" calcext:value-type="float">
            <text:p>-734949.258975363</text:p>
          </table:table-cell>
          <table:table-cell table:formula="of:=[.E51]" office:value-type="float" office:value="872067.479562284" calcext:value-type="float">
            <text:p>872067.479562284</text:p>
          </table:table-cell>
          <table:table-cell/>
          <table:table-cell table:formula="of:=0.5*[.$C$3]*[.D52]-[.F52]" office:value-type="float" office:value="-193062.914948859" calcext:value-type="float">
            <text:p>-193062.914948859</text:p>
          </table:table-cell>
          <table:table-cell table:formula="of:=0.5*[.D52]*[.$C$4]" office:value-type="float" office:value="-281252.936878121" calcext:value-type="float">
            <text:p>-281252.936878121</text:p>
          </table:table-cell>
          <table:table-cell table:formula="of:=SQRT([.H52]*[.H52]+[.I52]*[.I52])" office:value-type="float" office:value="341140.005908306" calcext:value-type="float">
            <text:p>341140.0059083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64-[.$C$8]*ABS(64-[.A53]))/64" office:value-type="float" office:value="1" calcext:value-type="float">
            <text:p>1</text:p>
          </table:table-cell>
          <table:table-cell table:formula="of:=SIN([.A53]*[.$C$5]+[.$C$6])*[.$C$7]*[.B53]" office:value-type="float" office:value="28437.2224496598" calcext:value-type="float">
            <text:p>28437.2224496598</text:p>
          </table:table-cell>
          <table:table-cell table:formula="of:=[.C53]+([.$C$3]*[.E52])-[.F52]" office:value-type="float" office:value="514378.872114226" calcext:value-type="float">
            <text:p>514378.872114226</text:p>
          </table:table-cell>
          <table:table-cell table:formula="of:=[.D53]" office:value-type="float" office:value="514378.872114226" calcext:value-type="float">
            <text:p>514378.872114226</text:p>
          </table:table-cell>
          <table:table-cell table:formula="of:=[.E52]" office:value-type="float" office:value="-734949.258975363" calcext:value-type="float">
            <text:p>-734949.258975363</text:p>
          </table:table-cell>
          <table:table-cell/>
          <table:table-cell table:formula="of:=0.5*[.$C$3]*[.D53]-[.F53]" office:value-type="float" office:value="259725.156303028" calcext:value-type="float">
            <text:p>259725.156303028</text:p>
          </table:table-cell>
          <table:table-cell table:formula="of:=0.5*[.D53]*[.$C$4]" office:value-type="float" office:value="196844.294600522" calcext:value-type="float">
            <text:p>196844.294600522</text:p>
          </table:table-cell>
          <table:table-cell table:formula="of:=SQRT([.H53]*[.H53]+[.I53]*[.I53])" office:value-type="float" office:value="325890.830084876" calcext:value-type="float">
            <text:p>325890.8300848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64-[.$C$8]*ABS(64-[.A54]))/64" office:value-type="float" office:value="1" calcext:value-type="float">
            <text:p>1</text:p>
          </table:table-cell>
          <table:table-cell table:formula="of:=SIN([.A54]*[.$C$5]+[.$C$6])*[.$C$7]*[.B54]" office:value-type="float" office:value="-16993.9312631595" calcext:value-type="float">
            <text:p>-16993.9312631595</text:p>
          </table:table-cell>
          <table:table-cell table:formula="of:=[.C54]+([.$C$3]*[.E53])-[.F53]" office:value-type="float" office:value="-232492.877632467" calcext:value-type="float">
            <text:p>-232492.877632467</text:p>
          </table:table-cell>
          <table:table-cell table:formula="of:=[.D54]" office:value-type="float" office:value="-232492.877632467" calcext:value-type="float">
            <text:p>-232492.877632467</text:p>
          </table:table-cell>
          <table:table-cell table:formula="of:=[.E53]" office:value-type="float" office:value="514378.872114226" calcext:value-type="float">
            <text:p>514378.872114226</text:p>
          </table:table-cell>
          <table:table-cell/>
          <table:table-cell table:formula="of:=0.5*[.$C$3]*[.D54]-[.F54]" office:value-type="float" office:value="-299583.465186892" calcext:value-type="float">
            <text:p>-299583.465186892</text:p>
          </table:table-cell>
          <table:table-cell table:formula="of:=0.5*[.D54]*[.$C$4]" office:value-type="float" office:value="-88971.1824848158" calcext:value-type="float">
            <text:p>-88971.1824848158</text:p>
          </table:table-cell>
          <table:table-cell table:formula="of:=SQRT([.H54]*[.H54]+[.I54]*[.I54])" office:value-type="float" office:value="312515.797882495" calcext:value-type="float">
            <text:p>312515.7978824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64-[.$C$8]*ABS(64-[.A55]))/64" office:value-type="float" office:value="1" calcext:value-type="float">
            <text:p>1</text:p>
          </table:table-cell>
          <table:table-cell table:formula="of:=SIN([.A55]*[.$C$5]+[.$C$6])*[.$C$7]*[.B55]" office:value-type="float" office:value="4961.06180153979" calcext:value-type="float">
            <text:p>4961.06180153979</text:p>
          </table:table-cell>
          <table:table-cell table:formula="of:=[.C55]+([.$C$3]*[.E54])-[.F54]" office:value-type="float" office:value="-79826.9964580181" calcext:value-type="float">
            <text:p>-79826.9964580181</text:p>
          </table:table-cell>
          <table:table-cell table:formula="of:=[.D55]" office:value-type="float" office:value="-79826.9964580181" calcext:value-type="float">
            <text:p>-79826.9964580181</text:p>
          </table:table-cell>
          <table:table-cell table:formula="of:=[.E54]" office:value-type="float" office:value="-232492.877632467" calcext:value-type="float">
            <text:p>-232492.877632467</text:p>
          </table:table-cell>
          <table:table-cell/>
          <table:table-cell table:formula="of:=0.5*[.$C$3]*[.D55]-[.F55]" office:value-type="float" office:value="306243.404369431" calcext:value-type="float">
            <text:p>306243.404369431</text:p>
          </table:table-cell>
          <table:table-cell table:formula="of:=0.5*[.D55]*[.$C$4]" office:value-type="float" office:value="-30548.4724581913" calcext:value-type="float">
            <text:p>-30548.4724581913</text:p>
          </table:table-cell>
          <table:table-cell table:formula="of:=SQRT([.H55]*[.H55]+[.I55]*[.I55])" office:value-type="float" office:value="307763.272482776" calcext:value-type="float">
            <text:p>307763.2724827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64-[.$C$8]*ABS(64-[.A56]))/64" office:value-type="float" office:value="1" calcext:value-type="float">
            <text:p>1</text:p>
          </table:table-cell>
          <table:table-cell table:formula="of:=SIN([.A56]*[.$C$5]+[.$C$6])*[.$C$7]*[.B56]" office:value-type="float" office:value="7243.92405942143" calcext:value-type="float">
            <text:p>7243.92405942143</text:p>
          </table:table-cell>
          <table:table-cell table:formula="of:=[.C56]+([.$C$3]*[.E55])-[.F55]" office:value-type="float" office:value="387237.855165816" calcext:value-type="float">
            <text:p>387237.855165816</text:p>
          </table:table-cell>
          <table:table-cell table:formula="of:=[.D56]" office:value-type="float" office:value="387237.855165816" calcext:value-type="float">
            <text:p>387237.855165816</text:p>
          </table:table-cell>
          <table:table-cell table:formula="of:=[.E55]" office:value-type="float" office:value="-79826.9964580181" calcext:value-type="float">
            <text:p>-79826.9964580181</text:p>
          </table:table-cell>
          <table:table-cell/>
          <table:table-cell table:formula="of:=0.5*[.$C$3]*[.D56]-[.F56]" office:value-type="float" office:value="-277934.125194484" calcext:value-type="float">
            <text:p>-277934.125194484</text:p>
          </table:table-cell>
          <table:table-cell table:formula="of:=0.5*[.D56]*[.$C$4]" office:value-type="float" office:value="148189.528332352" calcext:value-type="float">
            <text:p>148189.528332352</text:p>
          </table:table-cell>
          <table:table-cell table:formula="of:=SQRT([.H56]*[.H56]+[.I56]*[.I56])" office:value-type="float" office:value="314972.243626304" calcext:value-type="float">
            <text:p>314972.2436263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64-[.$C$8]*ABS(64-[.A57]))/64" office:value-type="float" office:value="1" calcext:value-type="float">
            <text:p>1</text:p>
          </table:table-cell>
          <table:table-cell table:formula="of:=SIN([.A57]*[.$C$5]+[.$C$6])*[.$C$7]*[.B57]" office:value-type="float" office:value="-19197.5931305317" calcext:value-type="float">
            <text:p>-19197.5931305317</text:p>
          </table:table-cell>
          <table:table-cell table:formula="of:=[.C57]+([.$C$3]*[.E56])-[.F56]" office:value-type="float" office:value="-654892.839977518" calcext:value-type="float">
            <text:p>-654892.839977518</text:p>
          </table:table-cell>
          <table:table-cell table:formula="of:=[.D57]" office:value-type="float" office:value="-654892.839977518" calcext:value-type="float">
            <text:p>-654892.839977518</text:p>
          </table:table-cell>
          <table:table-cell table:formula="of:=[.E56]" office:value-type="float" office:value="387237.855165816" calcext:value-type="float">
            <text:p>387237.855165816</text:p>
          </table:table-cell>
          <table:table-cell/>
          <table:table-cell table:formula="of:=0.5*[.$C$3]*[.D57]-[.F57]" office:value-type="float" office:value="217804.22392592" calcext:value-type="float">
            <text:p>217804.22392592</text:p>
          </table:table-cell>
          <table:table-cell table:formula="of:=0.5*[.D57]*[.$C$4]" office:value-type="float" office:value="-250616.668204988" calcext:value-type="float">
            <text:p>-250616.668204988</text:p>
          </table:table-cell>
          <table:table-cell table:formula="of:=SQRT([.H57]*[.H57]+[.I57]*[.I57])" office:value-type="float" office:value="332035.230573717" calcext:value-type="float">
            <text:p>332035.2305737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64-[.$C$8]*ABS(64-[.A58]))/64" office:value-type="float" office:value="1" calcext:value-type="float">
            <text:p>1</text:p>
          </table:table-cell>
          <table:table-cell table:formula="of:=SIN([.A58]*[.$C$5]+[.$C$6])*[.$C$7]*[.B58]" office:value-type="float" office:value="30485.231271596" calcext:value-type="float">
            <text:p>30485.231271596</text:p>
          </table:table-cell>
          <table:table-cell table:formula="of:=[.C58]+([.$C$3]*[.E57])-[.F57]" office:value-type="float" office:value="853331.534289251" calcext:value-type="float">
            <text:p>853331.534289251</text:p>
          </table:table-cell>
          <table:table-cell table:formula="of:=[.D58]" office:value-type="float" office:value="853331.534289251" calcext:value-type="float">
            <text:p>853331.534289251</text:p>
          </table:table-cell>
          <table:table-cell table:formula="of:=[.E57]" office:value-type="float" office:value="-654892.839977518" calcext:value-type="float">
            <text:p>-654892.839977518</text:p>
          </table:table-cell>
          <table:table-cell/>
          <table:table-cell table:formula="of:=0.5*[.$C$3]*[.D58]-[.F58]" office:value-type="float" office:value="-133482.683686221" calcext:value-type="float">
            <text:p>-133482.683686221</text:p>
          </table:table-cell>
          <table:table-cell table:formula="of:=0.5*[.D58]*[.$C$4]" office:value-type="float" office:value="326555.87745495" calcext:value-type="float">
            <text:p>326555.87745495</text:p>
          </table:table-cell>
          <table:table-cell table:formula="of:=SQRT([.H58]*[.H58]+[.I58]*[.I58])" office:value-type="float" office:value="352783.741043218" calcext:value-type="float">
            <text:p>352783.7410432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64-[.$C$8]*ABS(64-[.A59]))/64" office:value-type="float" office:value="1" calcext:value-type="float">
            <text:p>1</text:p>
          </table:table-cell>
          <table:table-cell table:formula="of:=SIN([.A59]*[.$C$5]+[.$C$6])*[.$C$7]*[.B59]" office:value-type="float" office:value="-40715.2312598802" calcext:value-type="float">
            <text:p>-40715.2312598802</text:p>
          </table:table-cell>
          <table:table-cell table:formula="of:=[.C59]+([.$C$3]*[.E58])-[.F58]" office:value-type="float" office:value="-962573.438609841" calcext:value-type="float">
            <text:p>-962573.438609841</text:p>
          </table:table-cell>
          <table:table-cell table:formula="of:=[.D59]" office:value-type="float" office:value="-962573.438609841" calcext:value-type="float">
            <text:p>-962573.438609841</text:p>
          </table:table-cell>
          <table:table-cell table:formula="of:=[.E58]" office:value-type="float" office:value="853331.534289251" calcext:value-type="float">
            <text:p>853331.534289251</text:p>
          </table:table-cell>
          <table:table-cell/>
          <table:table-cell table:formula="of:=0.5*[.$C$3]*[.D59]-[.F59]" office:value-type="float" office:value="35970.3469085526" calcext:value-type="float">
            <text:p>35970.3469085526</text:p>
          </table:table-cell>
          <table:table-cell table:formula="of:=0.5*[.D59]*[.$C$4]" office:value-type="float" office:value="-368360.949090997" calcext:value-type="float">
            <text:p>-368360.949090997</text:p>
          </table:table-cell>
          <table:table-cell table:formula="of:=SQRT([.H59]*[.H59]+[.I59]*[.I59])" office:value-type="float" office:value="370113.029589532" calcext:value-type="float">
            <text:p>370113.0295895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64-[.$C$8]*ABS(64-[.A60]))/64" office:value-type="float" office:value="1" calcext:value-type="float">
            <text:p>1</text:p>
          </table:table-cell>
          <table:table-cell table:formula="of:=SIN([.A60]*[.$C$5]+[.$C$6])*[.$C$7]*[.B60]" office:value-type="float" office:value="49532.6789996287" calcext:value-type="float">
            <text:p>49532.6789996287</text:p>
          </table:table-cell>
          <table:table-cell table:formula="of:=[.C60]+([.$C$3]*[.E59])-[.F59]" office:value-type="float" office:value="974804.907105985" calcext:value-type="float">
            <text:p>974804.907105985</text:p>
          </table:table-cell>
          <table:table-cell table:formula="of:=[.D60]" office:value-type="float" office:value="974804.907105985" calcext:value-type="float">
            <text:p>974804.907105985</text:p>
          </table:table-cell>
          <table:table-cell table:formula="of:=[.E59]" office:value-type="float" office:value="-962573.438609841" calcext:value-type="float">
            <text:p>-962573.438609841</text:p>
          </table:table-cell>
          <table:table-cell/>
          <table:table-cell table:formula="of:=0.5*[.$C$3]*[.D60]-[.F60]" office:value-type="float" office:value="61971.1542353794" calcext:value-type="float">
            <text:p>61971.1542353794</text:p>
          </table:table-cell>
          <table:table-cell table:formula="of:=0.5*[.D60]*[.$C$4]" office:value-type="float" office:value="373041.729967855" calcext:value-type="float">
            <text:p>373041.729967855</text:p>
          </table:table-cell>
          <table:table-cell table:formula="of:=SQRT([.H60]*[.H60]+[.I60]*[.I60])" office:value-type="float" office:value="378154.143511182" calcext:value-type="float">
            <text:p>378154.1435111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64-[.$C$8]*ABS(64-[.A61]))/64" office:value-type="float" office:value="1" calcext:value-type="float">
            <text:p>1</text:p>
          </table:table-cell>
          <table:table-cell table:formula="of:=SIN([.A61]*[.$C$5]+[.$C$6])*[.$C$7]*[.B61]" office:value-type="float" office:value="-56631.6667200726" calcext:value-type="float">
            <text:p>-56631.6667200726</text:p>
          </table:table-cell>
          <table:table-cell table:formula="of:=[.C61]+([.$C$3]*[.E60])-[.F60]" office:value-type="float" office:value="-895262.796859154" calcext:value-type="float">
            <text:p>-895262.796859154</text:p>
          </table:table-cell>
          <table:table-cell table:formula="of:=[.D61]" office:value-type="float" office:value="-895262.796859154" calcext:value-type="float">
            <text:p>-895262.796859154</text:p>
          </table:table-cell>
          <table:table-cell table:formula="of:=[.E60]" office:value-type="float" office:value="974804.907105985" calcext:value-type="float">
            <text:p>974804.907105985</text:p>
          </table:table-cell>
          <table:table-cell/>
          <table:table-cell table:formula="of:=0.5*[.$C$3]*[.D61]-[.F61]" office:value-type="float" office:value="-147689.948933988" calcext:value-type="float">
            <text:p>-147689.948933988</text:p>
          </table:table-cell>
          <table:table-cell table:formula="of:=0.5*[.D61]*[.$C$4]" office:value-type="float" office:value="-342602.278755136" calcext:value-type="float">
            <text:p>-342602.278755136</text:p>
          </table:table-cell>
          <table:table-cell table:formula="of:=SQRT([.H61]*[.H61]+[.I61]*[.I61])" office:value-type="float" office:value="373079.941064025" calcext:value-type="float">
            <text:p>373079.9410640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64-[.$C$8]*ABS(64-[.A62]))/64" office:value-type="float" office:value="1" calcext:value-type="float">
            <text:p>1</text:p>
          </table:table-cell>
          <table:table-cell table:formula="of:=SIN([.A62]*[.$C$5]+[.$C$6])*[.$C$7]*[.B62]" office:value-type="float" office:value="61765.9059744438" calcext:value-type="float">
            <text:p>61765.9059744438</text:p>
          </table:table-cell>
          <table:table-cell table:formula="of:=[.C62]+([.$C$3]*[.E61])-[.F61]" office:value-type="float" office:value="741190.915212452" calcext:value-type="float">
            <text:p>741190.915212452</text:p>
          </table:table-cell>
          <table:table-cell table:formula="of:=[.D62]" office:value-type="float" office:value="741190.915212452" calcext:value-type="float">
            <text:p>741190.915212452</text:p>
          </table:table-cell>
          <table:table-cell table:formula="of:=[.E61]" office:value-type="float" office:value="-895262.796859154" calcext:value-type="float">
            <text:p>-895262.796859154</text:p>
          </table:table-cell>
          <table:table-cell/>
          <table:table-cell table:formula="of:=0.5*[.$C$3]*[.D62]-[.F62]" office:value-type="float" office:value="210491.693911315" calcext:value-type="float">
            <text:p>210491.693911315</text:p>
          </table:table-cell>
          <table:table-cell table:formula="of:=0.5*[.D62]*[.$C$4]" office:value-type="float" office:value="283641.515580973" calcext:value-type="float">
            <text:p>283641.515580973</text:p>
          </table:table-cell>
          <table:table-cell table:formula="of:=SQRT([.H62]*[.H62]+[.I62]*[.I62])" office:value-type="float" office:value="353212.772372016" calcext:value-type="float">
            <text:p>353212.7723720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64-[.$C$8]*ABS(64-[.A63]))/64" office:value-type="float" office:value="1" calcext:value-type="float">
            <text:p>1</text:p>
          </table:table-cell>
          <table:table-cell table:formula="of:=SIN([.A63]*[.$C$5]+[.$C$6])*[.$C$7]*[.B63]" office:value-type="float" office:value="-64757.2722383585" calcext:value-type="float">
            <text:p>-64757.2722383585</text:p>
          </table:table-cell>
          <table:table-cell table:formula="of:=[.C63]+([.$C$3]*[.E62])-[.F62]" office:value-type="float" office:value="-539036.681274883" calcext:value-type="float">
            <text:p>-539036.681274883</text:p>
          </table:table-cell>
          <table:table-cell table:formula="of:=[.D63]" office:value-type="float" office:value="-539036.681274883" calcext:value-type="float">
            <text:p>-539036.681274883</text:p>
          </table:table-cell>
          <table:table-cell table:formula="of:=[.E62]" office:value-type="float" office:value="741190.915212452" calcext:value-type="float">
            <text:p>741190.915212452</text:p>
          </table:table-cell>
          <table:table-cell/>
          <table:table-cell table:formula="of:=0.5*[.$C$3]*[.D63]-[.F63]" office:value-type="float" office:value="-243185.967782486" calcext:value-type="float">
            <text:p>-243185.967782486</text:p>
          </table:table-cell>
          <table:table-cell table:formula="of:=0.5*[.D63]*[.$C$4]" office:value-type="float" office:value="-206280.430712944" calcext:value-type="float">
            <text:p>-206280.430712944</text:p>
          </table:table-cell>
          <table:table-cell table:formula="of:=SQRT([.H63]*[.H63]+[.I63]*[.I63])" office:value-type="float" office:value="318890.311896461" calcext:value-type="float">
            <text:p>318890.3118964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64-[.$C$8]*ABS(64-[.A64]))/64" office:value-type="float" office:value="1" calcext:value-type="float">
            <text:p>1</text:p>
          </table:table-cell>
          <table:table-cell table:formula="of:=SIN([.A64]*[.$C$5]+[.$C$6])*[.$C$7]*[.B64]" office:value-type="float" office:value="65501.9846658902" calcext:value-type="float">
            <text:p>65501.9846658902</text:p>
          </table:table-cell>
          <table:table-cell table:formula="of:=[.C64]+([.$C$3]*[.E63])-[.F63]" office:value-type="float" office:value="320320.964313369" calcext:value-type="float">
            <text:p>320320.964313369</text:p>
          </table:table-cell>
          <table:table-cell table:formula="of:=[.D64]" office:value-type="float" office:value="320320.964313369" calcext:value-type="float">
            <text:p>320320.964313369</text:p>
          </table:table-cell>
          <table:table-cell table:formula="of:=[.E63]" office:value-type="float" office:value="-539036.681274883" calcext:value-type="float">
            <text:p>-539036.681274883</text:p>
          </table:table-cell>
          <table:table-cell/>
          <table:table-cell table:formula="of:=0.5*[.$C$3]*[.D64]-[.F64]" office:value-type="float" office:value="243098.704259462" calcext:value-type="float">
            <text:p>243098.704259462</text:p>
          </table:table-cell>
          <table:table-cell table:formula="of:=0.5*[.D64]*[.$C$4]" office:value-type="float" office:value="122581.539958784" calcext:value-type="float">
            <text:p>122581.539958784</text:p>
          </table:table-cell>
          <table:table-cell table:formula="of:=SQRT([.H64]*[.H64]+[.I64]*[.I64])" office:value-type="float" office:value="272255.787727821" calcext:value-type="float">
            <text:p>272255.7877278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64-[.$C$8]*ABS(64-[.A65]))/64" office:value-type="float" office:value="1" calcext:value-type="float">
            <text:p>1</text:p>
          </table:table-cell>
          <table:table-cell table:formula="of:=SIN([.A65]*[.$C$5]+[.$C$6])*[.$C$7]*[.B65]" office:value-type="float" office:value="-63974.2066061964" calcext:value-type="float">
            <text:p>-63974.2066061964</text:p>
          </table:table-cell>
          <table:table-cell table:formula="of:=[.C65]+([.$C$3]*[.E64])-[.F64]" office:value-type="float" office:value="-116813.479362155" calcext:value-type="float">
            <text:p>-116813.479362155</text:p>
          </table:table-cell>
          <table:table-cell table:formula="of:=[.D65]" office:value-type="float" office:value="-116813.479362155" calcext:value-type="float">
            <text:p>-116813.479362155</text:p>
          </table:table-cell>
          <table:table-cell table:formula="of:=[.E64]" office:value-type="float" office:value="320320.964313369" calcext:value-type="float">
            <text:p>320320.964313369</text:p>
          </table:table-cell>
          <table:table-cell/>
          <table:table-cell table:formula="of:=0.5*[.$C$3]*[.D65]-[.F65]" office:value-type="float" office:value="-212399.383705397" calcext:value-type="float">
            <text:p>-212399.383705397</text:p>
          </table:table-cell>
          <table:table-cell table:formula="of:=0.5*[.D65]*[.$C$4]" office:value-type="float" office:value="-44702.5882893764" calcext:value-type="float">
            <text:p>-44702.5882893764</text:p>
          </table:table-cell>
          <table:table-cell table:formula="of:=SQRT([.H65]*[.H65]+[.I65]*[.I65])" office:value-type="float" office:value="217052.573350794" calcext:value-type="float">
            <text:p>217052.5733507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64-[.$C$8]*ABS(64-[.A66]))/64" office:value-type="float" office:value="1" calcext:value-type="float">
            <text:p>1</text:p>
          </table:table-cell>
          <table:table-cell table:formula="of:=SIN([.A66]*[.$C$5]+[.$C$6])*[.$C$7]*[.B66]" office:value-type="float" office:value="60226.941966334" calcext:value-type="float">
            <text:p>60226.941966334</text:p>
          </table:table-cell>
          <table:table-cell table:formula="of:=[.C66]+([.$C$3]*[.E65])-[.F65]" office:value-type="float" office:value="-44250.8611310899" calcext:value-type="float">
            <text:p>-44250.8611310899</text:p>
          </table:table-cell>
          <table:table-cell table:formula="of:=[.D66]" office:value-type="float" office:value="-44250.8611310899" calcext:value-type="float">
            <text:p>-44250.8611310899</text:p>
          </table:table-cell>
          <table:table-cell table:formula="of:=[.E65]" office:value-type="float" office:value="-116813.479362155" calcext:value-type="float">
            <text:p>-116813.479362155</text:p>
          </table:table-cell>
          <table:table-cell/>
          <table:table-cell table:formula="of:=0.5*[.$C$3]*[.D66]-[.F66]" office:value-type="float" office:value="157695.943463112" calcext:value-type="float">
            <text:p>157695.943463112</text:p>
          </table:table-cell>
          <table:table-cell table:formula="of:=0.5*[.D66]*[.$C$4]" office:value-type="float" office:value="-16934.0733397789" calcext:value-type="float">
            <text:p>-16934.0733397789</text:p>
          </table:table-cell>
          <table:table-cell table:formula="of:=SQRT([.H66]*[.H66]+[.I66]*[.I66])" office:value-type="float" office:value="158602.564369552" calcext:value-type="float">
            <text:p>158602.5643695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64-[.$C$8]*ABS(64-[.A67]))/64" office:value-type="float" office:value="1" calcext:value-type="float">
            <text:p>1</text:p>
          </table:table-cell>
          <table:table-cell table:formula="of:=SIN([.A67]*[.$C$5]+[.$C$6])*[.$C$7]*[.B67]" office:value-type="float" office:value="-54390.1963223259" calcext:value-type="float">
            <text:p>-54390.1963223259</text:p>
          </table:table-cell>
          <table:table-cell table:formula="of:=[.C67]+([.$C$3]*[.E66])-[.F66]" office:value-type="float" office:value="144188.211241742" calcext:value-type="float">
            <text:p>144188.211241742</text:p>
          </table:table-cell>
          <table:table-cell table:formula="of:=[.D67]" office:value-type="float" office:value="144188.211241742" calcext:value-type="float">
            <text:p>144188.211241742</text:p>
          </table:table-cell>
          <table:table-cell table:formula="of:=[.E66]" office:value-type="float" office:value="-44250.8611310899" calcext:value-type="float">
            <text:p>-44250.8611310899</text:p>
          </table:table-cell>
          <table:table-cell/>
          <table:table-cell table:formula="of:=0.5*[.$C$3]*[.D67]-[.F67]" office:value-type="float" office:value="-88961.6734771933" calcext:value-type="float">
            <text:p>-88961.6734771933</text:p>
          </table:table-cell>
          <table:table-cell table:formula="of:=0.5*[.D67]*[.$C$4]" office:value-type="float" office:value="55178.4458310507" calcext:value-type="float">
            <text:p>55178.4458310507</text:p>
          </table:table-cell>
          <table:table-cell table:formula="of:=SQRT([.H67]*[.H67]+[.I67]*[.I67])" office:value-type="float" office:value="104684.479423614" calcext:value-type="float">
            <text:p>104684.4794236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64-[.$C$8]*ABS(64-[.A68]))/64" office:value-type="float" office:value="1" calcext:value-type="float">
            <text:p>1</text:p>
          </table:table-cell>
          <table:table-cell table:formula="of:=SIN([.A68]*[.$C$5]+[.$C$6])*[.$C$7]*[.B68]" office:value-type="float" office:value="46666.4665759091" calcext:value-type="float">
            <text:p>46666.4665759091</text:p>
          </table:table-cell>
          <table:table-cell table:formula="of:=[.C68]+([.$C$3]*[.E67])-[.F67]" office:value-type="float" office:value="-175507.741509567" calcext:value-type="float">
            <text:p>-175507.741509567</text:p>
          </table:table-cell>
          <table:table-cell table:formula="of:=[.D68]" office:value-type="float" office:value="-175507.741509567" calcext:value-type="float">
            <text:p>-175507.741509567</text:p>
          </table:table-cell>
          <table:table-cell table:formula="of:=[.E67]" office:value-type="float" office:value="144188.211241742" calcext:value-type="float">
            <text:p>144188.211241742</text:p>
          </table:table-cell>
          <table:table-cell/>
          <table:table-cell table:formula="of:=0.5*[.$C$3]*[.D68]-[.F68]" office:value-type="float" office:value="17959.7957868413" calcext:value-type="float">
            <text:p>17959.7957868413</text:p>
          </table:table-cell>
          <table:table-cell table:formula="of:=0.5*[.D68]*[.$C$4]" office:value-type="float" office:value="-67163.9125308196" calcext:value-type="float">
            <text:p>-67163.9125308196</text:p>
          </table:table-cell>
          <table:table-cell table:formula="of:=SQRT([.H68]*[.H68]+[.I68]*[.I68])" office:value-type="float" office:value="69523.7039516209" calcext:value-type="float">
            <text:p>69523.70395162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64-[.$C$8]*ABS(64-[.A69]))/64" office:value-type="float" office:value="1" calcext:value-type="float">
            <text:p>1</text:p>
          </table:table-cell>
          <table:table-cell table:formula="of:=SIN([.A69]*[.$C$5]+[.$C$6])*[.$C$7]*[.B69]" office:value-type="float" office:value="-37323.7156363607" calcext:value-type="float">
            <text:p>-37323.7156363607</text:p>
          </table:table-cell>
          <table:table-cell table:formula="of:=[.C69]+([.$C$3]*[.E68])-[.F68]" office:value-type="float" office:value="142784.087179064" calcext:value-type="float">
            <text:p>142784.087179064</text:p>
          </table:table-cell>
          <table:table-cell table:formula="of:=[.D69]" office:value-type="float" office:value="142784.087179064" calcext:value-type="float">
            <text:p>142784.087179064</text:p>
          </table:table-cell>
          <table:table-cell table:formula="of:=[.E68]" office:value-type="float" office:value="-175507.741509567" calcext:value-type="float">
            <text:p>-175507.741509567</text:p>
          </table:table-cell>
          <table:table-cell/>
          <table:table-cell table:formula="of:=0.5*[.$C$3]*[.D69]-[.F69]" office:value-type="float" office:value="43592.4483587029" calcext:value-type="float">
            <text:p>43592.4483587029</text:p>
          </table:table-cell>
          <table:table-cell table:formula="of:=0.5*[.D69]*[.$C$4]" office:value-type="float" office:value="54641.1107544496" calcext:value-type="float">
            <text:p>54641.1107544496</text:p>
          </table:table-cell>
          <table:table-cell table:formula="of:=SQRT([.H69]*[.H69]+[.I69]*[.I69])" office:value-type="float" office:value="69899.5889715112" calcext:value-type="float">
            <text:p>69899.58897151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64-[.$C$8]*ABS(64-[.A70]))/64" office:value-type="float" office:value="1" calcext:value-type="float">
            <text:p>1</text:p>
          </table:table-cell>
          <table:table-cell table:formula="of:=SIN([.A70]*[.$C$5]+[.$C$6])*[.$C$7]*[.B70]" office:value-type="float" office:value="26686.0758600224" calcext:value-type="float">
            <text:p>26686.0758600224</text:p>
          </table:table-cell>
          <table:table-cell table:formula="of:=[.C70]+([.$C$3]*[.E69])-[.F69]" office:value-type="float" office:value="-61636.7689321392" calcext:value-type="float">
            <text:p>-61636.7689321392</text:p>
          </table:table-cell>
          <table:table-cell table:formula="of:=[.D70]" office:value-type="float" office:value="-61636.7689321392" calcext:value-type="float">
            <text:p>-61636.7689321392</text:p>
          </table:table-cell>
          <table:table-cell table:formula="of:=[.E69]" office:value-type="float" office:value="142784.087179064" calcext:value-type="float">
            <text:p>142784.087179064</text:p>
          </table:table-cell>
          <table:table-cell/>
          <table:table-cell table:formula="of:=0.5*[.$C$3]*[.D70]-[.F70]" office:value-type="float" office:value="-85839.1390185701" calcext:value-type="float">
            <text:p>-85839.1390185701</text:p>
          </table:table-cell>
          <table:table-cell table:formula="of:=0.5*[.D70]*[.$C$4]" office:value-type="float" office:value="-23587.3729650545" calcext:value-type="float">
            <text:p>-23587.3729650545</text:p>
          </table:table-cell>
          <table:table-cell table:formula="of:=SQRT([.H70]*[.H70]+[.I70]*[.I70])" office:value-type="float" office:value="89020.9073804687" calcext:value-type="float">
            <text:p>89020.90738046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64-[.$C$8]*ABS(64-[.A71]))/64" office:value-type="float" office:value="1" calcext:value-type="float">
            <text:p>1</text:p>
          </table:table-cell>
          <table:table-cell table:formula="of:=SIN([.A71]*[.$C$5]+[.$C$6])*[.$C$7]*[.B71]" office:value-type="float" office:value="-15122.6037773411" calcext:value-type="float">
            <text:p>-15122.6037773411</text:p>
          </table:table-cell>
          <table:table-cell table:formula="of:=[.C71]+([.$C$3]*[.E70])-[.F70]" office:value-type="float" office:value="-44016.7946354173" calcext:value-type="float">
            <text:p>-44016.7946354173</text:p>
          </table:table-cell>
          <table:table-cell table:formula="of:=[.D71]" office:value-type="float" office:value="-44016.7946354173" calcext:value-type="float">
            <text:p>-44016.7946354173</text:p>
          </table:table-cell>
          <table:table-cell table:formula="of:=[.E70]" office:value-type="float" office:value="-61636.7689321392" calcext:value-type="float">
            <text:p>-61636.7689321392</text:p>
          </table:table-cell>
          <table:table-cell/>
          <table:table-cell table:formula="of:=0.5*[.$C$3]*[.D71]-[.F71]" office:value-type="float" office:value="102302.983792697" calcext:value-type="float">
            <text:p>102302.983792697</text:p>
          </table:table-cell>
          <table:table-cell table:formula="of:=0.5*[.D71]*[.$C$4]" office:value-type="float" office:value="-16844.499959673" calcext:value-type="float">
            <text:p>-16844.499959673</text:p>
          </table:table-cell>
          <table:table-cell table:formula="of:=SQRT([.H71]*[.H71]+[.I71]*[.I71])" office:value-type="float" office:value="103680.459450083" calcext:value-type="float">
            <text:p>103680.4594500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64-[.$C$8]*ABS(64-[.A72]))/64" office:value-type="float" office:value="1" calcext:value-type="float">
            <text:p>1</text:p>
          </table:table-cell>
          <table:table-cell table:formula="of:=SIN([.A72]*[.$C$5]+[.$C$6])*[.$C$7]*[.B72]" office:value-type="float" office:value="3034.47624488218" calcext:value-type="float">
            <text:p>3034.47624488218</text:p>
          </table:table-cell>
          <table:table-cell table:formula="of:=[.C72]+([.$C$3]*[.E71])-[.F71]" office:value-type="float" office:value="146003.674898137" calcext:value-type="float">
            <text:p>146003.674898137</text:p>
          </table:table-cell>
          <table:table-cell table:formula="of:=[.D72]" office:value-type="float" office:value="146003.674898137" calcext:value-type="float">
            <text:p>146003.674898137</text:p>
          </table:table-cell>
          <table:table-cell table:formula="of:=[.E71]" office:value-type="float" office:value="-44016.7946354173" calcext:value-type="float">
            <text:p>-44016.7946354173</text:p>
          </table:table-cell>
          <table:table-cell/>
          <table:table-cell table:formula="of:=0.5*[.$C$3]*[.D72]-[.F72]" office:value-type="float" office:value="-90873.0096544502" calcext:value-type="float">
            <text:p>-90873.0096544502</text:p>
          </table:table-cell>
          <table:table-cell table:formula="of:=0.5*[.D72]*[.$C$4]" office:value-type="float" office:value="55873.1937730631" calcext:value-type="float">
            <text:p>55873.1937730631</text:p>
          </table:table-cell>
          <table:table-cell table:formula="of:=SQRT([.H72]*[.H72]+[.I72]*[.I72])" office:value-type="float" office:value="106675.759505429" calcext:value-type="float">
            <text:p>106675.7595054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64-[.$C$8]*ABS(64-[.A73]))/64" office:value-type="float" office:value="1" calcext:value-type="float">
            <text:p>1</text:p>
          </table:table-cell>
          <table:table-cell table:formula="of:=SIN([.A73]*[.$C$5]+[.$C$6])*[.$C$7]*[.B73]" office:value-type="float" office:value="9158.92776790415" calcext:value-type="float">
            <text:p>9158.92776790415</text:p>
          </table:table-cell>
          <table:table-cell table:formula="of:=[.C73]+([.$C$3]*[.E72])-[.F72]" office:value-type="float" office:value="-216603.886176414" calcext:value-type="float">
            <text:p>-216603.886176414</text:p>
          </table:table-cell>
          <table:table-cell table:formula="of:=[.D73]" office:value-type="float" office:value="-216603.886176414" calcext:value-type="float">
            <text:p>-216603.886176414</text:p>
          </table:table-cell>
          <table:table-cell table:formula="of:=[.E72]" office:value-type="float" office:value="146003.674898137" calcext:value-type="float">
            <text:p>146003.674898137</text:p>
          </table:table-cell>
          <table:table-cell/>
          <table:table-cell table:formula="of:=0.5*[.$C$3]*[.D73]-[.F73]" office:value-type="float" office:value="54112.2183158209" calcext:value-type="float">
            <text:p>54112.2183158209</text:p>
          </table:table-cell>
          <table:table-cell table:formula="of:=0.5*[.D73]*[.$C$4]" office:value-type="float" office:value="-82890.7280092554" calcext:value-type="float">
            <text:p>-82890.7280092554</text:p>
          </table:table-cell>
          <table:table-cell table:formula="of:=SQRT([.H73]*[.H73]+[.I73]*[.I73])" office:value-type="float" office:value="98989.9235324658" calcext:value-type="float">
            <text:p>98989.92353246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64-[.$C$8]*ABS(64-[.A74]))/64" office:value-type="float" office:value="1" calcext:value-type="float">
            <text:p>1</text:p>
          </table:table-cell>
          <table:table-cell table:formula="of:=SIN([.A74]*[.$C$5]+[.$C$6])*[.$C$7]*[.B74]" office:value-type="float" office:value="-21034.5768862122" calcext:value-type="float">
            <text:p>-21034.5768862122</text:p>
          </table:table-cell>
          <table:table-cell table:formula="of:=[.C74]+([.$C$3]*[.E73])-[.F73]" office:value-type="float" office:value="233193.534643567" calcext:value-type="float">
            <text:p>233193.534643567</text:p>
          </table:table-cell>
          <table:table-cell table:formula="of:=[.D74]" office:value-type="float" office:value="233193.534643567" calcext:value-type="float">
            <text:p>233193.534643567</text:p>
          </table:table-cell>
          <table:table-cell table:formula="of:=[.E73]" office:value-type="float" office:value="-216603.886176414" calcext:value-type="float">
            <text:p>-216603.886176414</text:p>
          </table:table-cell>
          <table:table-cell/>
          <table:table-cell table:formula="of:=0.5*[.$C$3]*[.D74]-[.F74]" office:value-type="float" office:value="1161.15658978678" calcext:value-type="float">
            <text:p>1161.15658978678</text:p>
          </table:table-cell>
          <table:table-cell table:formula="of:=0.5*[.D74]*[.$C$4]" office:value-type="float" office:value="89239.3123450877" calcext:value-type="float">
            <text:p>89239.3123450877</text:p>
          </table:table-cell>
          <table:table-cell table:formula="of:=SQRT([.H74]*[.H74]+[.I74]*[.I74])" office:value-type="float" office:value="89246.866345268" calcext:value-type="float">
            <text:p>89246.8663452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64-[.$C$8]*ABS(64-[.A75]))/64" office:value-type="float" office:value="1" calcext:value-type="float">
            <text:p>1</text:p>
          </table:table-cell>
          <table:table-cell table:formula="of:=SIN([.A75]*[.$C$5]+[.$C$6])*[.$C$7]*[.B75]" office:value-type="float" office:value="32180.4637519615" calcext:value-type="float">
            <text:p>32180.4637519615</text:p>
          </table:table-cell>
          <table:table-cell table:formula="of:=[.C75]+([.$C$3]*[.E74])-[.F74]" office:value-type="float" office:value="-182101.109244878" calcext:value-type="float">
            <text:p>-182101.109244878</text:p>
          </table:table-cell>
          <table:table-cell table:formula="of:=[.D75]" office:value-type="float" office:value="-182101.109244878" calcext:value-type="float">
            <text:p>-182101.109244878</text:p>
          </table:table-cell>
          <table:table-cell table:formula="of:=[.E74]" office:value-type="float" office:value="233193.534643567" calcext:value-type="float">
            <text:p>233193.534643567</text:p>
          </table:table-cell>
          <table:table-cell/>
          <table:table-cell table:formula="of:=0.5*[.$C$3]*[.D75]-[.F75]" office:value-type="float" office:value="-64954.0502323237" calcext:value-type="float">
            <text:p>-64954.0502323237</text:p>
          </table:table-cell>
          <table:table-cell table:formula="of:=0.5*[.D75]*[.$C$4]" office:value-type="float" office:value="-69687.0854122496" calcext:value-type="float">
            <text:p>-69687.0854122496</text:p>
          </table:table-cell>
          <table:table-cell table:formula="of:=SQRT([.H75]*[.H75]+[.I75]*[.I75])" office:value-type="float" office:value="95264.466170957" calcext:value-type="float">
            <text:p>95264.4661709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64-[.$C$8]*ABS(64-[.A76]))/64" office:value-type="float" office:value="1" calcext:value-type="float">
            <text:p>1</text:p>
          </table:table-cell>
          <table:table-cell table:formula="of:=SIN([.A76]*[.$C$5]+[.$C$6])*[.$C$7]*[.B76]" office:value-type="float" office:value="-42209.8989846216" calcext:value-type="float">
            <text:p>-42209.8989846216</text:p>
          </table:table-cell>
          <table:table-cell table:formula="of:=[.C76]+([.$C$3]*[.E75])-[.F75]" office:value-type="float" office:value="61075.5351942981" calcext:value-type="float">
            <text:p>61075.5351942981</text:p>
          </table:table-cell>
          <table:table-cell table:formula="of:=[.D76]" office:value-type="float" office:value="61075.5351942981" calcext:value-type="float">
            <text:p>61075.5351942981</text:p>
          </table:table-cell>
          <table:table-cell table:formula="of:=[.E75]" office:value-type="float" office:value="-182101.109244878" calcext:value-type="float">
            <text:p>-182101.109244878</text:p>
          </table:table-cell>
          <table:table-cell/>
          <table:table-cell table:formula="of:=0.5*[.$C$3]*[.D76]-[.F76]" office:value-type="float" office:value="125674.67343766" calcext:value-type="float">
            <text:p>125674.67343766</text:p>
          </table:table-cell>
          <table:table-cell table:formula="of:=0.5*[.D76]*[.$C$4]" office:value-type="float" office:value="23372.5980875847" calcext:value-type="float">
            <text:p>23372.5980875847</text:p>
          </table:table-cell>
          <table:table-cell table:formula="of:=SQRT([.H76]*[.H76]+[.I76]*[.I76])" office:value-type="float" office:value="127829.581416142" calcext:value-type="float">
            <text:p>127829.58141614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64-[.$C$8]*ABS(64-[.A77]))/64" office:value-type="float" office:value="1" calcext:value-type="float">
            <text:p>1</text:p>
          </table:table-cell>
          <table:table-cell table:formula="of:=SIN([.A77]*[.$C$5]+[.$C$6])*[.$C$7]*[.B77]" office:value-type="float" office:value="50774.9267737746" calcext:value-type="float">
            <text:p>50774.9267737746</text:p>
          </table:table-cell>
          <table:table-cell table:formula="of:=[.C77]+([.$C$3]*[.E76])-[.F76]" office:value-type="float" office:value="120023.164404216" calcext:value-type="float">
            <text:p>120023.164404216</text:p>
          </table:table-cell>
          <table:table-cell table:formula="of:=[.D77]" office:value-type="float" office:value="120023.164404216" calcext:value-type="float">
            <text:p>120023.164404216</text:p>
          </table:table-cell>
          <table:table-cell table:formula="of:=[.E76]" office:value-type="float" office:value="61075.5351942981" calcext:value-type="float">
            <text:p>61075.5351942981</text:p>
          </table:table-cell>
          <table:table-cell/>
          <table:table-cell table:formula="of:=0.5*[.$C$3]*[.D77]-[.F77]" office:value-type="float" office:value="-171962.478060842" calcext:value-type="float">
            <text:p>-171962.478060842</text:p>
          </table:table-cell>
          <table:table-cell table:formula="of:=0.5*[.D77]*[.$C$4]" office:value-type="float" office:value="45930.881717132" calcext:value-type="float">
            <text:p>45930.881717132</text:p>
          </table:table-cell>
          <table:table-cell table:formula="of:=SQRT([.H77]*[.H77]+[.I77]*[.I77])" office:value-type="float" office:value="177990.841776027" calcext:value-type="float">
            <text:p>177990.8417760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64-[.$C$8]*ABS(64-[.A78]))/64" office:value-type="float" office:value="1" calcext:value-type="float">
            <text:p>1</text:p>
          </table:table-cell>
          <table:table-cell table:formula="of:=SIN([.A78]*[.$C$5]+[.$C$6])*[.$C$7]*[.B78]" office:value-type="float" office:value="-57578.3966701156" calcext:value-type="float">
            <text:p>-57578.3966701156</text:p>
          </table:table-cell>
          <table:table-cell table:formula="of:=[.C78]+([.$C$3]*[.E77])-[.F77]" office:value-type="float" office:value="-340427.817597502" calcext:value-type="float">
            <text:p>-340427.817597502</text:p>
          </table:table-cell>
          <table:table-cell table:formula="of:=[.D78]" office:value-type="float" office:value="-340427.817597502" calcext:value-type="float">
            <text:p>-340427.817597502</text:p>
          </table:table-cell>
          <table:table-cell table:formula="of:=[.E77]" office:value-type="float" office:value="120023.164404216" calcext:value-type="float">
            <text:p>120023.164404216</text:p>
          </table:table-cell>
          <table:table-cell/>
          <table:table-cell table:formula="of:=0.5*[.$C$3]*[.D78]-[.F78]" office:value-type="float" office:value="194491.122462817" calcext:value-type="float">
            <text:p>194491.122462817</text:p>
          </table:table-cell>
          <table:table-cell table:formula="of:=0.5*[.D78]*[.$C$4]" office:value-type="float" office:value="-130276.10045868" calcext:value-type="float">
            <text:p>-130276.10045868</text:p>
          </table:table-cell>
          <table:table-cell table:formula="of:=SQRT([.H78]*[.H78]+[.I78]*[.I78])" office:value-type="float" office:value="234091.134107139" calcext:value-type="float">
            <text:p>234091.13410713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64-[.$C$8]*ABS(64-[.A79]))/64" office:value-type="float" office:value="1" calcext:value-type="float">
            <text:p>1</text:p>
          </table:table-cell>
          <table:table-cell table:formula="of:=SIN([.A79]*[.$C$5]+[.$C$6])*[.$C$7]*[.B79]" office:value-type="float" office:value="62384.272762698" calcext:value-type="float">
            <text:p>62384.272762698</text:p>
          </table:table-cell>
          <table:table-cell table:formula="of:=[.C79]+([.$C$3]*[.E78])-[.F78]" office:value-type="float" office:value="571389.682092547" calcext:value-type="float">
            <text:p>571389.682092547</text:p>
          </table:table-cell>
          <table:table-cell table:formula="of:=[.D79]" office:value-type="float" office:value="571389.682092547" calcext:value-type="float">
            <text:p>571389.682092547</text:p>
          </table:table-cell>
          <table:table-cell table:formula="of:=[.E78]" office:value-type="float" office:value="-340427.817597502" calcext:value-type="float">
            <text:p>-340427.817597502</text:p>
          </table:table-cell>
          <table:table-cell/>
          <table:table-cell table:formula="of:=0.5*[.$C$3]*[.D79]-[.F79]" office:value-type="float" office:value="-187467.404522668" calcext:value-type="float">
            <text:p>-187467.404522668</text:p>
          </table:table-cell>
          <table:table-cell table:formula="of:=0.5*[.D79]*[.$C$4]" office:value-type="float" office:value="218661.389514745" calcext:value-type="float">
            <text:p>218661.389514745</text:p>
          </table:table-cell>
          <table:table-cell table:formula="of:=SQRT([.H79]*[.H79]+[.I79]*[.I79])" office:value-type="float" office:value="288022.275220137" calcext:value-type="float">
            <text:p>288022.2752201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64-[.$C$8]*ABS(64-[.A80]))/64" office:value-type="float" office:value="1" calcext:value-type="float">
            <text:p>1</text:p>
          </table:table-cell>
          <table:table-cell table:formula="of:=SIN([.A80]*[.$C$5]+[.$C$6])*[.$C$7]*[.B80]" office:value-type="float" office:value="-65025.8225813687" calcext:value-type="float">
            <text:p>-65025.8225813687</text:p>
          </table:table-cell>
          <table:table-cell table:formula="of:=[.C80]+([.$C$3]*[.E79])-[.F79]" office:value-type="float" office:value="-780388.449224206" calcext:value-type="float">
            <text:p>-780388.449224206</text:p>
          </table:table-cell>
          <table:table-cell table:formula="of:=[.D80]" office:value-type="float" office:value="-780388.449224206" calcext:value-type="float">
            <text:p>-780388.449224206</text:p>
          </table:table-cell>
          <table:table-cell table:formula="of:=[.E79]" office:value-type="float" office:value="571389.682092547" calcext:value-type="float">
            <text:p>571389.682092547</text:p>
          </table:table-cell>
          <table:table-cell/>
          <table:table-cell table:formula="of:=0.5*[.$C$3]*[.D80]-[.F80]" office:value-type="float" office:value="149595.219550289" calcext:value-type="float">
            <text:p>149595.219550289</text:p>
          </table:table-cell>
          <table:table-cell table:formula="of:=0.5*[.D80]*[.$C$4]" office:value-type="float" office:value="-298641.764134942" calcext:value-type="float">
            <text:p>-298641.764134942</text:p>
          </table:table-cell>
          <table:table-cell table:formula="of:=SQRT([.H80]*[.H80]+[.I80]*[.I80])" office:value-type="float" office:value="334014.420344286" calcext:value-type="float">
            <text:p>334014.4203442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64-[.$C$8]*ABS(64-[.A81]))/64" office:value-type="float" office:value="1" calcext:value-type="float">
            <text:p>1</text:p>
          </table:table-cell>
          <table:table-cell table:formula="of:=SIN([.A81]*[.$C$5]+[.$C$6])*[.$C$7]*[.B81]" office:value-type="float" office:value="65411.4016230638" calcext:value-type="float">
            <text:p>65411.4016230638</text:p>
          </table:table-cell>
          <table:table-cell table:formula="of:=[.C81]+([.$C$3]*[.E80])-[.F80]" office:value-type="float" office:value="935991.52281619" calcext:value-type="float">
            <text:p>935991.52281619</text:p>
          </table:table-cell>
          <table:table-cell table:formula="of:=[.D81]" office:value-type="float" office:value="935991.52281619" calcext:value-type="float">
            <text:p>935991.52281619</text:p>
          </table:table-cell>
          <table:table-cell table:formula="of:=[.E80]" office:value-type="float" office:value="-780388.449224206" calcext:value-type="float">
            <text:p>-780388.449224206</text:p>
          </table:table-cell>
          <table:table-cell/>
          <table:table-cell table:formula="of:=0.5*[.$C$3]*[.D81]-[.F81]" office:value-type="float" office:value="-84354.9445139029" calcext:value-type="float">
            <text:p>-84354.9445139029</text:p>
          </table:table-cell>
          <table:table-cell table:formula="of:=0.5*[.D81]*[.$C$4]" office:value-type="float" office:value="358188.489164669" calcext:value-type="float">
            <text:p>358188.489164669</text:p>
          </table:table-cell>
          <table:table-cell table:formula="of:=SQRT([.H81]*[.H81]+[.I81]*[.I81])" office:value-type="float" office:value="367987.43244031" calcext:value-type="float">
            <text:p>367987.432440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64-[.$C$8]*ABS(64-[.A82]))/64" office:value-type="float" office:value="1" calcext:value-type="float">
            <text:p>1</text:p>
          </table:table-cell>
          <table:table-cell table:formula="of:=SIN([.A82]*[.$C$5]+[.$C$6])*[.$C$7]*[.B82]" office:value-type="float" office:value="-63527.6328167094" calcext:value-type="float">
            <text:p>-63527.6328167094</text:p>
          </table:table-cell>
          <table:table-cell table:formula="of:=[.C82]+([.$C$3]*[.E81])-[.F81]" office:value-type="float" office:value="-1012625.97106872" calcext:value-type="float">
            <text:p>-1012625.97106872</text:p>
          </table:table-cell>
          <table:table-cell table:formula="of:=[.D82]" office:value-type="float" office:value="-1012625.97106872" calcext:value-type="float">
            <text:p>-1012625.97106872</text:p>
          </table:table-cell>
          <table:table-cell table:formula="of:=[.E81]" office:value-type="float" office:value="935991.52281619" calcext:value-type="float">
            <text:p>935991.52281619</text:p>
          </table:table-cell>
          <table:table-cell/>
          <table:table-cell table:formula="of:=0.5*[.$C$3]*[.D82]-[.F82]" office:value-type="float" office:value="-447.132227434195" calcext:value-type="float">
            <text:p>-447.132227434195</text:p>
          </table:table-cell>
          <table:table-cell table:formula="of:=0.5*[.D82]*[.$C$4]" office:value-type="float" office:value="-387515.226179287" calcext:value-type="float">
            <text:p>-387515.226179287</text:p>
          </table:table-cell>
          <table:table-cell table:formula="of:=SQRT([.H82]*[.H82]+[.I82]*[.I82])" office:value-type="float" office:value="387515.484139683" calcext:value-type="float">
            <text:p>387515.4841396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64-[.$C$8]*ABS(64-[.A83]))/64" office:value-type="float" office:value="1" calcext:value-type="float">
            <text:p>1</text:p>
          </table:table-cell>
          <table:table-cell table:formula="of:=SIN([.A83]*[.$C$5]+[.$C$6])*[.$C$7]*[.B83]" office:value-type="float" office:value="59439.8706201048" calcext:value-type="float">
            <text:p>59439.8706201048</text:p>
          </table:table-cell>
          <table:table-cell table:formula="of:=[.C83]+([.$C$3]*[.E82])-[.F82]" office:value-type="float" office:value="994537.128981426" calcext:value-type="float">
            <text:p>994537.128981426</text:p>
          </table:table-cell>
          <table:table-cell table:formula="of:=[.D83]" office:value-type="float" office:value="994537.128981426" calcext:value-type="float">
            <text:p>994537.128981426</text:p>
          </table:table-cell>
          <table:table-cell table:formula="of:=[.E82]" office:value-type="float" office:value="-1012625.97106872" calcext:value-type="float">
            <text:p>-1012625.97106872</text:p>
          </table:table-cell>
          <table:table-cell/>
          <table:table-cell table:formula="of:=0.5*[.$C$3]*[.D83]-[.F83]" office:value-type="float" office:value="93793.4911266516" calcext:value-type="float">
            <text:p>93793.4911266516</text:p>
          </table:table-cell>
          <table:table-cell table:formula="of:=0.5*[.D83]*[.$C$4]" office:value-type="float" office:value="380592.925218172" calcext:value-type="float">
            <text:p>380592.925218172</text:p>
          </table:table-cell>
          <table:table-cell table:formula="of:=SQRT([.H83]*[.H83]+[.I83]*[.I83])" office:value-type="float" office:value="391979.838389489" calcext:value-type="float">
            <text:p>391979.8383894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64-[.$C$8]*ABS(64-[.A84]))/64" office:value-type="float" office:value="1" calcext:value-type="float">
            <text:p>1</text:p>
          </table:table-cell>
          <table:table-cell table:formula="of:=SIN([.A84]*[.$C$5]+[.$C$6])*[.$C$7]*[.B84]" office:value-type="float" office:value="-53289.9336476495" calcext:value-type="float">
            <text:p>-53289.9336476495</text:p>
          </table:table-cell>
          <table:table-cell table:formula="of:=[.C84]+([.$C$3]*[.E83])-[.F83]" office:value-type="float" office:value="-878328.922463067" calcext:value-type="float">
            <text:p>-878328.922463067</text:p>
          </table:table-cell>
          <table:table-cell table:formula="of:=[.D84]" office:value-type="float" office:value="-878328.922463067" calcext:value-type="float">
            <text:p>-878328.922463067</text:p>
          </table:table-cell>
          <table:table-cell table:formula="of:=[.E83]" office:value-type="float" office:value="994537.128981426" calcext:value-type="float">
            <text:p>994537.128981426</text:p>
          </table:table-cell>
          <table:table-cell/>
          <table:table-cell table:formula="of:=0.5*[.$C$3]*[.D84]-[.F84]" office:value-type="float" office:value="-183067.030466223" calcext:value-type="float">
            <text:p>-183067.030466223</text:p>
          </table:table-cell>
          <table:table-cell table:formula="of:=0.5*[.D84]*[.$C$4]" office:value-type="float" office:value="-336121.964844398" calcext:value-type="float">
            <text:p>-336121.964844398</text:p>
          </table:table-cell>
          <table:table-cell table:formula="of:=SQRT([.H84]*[.H84]+[.I84]*[.I84])" office:value-type="float" office:value="382742.097102709" calcext:value-type="float">
            <text:p>382742.0971027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64-[.$C$8]*ABS(64-[.A85]))/64" office:value-type="float" office:value="1" calcext:value-type="float">
            <text:p>1</text:p>
          </table:table-cell>
          <table:table-cell table:formula="of:=SIN([.A85]*[.$C$5]+[.$C$6])*[.$C$7]*[.B85]" office:value-type="float" office:value="45291.1844919177" calcext:value-type="float">
            <text:p>45291.1844919177</text:p>
          </table:table-cell>
          <table:table-cell table:formula="of:=[.C85]+([.$C$3]*[.E84])-[.F84]" office:value-type="float" office:value="673694.252540898" calcext:value-type="float">
            <text:p>673694.252540898</text:p>
          </table:table-cell>
          <table:table-cell table:formula="of:=[.D85]" office:value-type="float" office:value="673694.252540898" calcext:value-type="float">
            <text:p>673694.252540898</text:p>
          </table:table-cell>
          <table:table-cell table:formula="of:=[.E84]" office:value-type="float" office:value="-878328.922463067" calcext:value-type="float">
            <text:p>-878328.922463067</text:p>
          </table:table-cell>
          <table:table-cell/>
          <table:table-cell table:formula="of:=0.5*[.$C$3]*[.D85]-[.F85]" office:value-type="float" office:value="255916.603459105" calcext:value-type="float">
            <text:p>255916.603459105</text:p>
          </table:table-cell>
          <table:table-cell table:formula="of:=0.5*[.D85]*[.$C$4]" office:value-type="float" office:value="257811.658112564" calcext:value-type="float">
            <text:p>257811.658112564</text:p>
          </table:table-cell>
          <table:table-cell table:formula="of:=SQRT([.H85]*[.H85]+[.I85]*[.I85])" office:value-type="float" office:value="363263.208961208" calcext:value-type="float">
            <text:p>363263.2089612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64-[.$C$8]*ABS(64-[.A86]))/64" office:value-type="float" office:value="1" calcext:value-type="float">
            <text:p>1</text:p>
          </table:table-cell>
          <table:table-cell table:formula="of:=SIN([.A86]*[.$C$5]+[.$C$6])*[.$C$7]*[.B86]" office:value-type="float" office:value="-35721.1274370737" calcext:value-type="float">
            <text:p>-35721.1274370737</text:p>
          </table:table-cell>
          <table:table-cell table:formula="of:=[.C86]+([.$C$3]*[.E85])-[.F85]" office:value-type="float" office:value="-402216.842981931" calcext:value-type="float">
            <text:p>-402216.842981931</text:p>
          </table:table-cell>
          <table:table-cell table:formula="of:=[.D86]" office:value-type="float" office:value="-402216.842981931" calcext:value-type="float">
            <text:p>-402216.842981931</text:p>
          </table:table-cell>
          <table:table-cell table:formula="of:=[.E85]" office:value-type="float" office:value="673694.252540898" calcext:value-type="float">
            <text:p>673694.252540898</text:p>
          </table:table-cell>
          <table:table-cell/>
          <table:table-cell table:formula="of:=0.5*[.$C$3]*[.D86]-[.F86]" office:value-type="float" office:value="-302094.35089614" calcext:value-type="float">
            <text:p>-302094.35089614</text:p>
          </table:table-cell>
          <table:table-cell table:formula="of:=0.5*[.D86]*[.$C$4]" office:value-type="float" office:value="-153921.739452093" calcext:value-type="float">
            <text:p>-153921.739452093</text:p>
          </table:table-cell>
          <table:table-cell table:formula="of:=SQRT([.H86]*[.H86]+[.I86]*[.I86])" office:value-type="float" office:value="339047.044994228" calcext:value-type="float">
            <text:p>339047.0449942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64-[.$C$8]*ABS(64-[.A87]))/64" office:value-type="float" office:value="1" calcext:value-type="float">
            <text:p>1</text:p>
          </table:table-cell>
          <table:table-cell table:formula="of:=SIN([.A87]*[.$C$5]+[.$C$6])*[.$C$7]*[.B87]" office:value-type="float" office:value="24911.7808750814" calcext:value-type="float">
            <text:p>24911.7808750814</text:p>
          </table:table-cell>
          <table:table-cell table:formula="of:=[.C87]+([.$C$3]*[.E86])-[.F86]" office:value-type="float" office:value="94417.3316236991" calcext:value-type="float">
            <text:p>94417.3316236991</text:p>
          </table:table-cell>
          <table:table-cell table:formula="of:=[.D87]" office:value-type="float" office:value="94417.3316236991" calcext:value-type="float">
            <text:p>94417.3316236991</text:p>
          </table:table-cell>
          <table:table-cell table:formula="of:=[.E86]" office:value-type="float" office:value="-402216.842981931" calcext:value-type="float">
            <text:p>-402216.842981931</text:p>
          </table:table-cell>
          <table:table-cell/>
          <table:table-cell table:formula="of:=0.5*[.$C$3]*[.D87]-[.F87]" office:value-type="float" office:value="314986.604474731" calcext:value-type="float">
            <text:p>314986.604474731</text:p>
          </table:table-cell>
          <table:table-cell table:formula="of:=0.5*[.D87]*[.$C$4]" office:value-type="float" office:value="36131.9526308293" calcext:value-type="float">
            <text:p>36131.9526308293</text:p>
          </table:table-cell>
          <table:table-cell table:formula="of:=SQRT([.H87]*[.H87]+[.I87]*[.I87])" office:value-type="float" office:value="317052.170784931" calcext:value-type="float">
            <text:p>317052.1707849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64-[.$C$8]*ABS(64-[.A88]))/64" office:value-type="float" office:value="1" calcext:value-type="float">
            <text:p>1</text:p>
          </table:table-cell>
          <table:table-cell table:formula="of:=SIN([.A88]*[.$C$5]+[.$C$6])*[.$C$7]*[.B88]" office:value-type="float" office:value="-13238.1584388982" calcext:value-type="float">
            <text:p>-13238.1584388982</text:p>
          </table:table-cell>
          <table:table-cell table:formula="of:=[.C88]+([.$C$3]*[.E87])-[.F87]" office:value-type="float" office:value="214518.207528632" calcext:value-type="float">
            <text:p>214518.207528632</text:p>
          </table:table-cell>
          <table:table-cell table:formula="of:=[.D88]" office:value-type="float" office:value="214518.207528632" calcext:value-type="float">
            <text:p>214518.207528632</text:p>
          </table:table-cell>
          <table:table-cell table:formula="of:=[.E87]" office:value-type="float" office:value="94417.3316236991" calcext:value-type="float">
            <text:p>94417.3316236991</text:p>
          </table:table-cell>
          <table:table-cell/>
          <table:table-cell table:formula="of:=0.5*[.$C$3]*[.D88]-[.F88]" office:value-type="float" office:value="-292606.309061003" calcext:value-type="float">
            <text:p>-292606.309061003</text:p>
          </table:table-cell>
          <table:table-cell table:formula="of:=0.5*[.D88]*[.$C$4]" office:value-type="float" office:value="82092.5732551568" calcext:value-type="float">
            <text:p>82092.5732551568</text:p>
          </table:table-cell>
          <table:table-cell table:formula="of:=SQRT([.H88]*[.H88]+[.I88]*[.I88])" office:value-type="float" office:value="303904.002418455" calcext:value-type="float">
            <text:p>303904.0024184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64-[.$C$8]*ABS(64-[.A89]))/64" office:value-type="float" office:value="1" calcext:value-type="float">
            <text:p>1</text:p>
          </table:table-cell>
          <table:table-cell table:formula="of:=SIN([.A89]*[.$C$5]+[.$C$6])*[.$C$7]*[.B89]" office:value-type="float" office:value="1105.25848197498" calcext:value-type="float">
            <text:p>1105.25848197498</text:p>
          </table:table-cell>
          <table:table-cell table:formula="of:=[.C89]+([.$C$3]*[.E88])-[.F88]" office:value-type="float" office:value="-489690.028016332" calcext:value-type="float">
            <text:p>-489690.028016332</text:p>
          </table:table-cell>
          <table:table-cell table:formula="of:=[.D89]" office:value-type="float" office:value="-489690.028016332" calcext:value-type="float">
            <text:p>-489690.028016332</text:p>
          </table:table-cell>
          <table:table-cell table:formula="of:=[.E88]" office:value-type="float" office:value="214518.207528632" calcext:value-type="float">
            <text:p>214518.207528632</text:p>
          </table:table-cell>
          <table:table-cell/>
          <table:table-cell table:formula="of:=0.5*[.$C$3]*[.D89]-[.F89]" office:value-type="float" office:value="237896.377843323" calcext:value-type="float">
            <text:p>237896.377843323</text:p>
          </table:table-cell>
          <table:table-cell table:formula="of:=0.5*[.D89]*[.$C$4]" office:value-type="float" office:value="-187396.28193045" calcext:value-type="float">
            <text:p>-187396.28193045</text:p>
          </table:table-cell>
          <table:table-cell table:formula="of:=SQRT([.H89]*[.H89]+[.I89]*[.I89])" office:value-type="float" office:value="302839.979316355" calcext:value-type="float">
            <text:p>302839.9793163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64-[.$C$8]*ABS(64-[.A90]))/64" office:value-type="float" office:value="1" calcext:value-type="float">
            <text:p>1</text:p>
          </table:table-cell>
          <table:table-cell table:formula="of:=SIN([.A90]*[.$C$5]+[.$C$6])*[.$C$7]*[.B90]" office:value-type="float" office:value="11065.9867159193" calcext:value-type="float">
            <text:p>11065.9867159193</text:p>
          </table:table-cell>
          <table:table-cell table:formula="of:=[.C90]+([.$C$3]*[.E89])-[.F89]" office:value-type="float" office:value="701376.949931199" calcext:value-type="float">
            <text:p>701376.949931199</text:p>
          </table:table-cell>
          <table:table-cell table:formula="of:=[.D90]" office:value-type="float" office:value="701376.949931199" calcext:value-type="float">
            <text:p>701376.949931199</text:p>
          </table:table-cell>
          <table:table-cell table:formula="of:=[.E89]" office:value-type="float" office:value="-489690.028016332" calcext:value-type="float">
            <text:p>-489690.028016332</text:p>
          </table:table-cell>
          <table:table-cell/>
          <table:table-cell table:formula="of:=0.5*[.$C$3]*[.D90]-[.F90]" office:value-type="float" office:value="-158297.768014482" calcext:value-type="float">
            <text:p>-158297.768014482</text:p>
          </table:table-cell>
          <table:table-cell table:formula="of:=0.5*[.D90]*[.$C$4]" office:value-type="float" office:value="268405.368966269" calcext:value-type="float">
            <text:p>268405.368966269</text:p>
          </table:table-cell>
          <table:table-cell table:formula="of:=SQRT([.H90]*[.H90]+[.I90]*[.I90])" office:value-type="float" office:value="311608.128020253" calcext:value-type="float">
            <text:p>311608.1280202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64-[.$C$8]*ABS(64-[.A91]))/64" office:value-type="float" office:value="1" calcext:value-type="float">
            <text:p>1</text:p>
          </table:table-cell>
          <table:table-cell table:formula="of:=SIN([.A91]*[.$C$5]+[.$C$6])*[.$C$7]*[.B91]" office:value-type="float" office:value="-22853.3145459359" calcext:value-type="float">
            <text:p>-22853.3145459359</text:p>
          </table:table-cell>
          <table:table-cell table:formula="of:=[.C91]+([.$C$3]*[.E90])-[.F90]" office:value-type="float" office:value="-829138.878591233" calcext:value-type="float">
            <text:p>-829138.878591233</text:p>
          </table:table-cell>
          <table:table-cell table:formula="of:=[.D91]" office:value-type="float" office:value="-829138.878591233" calcext:value-type="float">
            <text:p>-829138.878591233</text:p>
          </table:table-cell>
          <table:table-cell table:formula="of:=[.E90]" office:value-type="float" office:value="701376.949931199" calcext:value-type="float">
            <text:p>701376.949931199</text:p>
          </table:table-cell>
          <table:table-cell/>
          <table:table-cell table:formula="of:=0.5*[.$C$3]*[.D91]-[.F91]" office:value-type="float" office:value="64647.4747301721" calcext:value-type="float">
            <text:p>64647.4747301721</text:p>
          </table:table-cell>
          <table:table-cell table:formula="of:=0.5*[.D91]*[.$C$4]" office:value-type="float" office:value="-317297.747886339" calcext:value-type="float">
            <text:p>-317297.747886339</text:p>
          </table:table-cell>
          <table:table-cell table:formula="of:=SQRT([.H91]*[.H91]+[.I91]*[.I91])" office:value-type="float" office:value="323816.548068086" calcext:value-type="float">
            <text:p>323816.5480680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64-[.$C$8]*ABS(64-[.A92]))/64" office:value-type="float" office:value="1" calcext:value-type="float">
            <text:p>1</text:p>
          </table:table-cell>
          <table:table-cell table:formula="of:=SIN([.A92]*[.$C$5]+[.$C$6])*[.$C$7]*[.B92]" office:value-type="float" office:value="33847.7818210854" calcext:value-type="float">
            <text:p>33847.7818210854</text:p>
          </table:table-cell>
          <table:table-cell table:formula="of:=[.C92]+([.$C$3]*[.E91])-[.F91]" office:value-type="float" office:value="864519.681212628" calcext:value-type="float">
            <text:p>864519.681212628</text:p>
          </table:table-cell>
          <table:table-cell table:formula="of:=[.D92]" office:value-type="float" office:value="864519.681212628" calcext:value-type="float">
            <text:p>864519.681212628</text:p>
          </table:table-cell>
          <table:table-cell table:formula="of:=[.E91]" office:value-type="float" office:value="-829138.878591233" calcext:value-type="float">
            <text:p>-829138.878591233</text:p>
          </table:table-cell>
          <table:table-cell/>
          <table:table-cell table:formula="of:=0.5*[.$C$3]*[.D92]-[.F92]" office:value-type="float" office:value="30426.8551790211" calcext:value-type="float">
            <text:p>30426.8551790211</text:p>
          </table:table-cell>
          <table:table-cell table:formula="of:=0.5*[.D92]*[.$C$4]" office:value-type="float" office:value="330837.396406083" calcext:value-type="float">
            <text:p>330837.396406083</text:p>
          </table:table-cell>
          <table:table-cell table:formula="of:=SQRT([.H92]*[.H92]+[.I92]*[.I92])" office:value-type="float" office:value="332233.617168463" calcext:value-type="float">
            <text:p>332233.61716846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64-[.$C$8]*ABS(64-[.A93]))/64" office:value-type="float" office:value="1" calcext:value-type="float">
            <text:p>1</text:p>
          </table:table-cell>
          <table:table-cell table:formula="of:=SIN([.A93]*[.$C$5]+[.$C$6])*[.$C$7]*[.B93]" office:value-type="float" office:value="-43667.9524303468" calcext:value-type="float">
            <text:p>-43667.9524303468</text:p>
          </table:table-cell>
          <table:table-cell table:formula="of:=[.C93]+([.$C$3]*[.E92])-[.F92]" office:value-type="float" office:value="-811953.120663537" calcext:value-type="float">
            <text:p>-811953.120663537</text:p>
          </table:table-cell>
          <table:table-cell table:formula="of:=[.D93]" office:value-type="float" office:value="-811953.120663537" calcext:value-type="float">
            <text:p>-811953.120663537</text:p>
          </table:table-cell>
          <table:table-cell table:formula="of:=[.E92]" office:value-type="float" office:value="864519.681212628" calcext:value-type="float">
            <text:p>864519.681212628</text:p>
          </table:table-cell>
          <table:table-cell/>
          <table:table-cell table:formula="of:=0.5*[.$C$3]*[.D93]-[.F93]" office:value-type="float" office:value="-114372.82624296" calcext:value-type="float">
            <text:p>-114372.82624296</text:p>
          </table:table-cell>
          <table:table-cell table:formula="of:=0.5*[.D93]*[.$C$4]" office:value-type="float" office:value="-310721.042310256" calcext:value-type="float">
            <text:p>-310721.042310256</text:p>
          </table:table-cell>
          <table:table-cell table:formula="of:=SQRT([.H93]*[.H93]+[.I93]*[.I93])" office:value-type="float" office:value="331102.264439817" calcext:value-type="float">
            <text:p>331102.2644398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64-[.$C$8]*ABS(64-[.A94]))/64" office:value-type="float" office:value="1" calcext:value-type="float">
            <text:p>1</text:p>
          </table:table-cell>
          <table:table-cell table:formula="of:=SIN([.A94]*[.$C$5]+[.$C$6])*[.$C$7]*[.B94]" office:value-type="float" office:value="51973.1306771529" calcext:value-type="float">
            <text:p>51973.1306771529</text:p>
          </table:table-cell>
          <table:table-cell table:formula="of:=[.C94]+([.$C$3]*[.E93])-[.F93]" office:value-type="float" office:value="687747.159403861" calcext:value-type="float">
            <text:p>687747.159403861</text:p>
          </table:table-cell>
          <table:table-cell table:formula="of:=[.D94]" office:value-type="float" office:value="687747.159403861" calcext:value-type="float">
            <text:p>687747.159403861</text:p>
          </table:table-cell>
          <table:table-cell table:formula="of:=[.E93]" office:value-type="float" office:value="-811953.120663537" calcext:value-type="float">
            <text:p>-811953.120663537</text:p>
          </table:table-cell>
          <table:table-cell/>
          <table:table-cell table:formula="of:=0.5*[.$C$3]*[.D94]-[.F94]" office:value-type="float" office:value="176557.608888768" calcext:value-type="float">
            <text:p>176557.608888768</text:p>
          </table:table-cell>
          <table:table-cell table:formula="of:=0.5*[.D94]*[.$C$4]" office:value-type="float" office:value="263189.473354385" calcext:value-type="float">
            <text:p>263189.473354385</text:p>
          </table:table-cell>
          <table:table-cell table:formula="of:=SQRT([.H94]*[.H94]+[.I94]*[.I94])" office:value-type="float" office:value="316924.73576715" calcext:value-type="float">
            <text:p>316924.735767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64-[.$C$8]*ABS(64-[.A95]))/64" office:value-type="float" office:value="1" calcext:value-type="float">
            <text:p>1</text:p>
          </table:table-cell>
          <table:table-cell table:formula="of:=SIN([.A95]*[.$C$5]+[.$C$6])*[.$C$7]*[.B95]" office:value-type="float" office:value="-58475.1811919114" calcext:value-type="float">
            <text:p>-58475.1811919114</text:p>
          </table:table-cell>
          <table:table-cell table:formula="of:=[.C95]+([.$C$3]*[.E94])-[.F94]" office:value-type="float" office:value="-517313.084077913" calcext:value-type="float">
            <text:p>-517313.084077913</text:p>
          </table:table-cell>
          <table:table-cell table:formula="of:=[.D95]" office:value-type="float" office:value="-517313.084077913" calcext:value-type="float">
            <text:p>-517313.084077913</text:p>
          </table:table-cell>
          <table:table-cell table:formula="of:=[.E94]" office:value-type="float" office:value="687747.159403861" calcext:value-type="float">
            <text:p>687747.159403861</text:p>
          </table:table-cell>
          <table:table-cell/>
          <table:table-cell table:formula="of:=0.5*[.$C$3]*[.D95]-[.F95]" office:value-type="float" office:value="-209812.198406878" calcext:value-type="float">
            <text:p>-209812.198406878</text:p>
          </table:table-cell>
          <table:table-cell table:formula="of:=0.5*[.D95]*[.$C$4]" office:value-type="float" office:value="-197967.169033187" calcext:value-type="float">
            <text:p>-197967.169033187</text:p>
          </table:table-cell>
          <table:table-cell table:formula="of:=SQRT([.H95]*[.H95]+[.I95]*[.I95])" office:value-type="float" office:value="288465.177474408" calcext:value-type="float">
            <text:p>288465.1774744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64-[.$C$8]*ABS(64-[.A96]))/64" office:value-type="float" office:value="1" calcext:value-type="float">
            <text:p>1</text:p>
          </table:table-cell>
          <table:table-cell table:formula="of:=SIN([.A96]*[.$C$5]+[.$C$6])*[.$C$7]*[.B96]" office:value-type="float" office:value="62948.5253449441" calcext:value-type="float">
            <text:p>62948.5253449441</text:p>
          </table:table-cell>
          <table:table-cell table:formula="of:=[.C96]+([.$C$3]*[.E95])-[.F95]" office:value-type="float" office:value="331071.287935048" calcext:value-type="float">
            <text:p>331071.287935048</text:p>
          </table:table-cell>
          <table:table-cell table:formula="of:=[.D96]" office:value-type="float" office:value="331071.287935048" calcext:value-type="float">
            <text:p>331071.287935048</text:p>
          </table:table-cell>
          <table:table-cell table:formula="of:=[.E95]" office:value-type="float" office:value="-517313.084077913" calcext:value-type="float">
            <text:p>-517313.084077913</text:p>
          </table:table-cell>
          <table:table-cell/>
          <table:table-cell table:formula="of:=0.5*[.$C$3]*[.D96]-[.F96]" office:value-type="float" office:value="211443.103293458" calcext:value-type="float">
            <text:p>211443.103293458</text:p>
          </table:table-cell>
          <table:table-cell table:formula="of:=0.5*[.D96]*[.$C$4]" office:value-type="float" office:value="126695.511167086" calcext:value-type="float">
            <text:p>126695.511167086</text:p>
          </table:table-cell>
          <table:table-cell table:formula="of:=SQRT([.H96]*[.H96]+[.I96]*[.I96])" office:value-type="float" office:value="246495.311274388" calcext:value-type="float">
            <text:p>246495.3112743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64-[.$C$8]*ABS(64-[.A97]))/64" office:value-type="float" office:value="1" calcext:value-type="float">
            <text:p>1</text:p>
          </table:table-cell>
          <table:table-cell table:formula="of:=SIN([.A97]*[.$C$5]+[.$C$6])*[.$C$7]*[.B97]" office:value-type="float" office:value="-65237.9673496531" calcext:value-type="float">
            <text:p>-65237.9673496531</text:p>
          </table:table-cell>
          <table:table-cell table:formula="of:=[.C97]+([.$C$3]*[.E96])-[.F96]" office:value-type="float" office:value="-159664.844840649" calcext:value-type="float">
            <text:p>-159664.844840649</text:p>
          </table:table-cell>
          <table:table-cell table:formula="of:=[.D97]" office:value-type="float" office:value="-159664.844840649" calcext:value-type="float">
            <text:p>-159664.844840649</text:p>
          </table:table-cell>
          <table:table-cell table:formula="of:=[.E96]" office:value-type="float" office:value="331071.287935048" calcext:value-type="float">
            <text:p>331071.287935048</text:p>
          </table:table-cell>
          <table:table-cell/>
          <table:table-cell table:formula="of:=0.5*[.$C$3]*[.D97]-[.F97]" office:value-type="float" office:value="-183560.208590278" calcext:value-type="float">
            <text:p>-183560.208590278</text:p>
          </table:table-cell>
          <table:table-cell table:formula="of:=0.5*[.D97]*[.$C$4]" office:value-type="float" office:value="-61101.0977686114" calcext:value-type="float">
            <text:p>-61101.0977686114</text:p>
          </table:table-cell>
          <table:table-cell table:formula="of:=SQRT([.H97]*[.H97]+[.I97]*[.I97])" office:value-type="float" office:value="193462.384783802" calcext:value-type="float">
            <text:p>193462.3847838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64-[.$C$8]*ABS(64-[.A98]))/64" office:value-type="float" office:value="1" calcext:value-type="float">
            <text:p>1</text:p>
          </table:table-cell>
          <table:table-cell table:formula="of:=SIN([.A98]*[.$C$5]+[.$C$6])*[.$C$7]*[.B98]" office:value-type="float" office:value="65264.0785413467" calcext:value-type="float">
            <text:p>65264.0785413467</text:p>
          </table:table-cell>
          <table:table-cell table:formula="of:=[.C98]+([.$C$3]*[.E97])-[.F97]" office:value-type="float" office:value="29214.9492958393" calcext:value-type="float">
            <text:p>29214.9492958393</text:p>
          </table:table-cell>
          <table:table-cell table:formula="of:=[.D98]" office:value-type="float" office:value="29214.9492958393" calcext:value-type="float">
            <text:p>29214.9492958393</text:p>
          </table:table-cell>
          <table:table-cell table:formula="of:=[.E97]" office:value-type="float" office:value="-159664.844840649" calcext:value-type="float">
            <text:p>-159664.844840649</text:p>
          </table:table-cell>
          <table:table-cell/>
          <table:table-cell table:formula="of:=0.5*[.$C$3]*[.D98]-[.F98]" office:value-type="float" office:value="132673.751667114" calcext:value-type="float">
            <text:p>132673.751667114</text:p>
          </table:table-cell>
          <table:table-cell table:formula="of:=0.5*[.D98]*[.$C$4]" office:value-type="float" office:value="11180.0783385451" calcext:value-type="float">
            <text:p>11180.0783385451</text:p>
          </table:table-cell>
          <table:table-cell table:formula="of:=SQRT([.H98]*[.H98]+[.I98]*[.I98])" office:value-type="float" office:value="133143.976705982" calcext:value-type="float">
            <text:p>133143.9767059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64-[.$C$8]*ABS(64-[.A99]))/64" office:value-type="float" office:value="1" calcext:value-type="float">
            <text:p>1</text:p>
          </table:table-cell>
          <table:table-cell table:formula="of:=SIN([.A99]*[.$C$5]+[.$C$6])*[.$C$7]*[.B99]" office:value-type="float" office:value="-63025.9530324385" calcext:value-type="float">
            <text:p>-63025.9530324385</text:p>
          </table:table-cell>
          <table:table-cell table:formula="of:=[.C99]+([.$C$3]*[.E98])-[.F98]" office:value-type="float" office:value="42656.7054611403" calcext:value-type="float">
            <text:p>42656.7054611403</text:p>
          </table:table-cell>
          <table:table-cell table:formula="of:=[.D99]" office:value-type="float" office:value="42656.7054611403" calcext:value-type="float">
            <text:p>42656.7054611403</text:p>
          </table:table-cell>
          <table:table-cell table:formula="of:=[.E98]" office:value-type="float" office:value="29214.9492958393" calcext:value-type="float">
            <text:p>29214.9492958393</text:p>
          </table:table-cell>
          <table:table-cell/>
          <table:table-cell table:formula="of:=0.5*[.$C$3]*[.D99]-[.F99]" office:value-type="float" office:value="-68624.6056302988" calcext:value-type="float">
            <text:p>-68624.6056302988</text:p>
          </table:table-cell>
          <table:table-cell table:formula="of:=0.5*[.D99]*[.$C$4]" office:value-type="float" office:value="16324.0163072168" calcext:value-type="float">
            <text:p>16324.0163072168</text:p>
          </table:table-cell>
          <table:table-cell table:formula="of:=SQRT([.H99]*[.H99]+[.I99]*[.I99])" office:value-type="float" office:value="70539.4216471351" calcext:value-type="float">
            <text:p>70539.421647135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64-[.$C$8]*ABS(64-[.A100]))/64" office:value-type="float" office:value="1" calcext:value-type="float">
            <text:p>1</text:p>
          </table:table-cell>
          <table:table-cell table:formula="of:=SIN([.A100]*[.$C$5]+[.$C$6])*[.$C$7]*[.B100]" office:value-type="float" office:value="58601.2391408252" calcext:value-type="float">
            <text:p>58601.2391408252</text:p>
          </table:table-cell>
          <table:table-cell table:formula="of:=[.C100]+([.$C$3]*[.E99])-[.F99]" office:value-type="float" office:value="-49433.022823933" calcext:value-type="float">
            <text:p>-49433.022823933</text:p>
          </table:table-cell>
          <table:table-cell table:formula="of:=[.D100]" office:value-type="float" office:value="-49433.022823933" calcext:value-type="float">
            <text:p>-49433.022823933</text:p>
          </table:table-cell>
          <table:table-cell table:formula="of:=[.E99]" office:value-type="float" office:value="42656.7054611403" calcext:value-type="float">
            <text:p>42656.7054611403</text:p>
          </table:table-cell>
          <table:table-cell/>
          <table:table-cell table:formula="of:=0.5*[.$C$3]*[.D100]-[.F100]" office:value-type="float" office:value="3013.45166900691" calcext:value-type="float">
            <text:p>3013.45166900691</text:p>
          </table:table-cell>
          <table:table-cell table:formula="of:=0.5*[.D100]*[.$C$4]" office:value-type="float" office:value="-18917.200987967" calcext:value-type="float">
            <text:p>-18917.200987967</text:p>
          </table:table-cell>
          <table:table-cell table:formula="of:=SQRT([.H100]*[.H100]+[.I100]*[.I100])" office:value-type="float" office:value="19155.7141391435" calcext:value-type="float">
            <text:p>19155.71413914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64-[.$C$8]*ABS(64-[.A101]))/64" office:value-type="float" office:value="1" calcext:value-type="float">
            <text:p>1</text:p>
          </table:table-cell>
          <table:table-cell table:formula="of:=SIN([.A101]*[.$C$5]+[.$C$6])*[.$C$7]*[.B101]" office:value-type="float" office:value="-52143.4455010746" calcext:value-type="float">
            <text:p>-52143.4455010746</text:p>
          </table:table-cell>
          <table:table-cell table:formula="of:=[.C101]+([.$C$3]*[.E100])-[.F100]" office:value-type="float" office:value="-3459.83670192045" calcext:value-type="float">
            <text:p>-3459.83670192045</text:p>
          </table:table-cell>
          <table:table-cell table:formula="of:=[.D101]" office:value-type="float" office:value="-3459.83670192045" calcext:value-type="float">
            <text:p>-3459.83670192045</text:p>
          </table:table-cell>
          <table:table-cell table:formula="of:=[.E100]" office:value-type="float" office:value="-49433.022823933" calcext:value-type="float">
            <text:p>-49433.022823933</text:p>
          </table:table-cell>
          <table:table-cell/>
          <table:table-cell table:formula="of:=0.5*[.$C$3]*[.D101]-[.F101]" office:value-type="float" office:value="52629.4950765838" calcext:value-type="float">
            <text:p>52629.4950765838</text:p>
          </table:table-cell>
          <table:table-cell table:formula="of:=0.5*[.D101]*[.$C$4]" office:value-type="float" office:value="-1324.02233439963" calcext:value-type="float">
            <text:p>-1324.02233439963</text:p>
          </table:table-cell>
          <table:table-cell table:formula="of:=SQRT([.H101]*[.H101]+[.I101]*[.I101])" office:value-type="float" office:value="52646.146935537" calcext:value-type="float">
            <text:p>52646.1469355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64-[.$C$8]*ABS(64-[.A102]))/64" office:value-type="float" office:value="1" calcext:value-type="float">
            <text:p>1</text:p>
          </table:table-cell>
          <table:table-cell table:formula="of:=SIN([.A102]*[.$C$5]+[.$C$6])*[.$C$7]*[.B102]" office:value-type="float" office:value="43876.6153187384" calcext:value-type="float">
            <text:p>43876.6153187384</text:p>
          </table:table-cell>
          <table:table-cell table:formula="of:=[.C102]+([.$C$3]*[.E101])-[.F101]" office:value-type="float" office:value="99702.582647973" calcext:value-type="float">
            <text:p>99702.582647973</text:p>
          </table:table-cell>
          <table:table-cell table:formula="of:=[.D102]" office:value-type="float" office:value="99702.582647973" calcext:value-type="float">
            <text:p>99702.582647973</text:p>
          </table:table-cell>
          <table:table-cell table:formula="of:=[.E101]" office:value-type="float" office:value="-3459.83670192045" calcext:value-type="float">
            <text:p>-3459.83670192045</text:p>
          </table:table-cell>
          <table:table-cell/>
          <table:table-cell table:formula="of:=0.5*[.$C$3]*[.D102]-[.F102]" office:value-type="float" office:value="-88653.3369559502" calcext:value-type="float">
            <text:p>-88653.3369559502</text:p>
          </table:table-cell>
          <table:table-cell table:formula="of:=0.5*[.D102]*[.$C$4]" office:value-type="float" office:value="38154.5308626756" calcext:value-type="float">
            <text:p>38154.5308626756</text:p>
          </table:table-cell>
          <table:table-cell table:formula="of:=SQRT([.H102]*[.H102]+[.I102]*[.I102])" office:value-type="float" office:value="96515.1924765013" calcext:value-type="float">
            <text:p>96515.19247650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64-[.$C$8]*ABS(64-[.A103]))/64" office:value-type="float" office:value="1" calcext:value-type="float">
            <text:p>1</text:p>
          </table:table-cell>
          <table:table-cell table:formula="of:=SIN([.A103]*[.$C$5]+[.$C$6])*[.$C$7]*[.B103]" office:value-type="float" office:value="-34087.553536366" calcext:value-type="float">
            <text:p>-34087.553536366</text:p>
          </table:table-cell>
          <table:table-cell table:formula="of:=[.C103]+([.$C$3]*[.E102])-[.F102]" office:value-type="float" office:value="-214854.064150187" calcext:value-type="float">
            <text:p>-214854.064150187</text:p>
          </table:table-cell>
          <table:table-cell table:formula="of:=[.D103]" office:value-type="float" office:value="-214854.064150187" calcext:value-type="float">
            <text:p>-214854.064150187</text:p>
          </table:table-cell>
          <table:table-cell table:formula="of:=[.E102]" office:value-type="float" office:value="99702.582647973" calcext:value-type="float">
            <text:p>99702.582647973</text:p>
          </table:table-cell>
          <table:table-cell/>
          <table:table-cell table:formula="of:=0.5*[.$C$3]*[.D103]-[.F103]" office:value-type="float" office:value="98796.6858418165" calcext:value-type="float">
            <text:p>98796.6858418165</text:p>
          </table:table-cell>
          <table:table-cell table:formula="of:=0.5*[.D103]*[.$C$4]" office:value-type="float" office:value="-82221.1000344256" calcext:value-type="float">
            <text:p>-82221.1000344256</text:p>
          </table:table-cell>
          <table:table-cell table:formula="of:=SQRT([.H103]*[.H103]+[.I103]*[.I103])" office:value-type="float" office:value="128534.40949488" calcext:value-type="float">
            <text:p>128534.409494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64-[.$C$8]*ABS(64-[.A104]))/64" office:value-type="float" office:value="1" calcext:value-type="float">
            <text:p>1</text:p>
          </table:table-cell>
          <table:table-cell table:formula="of:=SIN([.A104]*[.$C$5]+[.$C$6])*[.$C$7]*[.B104]" office:value-type="float" office:value="23115.8765776888" calcext:value-type="float">
            <text:p>23115.8765776888</text:p>
          </table:table-cell>
          <table:table-cell table:formula="of:=[.C104]+([.$C$3]*[.E103])-[.F103]" office:value-type="float" office:value="320411.830909295" calcext:value-type="float">
            <text:p>320411.830909295</text:p>
          </table:table-cell>
          <table:table-cell table:formula="of:=[.D104]" office:value-type="float" office:value="320411.830909295" calcext:value-type="float">
            <text:p>320411.830909295</text:p>
          </table:table-cell>
          <table:table-cell table:formula="of:=[.E103]" office:value-type="float" office:value="-214854.064150187" calcext:value-type="float">
            <text:p>-214854.064150187</text:p>
          </table:table-cell>
          <table:table-cell/>
          <table:table-cell table:formula="of:=0.5*[.$C$3]*[.D104]-[.F104]" office:value-type="float" office:value="-81167.8626517683" calcext:value-type="float">
            <text:p>-81167.8626517683</text:p>
          </table:table-cell>
          <table:table-cell table:formula="of:=0.5*[.D104]*[.$C$4]" office:value-type="float" office:value="122616.313103536" calcext:value-type="float">
            <text:p>122616.313103536</text:p>
          </table:table-cell>
          <table:table-cell table:formula="of:=SQRT([.H104]*[.H104]+[.I104]*[.I104])" office:value-type="float" office:value="147047.550698952" calcext:value-type="float">
            <text:p>147047.55069895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64-[.$C$8]*ABS(64-[.A105]))/64" office:value-type="float" office:value="1" calcext:value-type="float">
            <text:p>1</text:p>
          </table:table-cell>
          <table:table-cell table:formula="of:=SIN([.A105]*[.$C$5]+[.$C$6])*[.$C$7]*[.B105]" office:value-type="float" office:value="-11342.2298787841" calcext:value-type="float">
            <text:p>-11342.2298787841</text:p>
          </table:table-cell>
          <table:table-cell table:formula="of:=[.C105]+([.$C$3]*[.E104])-[.F104]" office:value-type="float" office:value="-388532.019332508" calcext:value-type="float">
            <text:p>-388532.019332508</text:p>
          </table:table-cell>
          <table:table-cell table:formula="of:=[.D105]" office:value-type="float" office:value="-388532.019332508" calcext:value-type="float">
            <text:p>-388532.019332508</text:p>
          </table:table-cell>
          <table:table-cell table:formula="of:=[.E104]" office:value-type="float" office:value="320411.830909295" calcext:value-type="float">
            <text:p>320411.830909295</text:p>
          </table:table-cell>
          <table:table-cell/>
          <table:table-cell table:formula="of:=0.5*[.$C$3]*[.D105]-[.F105]" office:value-type="float" office:value="38544.9425053005" calcext:value-type="float">
            <text:p>38544.9425053005</text:p>
          </table:table-cell>
          <table:table-cell table:formula="of:=0.5*[.D105]*[.$C$4]" office:value-type="float" office:value="-148684.78357377" calcext:value-type="float">
            <text:p>-148684.78357377</text:p>
          </table:table-cell>
          <table:table-cell table:formula="of:=SQRT([.H105]*[.H105]+[.I105]*[.I105])" office:value-type="float" office:value="153599.731311991" calcext:value-type="float">
            <text:p>153599.7313119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64-[.$C$8]*ABS(64-[.A106]))/64" office:value-type="float" office:value="1" calcext:value-type="float">
            <text:p>1</text:p>
          </table:table-cell>
          <table:table-cell table:formula="of:=SIN([.A106]*[.$C$5]+[.$C$6])*[.$C$7]*[.B106]" office:value-type="float" office:value="-824.918019129164" calcext:value-type="float">
            <text:p>-824.918019129164</text:p>
          </table:table-cell>
          <table:table-cell table:formula="of:=[.C106]+([.$C$3]*[.E105])-[.F105]" office:value-type="float" office:value="396676.797900766" calcext:value-type="float">
            <text:p>396676.797900766</text:p>
          </table:table-cell>
          <table:table-cell table:formula="of:=[.D106]" office:value-type="float" office:value="396676.797900766" calcext:value-type="float">
            <text:p>396676.797900766</text:p>
          </table:table-cell>
          <table:table-cell table:formula="of:=[.E105]" office:value-type="float" office:value="-388532.019332508" calcext:value-type="float">
            <text:p>-388532.019332508</text:p>
          </table:table-cell>
          <table:table-cell/>
          <table:table-cell table:formula="of:=0.5*[.$C$3]*[.D106]-[.F106]" office:value-type="float" office:value="22050.4518480147" calcext:value-type="float">
            <text:p>22050.4518480147</text:p>
          </table:table-cell>
          <table:table-cell table:formula="of:=0.5*[.D106]*[.$C$4]" office:value-type="float" office:value="151801.655744971" calcext:value-type="float">
            <text:p>151801.655744971</text:p>
          </table:table-cell>
          <table:table-cell table:formula="of:=SQRT([.H106]*[.H106]+[.I106]*[.I106])" office:value-type="float" office:value="153394.801455644" calcext:value-type="float">
            <text:p>153394.8014556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64-[.$C$8]*ABS(64-[.A107]))/64" office:value-type="float" office:value="1" calcext:value-type="float">
            <text:p>1</text:p>
          </table:table-cell>
          <table:table-cell table:formula="of:=SIN([.A107]*[.$C$5]+[.$C$6])*[.$C$7]*[.B107]" office:value-type="float" office:value="12963.4466567135" calcext:value-type="float">
            <text:p>12963.4466567135</text:p>
          </table:table-cell>
          <table:table-cell table:formula="of:=[.C107]+([.$C$3]*[.E106])-[.F106]" office:value-type="float" office:value="-331467.668979765" calcext:value-type="float">
            <text:p>-331467.668979765</text:p>
          </table:table-cell>
          <table:table-cell table:formula="of:=[.D107]" office:value-type="float" office:value="-331467.668979765" calcext:value-type="float">
            <text:p>-331467.668979765</text:p>
          </table:table-cell>
          <table:table-cell table:formula="of:=[.E106]" office:value-type="float" office:value="396676.797900766" calcext:value-type="float">
            <text:p>396676.797900766</text:p>
          </table:table-cell>
          <table:table-cell/>
          <table:table-cell table:formula="of:=0.5*[.$C$3]*[.D107]-[.F107]" office:value-type="float" office:value="-90440.608789136" calcext:value-type="float">
            <text:p>-90440.608789136</text:p>
          </table:table-cell>
          <table:table-cell table:formula="of:=0.5*[.D107]*[.$C$4]" office:value-type="float" office:value="-126847.199642974" calcext:value-type="float">
            <text:p>-126847.199642974</text:p>
          </table:table-cell>
          <table:table-cell table:formula="of:=SQRT([.H107]*[.H107]+[.I107]*[.I107])" office:value-type="float" office:value="155787.405702175" calcext:value-type="float">
            <text:p>155787.4057021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64-[.$C$8]*ABS(64-[.A108]))/64" office:value-type="float" office:value="1" calcext:value-type="float">
            <text:p>1</text:p>
          </table:table-cell>
          <table:table-cell table:formula="of:=SIN([.A108]*[.$C$5]+[.$C$6])*[.$C$7]*[.B108]" office:value-type="float" office:value="-24652.2284757926" calcext:value-type="float">
            <text:p>-24652.2284757926</text:p>
          </table:table-cell>
          <table:table-cell table:formula="of:=[.C108]+([.$C$3]*[.E107])-[.F107]" office:value-type="float" office:value="191143.351846702" calcext:value-type="float">
            <text:p>191143.351846702</text:p>
          </table:table-cell>
          <table:table-cell table:formula="of:=[.D108]" office:value-type="float" office:value="191143.351846702" calcext:value-type="float">
            <text:p>191143.351846702</text:p>
          </table:table-cell>
          <table:table-cell table:formula="of:=[.E107]" office:value-type="float" office:value="-331467.668979765" calcext:value-type="float">
            <text:p>-331467.668979765</text:p>
          </table:table-cell>
          <table:table-cell/>
          <table:table-cell table:formula="of:=0.5*[.$C$3]*[.D108]-[.F108]" office:value-type="float" office:value="154874.241862953" calcext:value-type="float">
            <text:p>154874.241862953</text:p>
          </table:table-cell>
          <table:table-cell table:formula="of:=0.5*[.D108]*[.$C$4]" office:value-type="float" office:value="73147.4022391186" calcext:value-type="float">
            <text:p>73147.4022391186</text:p>
          </table:table-cell>
          <table:table-cell table:formula="of:=SQRT([.H108]*[.H108]+[.I108]*[.I108])" office:value-type="float" office:value="171279.225964376" calcext:value-type="float">
            <text:p>171279.2259643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64-[.$C$8]*ABS(64-[.A109]))/64" office:value-type="float" office:value="1" calcext:value-type="float">
            <text:p>1</text:p>
          </table:table-cell>
          <table:table-cell table:formula="of:=SIN([.A109]*[.$C$5]+[.$C$6])*[.$C$7]*[.B109]" office:value-type="float" office:value="35485.7391914742" calcext:value-type="float">
            <text:p>35485.7391914742</text:p>
          </table:table-cell>
          <table:table-cell table:formula="of:=[.C109]+([.$C$3]*[.E108])-[.F108]" office:value-type="float" office:value="13766.5539376154" calcext:value-type="float">
            <text:p>13766.5539376154</text:p>
          </table:table-cell>
          <table:table-cell table:formula="of:=[.D109]" office:value-type="float" office:value="13766.5539376154" calcext:value-type="float">
            <text:p>13766.5539376154</text:p>
          </table:table-cell>
          <table:table-cell table:formula="of:=[.E108]" office:value-type="float" office:value="191143.351846702" calcext:value-type="float">
            <text:p>191143.351846702</text:p>
          </table:table-cell>
          <table:table-cell/>
          <table:table-cell table:formula="of:=0.5*[.$C$3]*[.D109]-[.F109]" office:value-type="float" office:value="-203861.989015844" calcext:value-type="float">
            <text:p>-203861.989015844</text:p>
          </table:table-cell>
          <table:table-cell table:formula="of:=0.5*[.D109]*[.$C$4]" office:value-type="float" office:value="5268.23270907631" calcext:value-type="float">
            <text:p>5268.23270907631</text:p>
          </table:table-cell>
          <table:table-cell table:formula="of:=SQRT([.H109]*[.H109]+[.I109]*[.I109])" office:value-type="float" office:value="203930.048892686" calcext:value-type="float">
            <text:p>203930.04889268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64-[.$C$8]*ABS(64-[.A110]))/64" office:value-type="float" office:value="1" calcext:value-type="float">
            <text:p>1</text:p>
          </table:table-cell>
          <table:table-cell table:formula="of:=SIN([.A110]*[.$C$5]+[.$C$6])*[.$C$7]*[.B110]" office:value-type="float" office:value="-45088.1268327004" calcext:value-type="float">
            <text:p>-45088.1268327004</text:p>
          </table:table-cell>
          <table:table-cell table:formula="of:=[.C110]+([.$C$3]*[.E109])-[.F109]" office:value-type="float" office:value="-261668.753017687" calcext:value-type="float">
            <text:p>-261668.753017687</text:p>
          </table:table-cell>
          <table:table-cell table:formula="of:=[.D110]" office:value-type="float" office:value="-261668.753017687" calcext:value-type="float">
            <text:p>-261668.753017687</text:p>
          </table:table-cell>
          <table:table-cell table:formula="of:=[.E109]" office:value-type="float" office:value="13766.5539376154" calcext:value-type="float">
            <text:p>13766.5539376154</text:p>
          </table:table-cell>
          <table:table-cell/>
          <table:table-cell table:formula="of:=0.5*[.$C$3]*[.D110]-[.F110]" office:value-type="float" office:value="227983.846577679" calcext:value-type="float">
            <text:p>227983.846577679</text:p>
          </table:table-cell>
          <table:table-cell table:formula="of:=0.5*[.D110]*[.$C$4]" office:value-type="float" office:value="-100136.307883436" calcext:value-type="float">
            <text:p>-100136.307883436</text:p>
          </table:table-cell>
          <table:table-cell table:formula="of:=SQRT([.H110]*[.H110]+[.I110]*[.I110])" office:value-type="float" office:value="249005.852254281" calcext:value-type="float">
            <text:p>249005.8522542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64-[.$C$8]*ABS(64-[.A111]))/64" office:value-type="float" office:value="1" calcext:value-type="float">
            <text:p>1</text:p>
          </table:table-cell>
          <table:table-cell table:formula="of:=SIN([.A111]*[.$C$5]+[.$C$6])*[.$C$7]*[.B111]" office:value-type="float" office:value="53126.2513475966" calcext:value-type="float">
            <text:p>53126.2513475966</text:p>
          </table:table-cell>
          <table:table-cell table:formula="of:=[.C111]+([.$C$3]*[.E110])-[.F110]" office:value-type="float" office:value="522860.498440569" calcext:value-type="float">
            <text:p>522860.498440569</text:p>
          </table:table-cell>
          <table:table-cell table:formula="of:=[.D111]" office:value-type="float" office:value="522860.498440569" calcext:value-type="float">
            <text:p>522860.498440569</text:p>
          </table:table-cell>
          <table:table-cell table:formula="of:=[.E110]" office:value-type="float" office:value="-261668.753017687" calcext:value-type="float">
            <text:p>-261668.753017687</text:p>
          </table:table-cell>
          <table:table-cell/>
          <table:table-cell table:formula="of:=0.5*[.$C$3]*[.D111]-[.F111]" office:value-type="float" office:value="-221391.350467767" calcext:value-type="float">
            <text:p>-221391.350467767</text:p>
          </table:table-cell>
          <table:table-cell table:formula="of:=0.5*[.D111]*[.$C$4]" office:value-type="float" office:value="200090.072842564" calcext:value-type="float">
            <text:p>200090.072842564</text:p>
          </table:table-cell>
          <table:table-cell table:formula="of:=SQRT([.H111]*[.H111]+[.I111]*[.I111])" office:value-type="float" office:value="298412.746564359" calcext:value-type="float">
            <text:p>298412.74656435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64-[.$C$8]*ABS(64-[.A112]))/64" office:value-type="float" office:value="1" calcext:value-type="float">
            <text:p>1</text:p>
          </table:table-cell>
          <table:table-cell table:formula="of:=SIN([.A112]*[.$C$5]+[.$C$6])*[.$C$7]*[.B112]" office:value-type="float" office:value="-59321.2423845529" calcext:value-type="float">
            <text:p>-59321.2423845529</text:p>
          </table:table-cell>
          <table:table-cell table:formula="of:=[.C112]+([.$C$3]*[.E111])-[.F111]" office:value-type="float" office:value="-763772.696337775" calcext:value-type="float">
            <text:p>-763772.696337775</text:p>
          </table:table-cell>
          <table:table-cell table:formula="of:=[.D112]" office:value-type="float" office:value="-763772.696337775" calcext:value-type="float">
            <text:p>-763772.696337775</text:p>
          </table:table-cell>
          <table:table-cell table:formula="of:=[.E111]" office:value-type="float" office:value="522860.498440569" calcext:value-type="float">
            <text:p>522860.498440569</text:p>
          </table:table-cell>
          <table:table-cell/>
          <table:table-cell table:formula="of:=0.5*[.$C$3]*[.D112]-[.F112]" office:value-type="float" office:value="182773.449491389" calcext:value-type="float">
            <text:p>182773.449491389</text:p>
          </table:table-cell>
          <table:table-cell table:formula="of:=0.5*[.D112]*[.$C$4]" office:value-type="float" office:value="-292283.19006921" calcext:value-type="float">
            <text:p>-292283.19006921</text:p>
          </table:table-cell>
          <table:table-cell table:formula="of:=SQRT([.H112]*[.H112]+[.I112]*[.I112])" office:value-type="float" office:value="344725.393662862" calcext:value-type="float">
            <text:p>344725.3936628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64-[.$C$8]*ABS(64-[.A113]))/64" office:value-type="float" office:value="1" calcext:value-type="float">
            <text:p>1</text:p>
          </table:table-cell>
          <table:table-cell table:formula="of:=SIN([.A113]*[.$C$5]+[.$C$6])*[.$C$7]*[.B113]" office:value-type="float" office:value="63458.1742696082" calcext:value-type="float">
            <text:p>63458.1742696082</text:p>
          </table:table-cell>
          <table:table-cell table:formula="of:=[.C113]+([.$C$3]*[.E112])-[.F112]" office:value-type="float" office:value="951865.571692956" calcext:value-type="float">
            <text:p>951865.571692956</text:p>
          </table:table-cell>
          <table:table-cell table:formula="of:=[.D113]" office:value-type="float" office:value="951865.571692956" calcext:value-type="float">
            <text:p>951865.571692956</text:p>
          </table:table-cell>
          <table:table-cell table:formula="of:=[.E112]" office:value-type="float" office:value="-763772.696337775" calcext:value-type="float">
            <text:p>-763772.696337775</text:p>
          </table:table-cell>
          <table:table-cell/>
          <table:table-cell table:formula="of:=0.5*[.$C$3]*[.D113]-[.F113]" office:value-type="float" office:value="-115636.40597081" calcext:value-type="float">
            <text:p>-115636.40597081</text:p>
          </table:table-cell>
          <table:table-cell table:formula="of:=0.5*[.D113]*[.$C$4]" office:value-type="float" office:value="364263.225362052" calcext:value-type="float">
            <text:p>364263.225362052</text:p>
          </table:table-cell>
          <table:table-cell table:formula="of:=SQRT([.H113]*[.H113]+[.I113]*[.I113])" office:value-type="float" office:value="382177.283125268" calcext:value-type="float">
            <text:p>382177.28312526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64-[.$C$8]*ABS(64-[.A114]))/64" office:value-type="float" office:value="1" calcext:value-type="float">
            <text:p>1</text:p>
          </table:table-cell>
          <table:table-cell table:formula="of:=SIN([.A114]*[.$C$5]+[.$C$6])*[.$C$7]*[.B114]" office:value-type="float" office:value="-65393.5225217402" calcext:value-type="float">
            <text:p>-65393.5225217402</text:p>
          </table:table-cell>
          <table:table-cell table:formula="of:=[.C114]+([.$C$3]*[.E113])-[.F113]" office:value-type="float" office:value="-1060439.03080114" calcext:value-type="float">
            <text:p>-1060439.03080114</text:p>
          </table:table-cell>
          <table:table-cell table:formula="of:=[.D114]" office:value-type="float" office:value="-1060439.03080114" calcext:value-type="float">
            <text:p>-1060439.03080114</text:p>
          </table:table-cell>
          <table:table-cell table:formula="of:=[.E113]" office:value-type="float" office:value="951865.571692956" calcext:value-type="float">
            <text:p>951865.571692956</text:p>
          </table:table-cell>
          <table:table-cell/>
          <table:table-cell table:formula="of:=0.5*[.$C$3]*[.D114]-[.F114]" office:value-type="float" office:value="27852.3253113396" calcext:value-type="float">
            <text:p>27852.3253113396</text:p>
          </table:table-cell>
          <table:table-cell table:formula="of:=0.5*[.D114]*[.$C$4]" office:value-type="float" office:value="-405812.494060908" calcext:value-type="float">
            <text:p>-405812.494060908</text:p>
          </table:table-cell>
          <table:table-cell table:formula="of:=SQRT([.H114]*[.H114]+[.I114]*[.I114])" office:value-type="float" office:value="406767.172177381" calcext:value-type="float">
            <text:p>406767.17217738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64-[.$C$8]*ABS(64-[.A115]))/64" office:value-type="float" office:value="1" calcext:value-type="float">
            <text:p>1</text:p>
          </table:table-cell>
          <table:table-cell table:formula="of:=SIN([.A115]*[.$C$5]+[.$C$6])*[.$C$7]*[.B115]" office:value-type="float" office:value="65060.1432137107" calcext:value-type="float">
            <text:p>65060.1432137107</text:p>
          </table:table-cell>
          <table:table-cell table:formula="of:=[.C115]+([.$C$3]*[.E114])-[.F114]" office:value-type="float" office:value="1072630.36552935" calcext:value-type="float">
            <text:p>1072630.36552935</text:p>
          </table:table-cell>
          <table:table-cell table:formula="of:=[.D115]" office:value-type="float" office:value="1072630.36552935" calcext:value-type="float">
            <text:p>1072630.36552935</text:p>
          </table:table-cell>
          <table:table-cell table:formula="of:=[.E114]" office:value-type="float" office:value="-1060439.03080114" calcext:value-type="float">
            <text:p>-1060439.03080114</text:p>
          </table:table-cell>
          <table:table-cell/>
          <table:table-cell table:formula="of:=0.5*[.$C$3]*[.D115]-[.F115]" office:value-type="float" office:value="69457.809386221" calcext:value-type="float">
            <text:p>69457.809386221</text:p>
          </table:table-cell>
          <table:table-cell table:formula="of:=0.5*[.D115]*[.$C$4]" office:value-type="float" office:value="410477.91640796" calcext:value-type="float">
            <text:p>410477.91640796</text:p>
          </table:table-cell>
          <table:table-cell table:formula="of:=SQRT([.H115]*[.H115]+[.I115]*[.I115])" office:value-type="float" office:value="416312.991802265" calcext:value-type="float">
            <text:p>416312.99180226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64-[.$C$8]*ABS(64-[.A116]))/64" office:value-type="float" office:value="1" calcext:value-type="float">
            <text:p>1</text:p>
          </table:table-cell>
          <table:table-cell table:formula="of:=SIN([.A116]*[.$C$5]+[.$C$6])*[.$C$7]*[.B116]" office:value-type="float" office:value="-62469.6024272183" calcext:value-type="float">
            <text:p>-62469.6024272183</text:p>
          </table:table-cell>
          <table:table-cell table:formula="of:=[.C116]+([.$C$3]*[.E115])-[.F115]" office:value-type="float" office:value="-983993.014455912" calcext:value-type="float">
            <text:p>-983993.014455912</text:p>
          </table:table-cell>
          <table:table-cell table:formula="of:=[.D116]" office:value-type="float" office:value="-983993.014455912" calcext:value-type="float">
            <text:p>-983993.014455912</text:p>
          </table:table-cell>
          <table:table-cell table:formula="of:=[.E115]" office:value-type="float" office:value="1072630.36552935" calcext:value-type="float">
            <text:p>1072630.36552935</text:p>
          </table:table-cell>
          <table:table-cell/>
          <table:table-cell table:formula="of:=0.5*[.$C$3]*[.D116]-[.F116]" office:value-type="float" office:value="-163539.376996645" calcext:value-type="float">
            <text:p>-163539.376996645</text:p>
          </table:table-cell>
          <table:table-cell table:formula="of:=0.5*[.D116]*[.$C$4]" office:value-type="float" office:value="-376557.866823509" calcext:value-type="float">
            <text:p>-376557.866823509</text:p>
          </table:table-cell>
          <table:table-cell table:formula="of:=SQRT([.H116]*[.H116]+[.I116]*[.I116])" office:value-type="float" office:value="410537.397681529" calcext:value-type="float">
            <text:p>410537.39768152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64-[.$C$8]*ABS(64-[.A117]))/64" office:value-type="float" office:value="1" calcext:value-type="float">
            <text:p>1</text:p>
          </table:table-cell>
          <table:table-cell table:formula="of:=SIN([.A117]*[.$C$5]+[.$C$6])*[.$C$7]*[.B117]" office:value-type="float" office:value="57711.7749855086" calcext:value-type="float">
            <text:p>57711.7749855086</text:p>
          </table:table-cell>
          <table:table-cell table:formula="of:=[.C117]+([.$C$3]*[.E116])-[.F116]" office:value-type="float" office:value="803263.386521564" calcext:value-type="float">
            <text:p>803263.386521564</text:p>
          </table:table-cell>
          <table:table-cell table:formula="of:=[.D117]" office:value-type="float" office:value="803263.386521564" calcext:value-type="float">
            <text:p>803263.386521564</text:p>
          </table:table-cell>
          <table:table-cell table:formula="of:=[.E116]" office:value-type="float" office:value="-983993.014455912" calcext:value-type="float">
            <text:p>-983993.014455912</text:p>
          </table:table-cell>
          <table:table-cell/>
          <table:table-cell table:formula="of:=0.5*[.$C$3]*[.D117]-[.F117]" office:value-type="float" office:value="241874.426847046" calcext:value-type="float">
            <text:p>241874.426847046</text:p>
          </table:table-cell>
          <table:table-cell table:formula="of:=0.5*[.D117]*[.$C$4]" office:value-type="float" office:value="307395.624646012" calcext:value-type="float">
            <text:p>307395.624646012</text:p>
          </table:table-cell>
          <table:table-cell table:formula="of:=SQRT([.H117]*[.H117]+[.I117]*[.I117])" office:value-type="float" office:value="391146.147129303" calcext:value-type="float">
            <text:p>391146.14712930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64-[.$C$8]*ABS(64-[.A118]))/64" office:value-type="float" office:value="1" calcext:value-type="float">
            <text:p>1</text:p>
          </table:table-cell>
          <table:table-cell table:formula="of:=SIN([.A118]*[.$C$5]+[.$C$6])*[.$C$7]*[.B118]" office:value-type="float" office:value="-50951.7263847869" calcext:value-type="float">
            <text:p>-50951.7263847869</text:p>
          </table:table-cell>
          <table:table-cell table:formula="of:=[.C118]+([.$C$3]*[.E117])-[.F117]" office:value-type="float" office:value="-551195.887146608" calcext:value-type="float">
            <text:p>-551195.887146608</text:p>
          </table:table-cell>
          <table:table-cell table:formula="of:=[.D118]" office:value-type="float" office:value="-551195.887146608" calcext:value-type="float">
            <text:p>-551195.887146608</text:p>
          </table:table-cell>
          <table:table-cell table:formula="of:=[.E117]" office:value-type="float" office:value="803263.386521564" calcext:value-type="float">
            <text:p>803263.386521564</text:p>
          </table:table-cell>
          <table:table-cell/>
          <table:table-cell table:formula="of:=0.5*[.$C$3]*[.D118]-[.F118]" office:value-type="float" office:value="-294024.797873311" calcext:value-type="float">
            <text:p>-294024.797873311</text:p>
          </table:table-cell>
          <table:table-cell table:formula="of:=0.5*[.D118]*[.$C$4]" office:value-type="float" office:value="-210933.557877527" calcext:value-type="float">
            <text:p>-210933.557877527</text:p>
          </table:table-cell>
          <table:table-cell table:formula="of:=SQRT([.H118]*[.H118]+[.I118]*[.I118])" office:value-type="float" office:value="361861.226996363" calcext:value-type="float">
            <text:p>361861.22699636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64-[.$C$8]*ABS(64-[.A119]))/64" office:value-type="float" office:value="1" calcext:value-type="float">
            <text:p>1</text:p>
          </table:table-cell>
          <table:table-cell table:formula="of:=SIN([.A119]*[.$C$5]+[.$C$6])*[.$C$7]*[.B119]" office:value-type="float" office:value="42423.9861010133" calcext:value-type="float">
            <text:p>42423.9861010133</text:p>
          </table:table-cell>
          <table:table-cell table:formula="of:=[.C119]+([.$C$3]*[.E118])-[.F118]" office:value-type="float" office:value="257637.776875955" calcext:value-type="float">
            <text:p>257637.776875955</text:p>
          </table:table-cell>
          <table:table-cell table:formula="of:=[.D119]" office:value-type="float" office:value="257637.776875955" calcext:value-type="float">
            <text:p>257637.776875955</text:p>
          </table:table-cell>
          <table:table-cell table:formula="of:=[.E118]" office:value-type="float" office:value="-551195.887146608" calcext:value-type="float">
            <text:p>-551195.887146608</text:p>
          </table:table-cell>
          <table:table-cell/>
          <table:table-cell table:formula="of:=0.5*[.$C$3]*[.D119]-[.F119]" office:value-type="float" office:value="313169.622912368" calcext:value-type="float">
            <text:p>313169.622912368</text:p>
          </table:table-cell>
          <table:table-cell table:formula="of:=0.5*[.D119]*[.$C$4]" office:value-type="float" office:value="98593.7199231078" calcext:value-type="float">
            <text:p>98593.7199231078</text:p>
          </table:table-cell>
          <table:table-cell table:formula="of:=SQRT([.H119]*[.H119]+[.I119]*[.I119])" office:value-type="float" office:value="328322.911663732" calcext:value-type="float">
            <text:p>328322.91166373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64-[.$C$8]*ABS(64-[.A120]))/64" office:value-type="float" office:value="1" calcext:value-type="float">
            <text:p>1</text:p>
          </table:table-cell>
          <table:table-cell table:formula="of:=SIN([.A120]*[.$C$5]+[.$C$6])*[.$C$7]*[.B120]" office:value-type="float" office:value="-32424.4109509146" calcext:value-type="float">
            <text:p>-32424.4109509146</text:p>
          </table:table-cell>
          <table:table-cell table:formula="of:=[.C120]+([.$C$3]*[.E119])-[.F119]" office:value-type="float" office:value="42718.9477272133" calcext:value-type="float">
            <text:p>42718.9477272133</text:p>
          </table:table-cell>
          <table:table-cell table:formula="of:=[.D120]" office:value-type="float" office:value="42718.9477272133" calcext:value-type="float">
            <text:p>42718.9477272133</text:p>
          </table:table-cell>
          <table:table-cell table:formula="of:=[.E119]" office:value-type="float" office:value="257637.776875955" calcext:value-type="float">
            <text:p>257637.776875955</text:p>
          </table:table-cell>
          <table:table-cell/>
          <table:table-cell table:formula="of:=0.5*[.$C$3]*[.D120]-[.F120]" office:value-type="float" office:value="-297104.93756498" calcext:value-type="float">
            <text:p>-297104.93756498</text:p>
          </table:table-cell>
          <table:table-cell table:formula="of:=0.5*[.D120]*[.$C$4]" office:value-type="float" office:value="16347.8353939322" calcext:value-type="float">
            <text:p>16347.8353939322</text:p>
          </table:table-cell>
          <table:table-cell table:formula="of:=SQRT([.H120]*[.H120]+[.I120]*[.I120])" office:value-type="float" office:value="297554.35746693" calcext:value-type="float">
            <text:p>297554.357466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64-[.$C$8]*ABS(64-[.A121]))/64" office:value-type="float" office:value="1" calcext:value-type="float">
            <text:p>1</text:p>
          </table:table-cell>
          <table:table-cell table:formula="of:=SIN([.A121]*[.$C$5]+[.$C$6])*[.$C$7]*[.B121]" office:value-type="float" office:value="21299.9207953321" calcext:value-type="float">
            <text:p>21299.9207953321</text:p>
          </table:table-cell>
          <table:table-cell table:formula="of:=[.C121]+([.$C$3]*[.E120])-[.F120]" office:value-type="float" office:value="-315272.177458672" calcext:value-type="float">
            <text:p>-315272.177458672</text:p>
          </table:table-cell>
          <table:table-cell table:formula="of:=[.D121]" office:value-type="float" office:value="-315272.177458672" calcext:value-type="float">
            <text:p>-315272.177458672</text:p>
          </table:table-cell>
          <table:table-cell table:formula="of:=[.E120]" office:value-type="float" office:value="42718.9477272133" calcext:value-type="float">
            <text:p>42718.9477272133</text:p>
          </table:table-cell>
          <table:table-cell/>
          <table:table-cell table:formula="of:=0.5*[.$C$3]*[.D121]-[.F121]" office:value-type="float" office:value="248554.558539739" calcext:value-type="float">
            <text:p>248554.558539739</text:p>
          </table:table-cell>
          <table:table-cell table:formula="of:=0.5*[.D121]*[.$C$4]" office:value-type="float" office:value="-120649.452657227" calcext:value-type="float">
            <text:p>-120649.452657227</text:p>
          </table:table-cell>
          <table:table-cell table:formula="of:=SQRT([.H121]*[.H121]+[.I121]*[.I121])" office:value-type="float" office:value="276289.085917943" calcext:value-type="float">
            <text:p>276289.08591794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64-[.$C$8]*ABS(64-[.A122]))/64" office:value-type="float" office:value="1" calcext:value-type="float">
            <text:p>1</text:p>
          </table:table-cell>
          <table:table-cell table:formula="of:=SIN([.A122]*[.$C$5]+[.$C$6])*[.$C$7]*[.B122]" office:value-type="float" office:value="-9436.46268888282" calcext:value-type="float">
            <text:p>-9436.46268888282</text:p>
          </table:table-cell>
          <table:table-cell table:formula="of:=[.C122]+([.$C$3]*[.E121])-[.F121]" office:value-type="float" office:value="530391.602117808" calcext:value-type="float">
            <text:p>530391.602117808</text:p>
          </table:table-cell>
          <table:table-cell table:formula="of:=[.D122]" office:value-type="float" office:value="530391.602117808" calcext:value-type="float">
            <text:p>530391.602117808</text:p>
          </table:table-cell>
          <table:table-cell table:formula="of:=[.E121]" office:value-type="float" office:value="-315272.177458672" calcext:value-type="float">
            <text:p>-315272.177458672</text:p>
          </table:table-cell>
          <table:table-cell/>
          <table:table-cell table:formula="of:=0.5*[.$C$3]*[.D122]-[.F122]" office:value-type="float" office:value="-174745.758436262" calcext:value-type="float">
            <text:p>-174745.758436262</text:p>
          </table:table-cell>
          <table:table-cell table:formula="of:=0.5*[.D122]*[.$C$4]" office:value-type="float" office:value="202972.101773527" calcext:value-type="float">
            <text:p>202972.101773527</text:p>
          </table:table-cell>
          <table:table-cell table:formula="of:=SQRT([.H122]*[.H122]+[.I122]*[.I122])" office:value-type="float" office:value="267831.578029603" calcext:value-type="float">
            <text:p>267831.57802960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64-[.$C$8]*ABS(64-[.A123]))/64" office:value-type="float" office:value="1" calcext:value-type="float">
            <text:p>1</text:p>
          </table:table-cell>
          <table:table-cell table:formula="of:=SIN([.A123]*[.$C$5]+[.$C$6])*[.$C$7]*[.B123]" office:value-type="float" office:value="-2754.37895873599" calcext:value-type="float">
            <text:p>-2754.37895873599</text:p>
          </table:table-cell>
          <table:table-cell table:formula="of:=[.C123]+([.$C$3]*[.E122])-[.F122]" office:value-type="float" office:value="-667518.073289933" calcext:value-type="float">
            <text:p>-667518.073289933</text:p>
          </table:table-cell>
          <table:table-cell table:formula="of:=[.D123]" office:value-type="float" office:value="-667518.073289933" calcext:value-type="float">
            <text:p>-667518.073289933</text:p>
          </table:table-cell>
          <table:table-cell table:formula="of:=[.E122]" office:value-type="float" office:value="530391.602117808" calcext:value-type="float">
            <text:p>530391.602117808</text:p>
          </table:table-cell>
          <table:table-cell/>
          <table:table-cell table:formula="of:=0.5*[.$C$3]*[.D123]-[.F123]" office:value-type="float" office:value="86314.6713978945" calcext:value-type="float">
            <text:p>86314.6713978945</text:p>
          </table:table-cell>
          <table:table-cell table:formula="of:=0.5*[.D123]*[.$C$4]" office:value-type="float" office:value="-255448.13637034" calcext:value-type="float">
            <text:p>-255448.13637034</text:p>
          </table:table-cell>
          <table:table-cell table:formula="of:=SQRT([.H123]*[.H123]+[.I123]*[.I123])" office:value-type="float" office:value="269636.74243991" calcext:value-type="float">
            <text:p>269636.7424399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64-[.$C$8]*ABS(64-[.A124]))/64" office:value-type="float" office:value="1" calcext:value-type="float">
            <text:p>1</text:p>
          </table:table-cell>
          <table:table-cell table:formula="of:=SIN([.A124]*[.$C$5]+[.$C$6])*[.$C$7]*[.B124]" office:value-type="float" office:value="14849.6616700247" calcext:value-type="float">
            <text:p>14849.6616700247</text:p>
          </table:table-cell>
          <table:table-cell table:formula="of:=[.C124]+([.$C$3]*[.E123])-[.F123]" office:value-type="float" office:value="717870.606583622" calcext:value-type="float">
            <text:p>717870.606583622</text:p>
          </table:table-cell>
          <table:table-cell table:formula="of:=[.D124]" office:value-type="float" office:value="717870.606583622" calcext:value-type="float">
            <text:p>717870.606583622</text:p>
          </table:table-cell>
          <table:table-cell table:formula="of:=[.E123]" office:value-type="float" office:value="-667518.073289933" calcext:value-type="float">
            <text:p>-667518.073289933</text:p>
          </table:table-cell>
          <table:table-cell/>
          <table:table-cell table:formula="of:=0.5*[.$C$3]*[.D124]-[.F124]" office:value-type="float" office:value="4292.12575764582" calcext:value-type="float">
            <text:p>4292.12575764582</text:p>
          </table:table-cell>
          <table:table-cell table:formula="of:=0.5*[.D124]*[.$C$4]" office:value-type="float" office:value="274717.218820803" calcext:value-type="float">
            <text:p>274717.218820803</text:p>
          </table:table-cell>
          <table:table-cell table:formula="of:=SQRT([.H124]*[.H124]+[.I124]*[.I124])" office:value-type="float" office:value="274750.746423293" calcext:value-type="float">
            <text:p>274750.74642329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64-[.$C$8]*ABS(64-[.A125]))/64" office:value-type="float" office:value="1" calcext:value-type="float">
            <text:p>1</text:p>
          </table:table-cell>
          <table:table-cell table:formula="of:=SIN([.A125]*[.$C$5]+[.$C$6])*[.$C$7]*[.B125]" office:value-type="float" office:value="-26429.7582376334" calcext:value-type="float">
            <text:p>-26429.7582376334</text:p>
          </table:table-cell>
          <table:table-cell table:formula="of:=[.C125]+([.$C$3]*[.E124])-[.F124]" office:value-type="float" office:value="-685363.580012274" calcext:value-type="float">
            <text:p>-685363.580012274</text:p>
          </table:table-cell>
          <table:table-cell table:formula="of:=[.D125]" office:value-type="float" office:value="-685363.580012274" calcext:value-type="float">
            <text:p>-685363.580012274</text:p>
          </table:table-cell>
          <table:table-cell table:formula="of:=[.E124]" office:value-type="float" office:value="717870.606583622" calcext:value-type="float">
            <text:p>717870.606583622</text:p>
          </table:table-cell>
          <table:table-cell/>
          <table:table-cell table:formula="of:=0.5*[.$C$3]*[.D125]-[.F125]" office:value-type="float" office:value="-84677.2349800826" calcext:value-type="float">
            <text:p>-84677.2349800826</text:p>
          </table:table-cell>
          <table:table-cell table:formula="of:=0.5*[.D125]*[.$C$4]" office:value-type="float" office:value="-262277.316908237" calcext:value-type="float">
            <text:p>-262277.316908237</text:p>
          </table:table-cell>
          <table:table-cell table:formula="of:=SQRT([.H125]*[.H125]+[.I125]*[.I125])" office:value-type="float" office:value="275607.737715138" calcext:value-type="float">
            <text:p>275607.73771513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64-[.$C$8]*ABS(64-[.A126]))/64" office:value-type="float" office:value="1" calcext:value-type="float">
            <text:p>1</text:p>
          </table:table-cell>
          <table:table-cell table:formula="of:=SIN([.A126]*[.$C$5]+[.$C$6])*[.$C$7]*[.B126]" office:value-type="float" office:value="37092.9150440874" calcext:value-type="float">
            <text:p>37092.9150440874</text:p>
          </table:table-cell>
          <table:table-cell table:formula="of:=[.C126]+([.$C$3]*[.E125])-[.F125]" office:value-type="float" office:value="585609.051667544" calcext:value-type="float">
            <text:p>585609.051667544</text:p>
          </table:table-cell>
          <table:table-cell table:formula="of:=[.D126]" office:value-type="float" office:value="585609.051667544" calcext:value-type="float">
            <text:p>585609.051667544</text:p>
          </table:table-cell>
          <table:table-cell table:formula="of:=[.E125]" office:value-type="float" office:value="-685363.580012274" calcext:value-type="float">
            <text:p>-685363.580012274</text:p>
          </table:table-cell>
          <table:table-cell/>
          <table:table-cell table:formula="of:=0.5*[.$C$3]*[.D126]-[.F126]" office:value-type="float" office:value="144331.37363171" calcext:value-type="float">
            <text:p>144331.37363171</text:p>
          </table:table-cell>
          <table:table-cell table:formula="of:=0.5*[.D126]*[.$C$4]" office:value-type="float" office:value="224102.90728578" calcext:value-type="float">
            <text:p>224102.90728578</text:p>
          </table:table-cell>
          <table:table-cell table:formula="of:=SQRT([.H126]*[.H126]+[.I126]*[.I126])" office:value-type="float" office:value="266558.921194461" calcext:value-type="float">
            <text:p>266558.92119446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64-[.$C$8]*ABS(64-[.A127]))/64" office:value-type="float" office:value="1" calcext:value-type="float">
            <text:p>1</text:p>
          </table:table-cell>
          <table:table-cell table:formula="of:=SIN([.A127]*[.$C$5]+[.$C$6])*[.$C$7]*[.B127]" office:value-type="float" office:value="-46469.190284874" calcext:value-type="float">
            <text:p>-46469.190284874</text:p>
          </table:table-cell>
          <table:table-cell table:formula="of:=[.C127]+([.$C$3]*[.E126])-[.F126]" office:value-type="float" office:value="-443170.023033728" calcext:value-type="float">
            <text:p>-443170.023033728</text:p>
          </table:table-cell>
          <table:table-cell table:formula="of:=[.D127]" office:value-type="float" office:value="-443170.023033728" calcext:value-type="float">
            <text:p>-443170.023033728</text:p>
          </table:table-cell>
          <table:table-cell table:formula="of:=[.E126]" office:value-type="float" office:value="585609.051667544" calcext:value-type="float">
            <text:p>585609.051667544</text:p>
          </table:table-cell>
          <table:table-cell/>
          <table:table-cell table:formula="of:=0.5*[.$C$3]*[.D127]-[.F127]" office:value-type="float" office:value="-176173.345916563" calcext:value-type="float">
            <text:p>-176173.345916563</text:p>
          </table:table-cell>
          <table:table-cell table:formula="of:=0.5*[.D127]*[.$C$4]" office:value-type="float" office:value="-169593.844734741" calcext:value-type="float">
            <text:p>-169593.844734741</text:p>
          </table:table-cell>
          <table:table-cell table:formula="of:=SQRT([.H127]*[.H127]+[.I127]*[.I127])" office:value-type="float" office:value="244538.585878279" calcext:value-type="float">
            <text:p>244538.58587827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64-[.$C$8]*ABS(64-[.A128]))/64" office:value-type="float" office:value="1" calcext:value-type="float">
            <text:p>1</text:p>
          </table:table-cell>
          <table:table-cell table:formula="of:=SIN([.A128]*[.$C$5]+[.$C$6])*[.$C$7]*[.B128]" office:value-type="float" office:value="54233.2885296467" calcext:value-type="float">
            <text:p>54233.2885296467</text:p>
          </table:table-cell>
          <table:table-cell table:formula="of:=[.C128]+([.$C$3]*[.E127])-[.F127]" office:value-type="float" office:value="287495.648364064" calcext:value-type="float">
            <text:p>287495.648364064</text:p>
          </table:table-cell>
          <table:table-cell table:formula="of:=[.D128]" office:value-type="float" office:value="287495.648364064" calcext:value-type="float">
            <text:p>287495.648364064</text:p>
          </table:table-cell>
          <table:table-cell table:formula="of:=[.E127]" office:value-type="float" office:value="-443170.023033728" calcext:value-type="float">
            <text:p>-443170.023033728</text:p>
          </table:table-cell>
          <table:table-cell/>
          <table:table-cell table:formula="of:=0.5*[.$C$3]*[.D128]-[.F128]" office:value-type="float" office:value="177558.682983055" calcext:value-type="float">
            <text:p>177558.682983055</text:p>
          </table:table-cell>
          <table:table-cell table:formula="of:=0.5*[.D128]*[.$C$4]" office:value-type="float" office:value="110019.833960787" calcext:value-type="float">
            <text:p>110019.833960787</text:p>
          </table:table-cell>
          <table:table-cell table:formula="of:=SQRT([.H128]*[.H128]+[.I128]*[.I128])" office:value-type="float" office:value="208881.425137411" calcext:value-type="float">
            <text:p>208881.4251374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64-[.$C$8]*ABS(64-[.A129]))/64" office:value-type="float" office:value="1" calcext:value-type="float">
            <text:p>1</text:p>
          </table:table-cell>
          <table:table-cell table:formula="of:=SIN([.A129]*[.$C$5]+[.$C$6])*[.$C$7]*[.B129]" office:value-type="float" office:value="-60115.8463462467" calcext:value-type="float">
            <text:p>-60115.8463462467</text:p>
          </table:table-cell>
          <table:table-cell table:formula="of:=[.C129]+([.$C$3]*[.E128])-[.F128]" office:value-type="float" office:value="-148168.503413865" calcext:value-type="float">
            <text:p>-148168.503413865</text:p>
          </table:table-cell>
          <table:table-cell table:formula="of:=[.D129]" office:value-type="float" office:value="-148168.503413865" calcext:value-type="float">
            <text:p>-148168.503413865</text:p>
          </table:table-cell>
          <table:table-cell table:formula="of:=[.E128]" office:value-type="float" office:value="287495.648364064" calcext:value-type="float">
            <text:p>287495.648364064</text:p>
          </table:table-cell>
          <table:table-cell/>
          <table:table-cell table:formula="of:=0.5*[.$C$3]*[.D129]-[.F129]" office:value-type="float" office:value="-150605.803355965" calcext:value-type="float">
            <text:p>-150605.803355965</text:p>
          </table:table-cell>
          <table:table-cell table:formula="of:=0.5*[.D129]*[.$C$4]" office:value-type="float" office:value="-56701.6378737278" calcext:value-type="float">
            <text:p>-56701.6378737278</text:p>
          </table:table-cell>
          <table:table-cell table:formula="of:=SQRT([.H129]*[.H129]+[.I129]*[.I129])" office:value-type="float" office:value="160926.019468758" calcext:value-type="float">
            <text:p>160926.01946875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64-[.$C$8]*ABS(64-[.A130]))/64" office:value-type="float" office:value="1" calcext:value-type="float">
            <text:p>1</text:p>
          </table:table-cell>
          <table:table-cell table:formula="of:=SIN([.A130]*[.$C$5]+[.$C$6])*[.$C$7]*[.B130]" office:value-type="float" office:value="63912.7774501569" calcext:value-type="float">
            <text:p>63912.7774501569</text:p>
          </table:table-cell>
          <table:table-cell table:formula="of:=[.C130]+([.$C$3]*[.E129])-[.F129]" office:value-type="float" office:value="50196.8191022904" calcext:value-type="float">
            <text:p>50196.8191022904</text:p>
          </table:table-cell>
          <table:table-cell table:formula="of:=[.D130]" office:value-type="float" office:value="50196.8191022904" calcext:value-type="float">
            <text:p>50196.8191022904</text:p>
          </table:table-cell>
          <table:table-cell table:formula="of:=[.E129]" office:value-type="float" office:value="-148168.503413865" calcext:value-type="float">
            <text:p>-148168.503413865</text:p>
          </table:table-cell>
          <table:table-cell/>
          <table:table-cell table:formula="of:=0.5*[.$C$3]*[.D130]-[.F130]" office:value-type="float" office:value="101792.690548841" calcext:value-type="float">
            <text:p>101792.690548841</text:p>
          </table:table-cell>
          <table:table-cell table:formula="of:=0.5*[.D130]*[.$C$4]" office:value-type="float" office:value="19209.4932024855" calcext:value-type="float">
            <text:p>19209.4932024855</text:p>
          </table:table-cell>
          <table:table-cell table:formula="of:=SQRT([.H130]*[.H130]+[.I130]*[.I130])" office:value-type="float" office:value="103589.364696713" calcext:value-type="float">
            <text:p>103589.3646967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64-[.$C$8]*ABS(64-[.A131]))/64" office:value-type="float" office:value="1" calcext:value-type="float">
            <text:p>1</text:p>
          </table:table-cell>
          <table:table-cell table:formula="of:=SIN([.A131]*[.$C$5]+[.$C$6])*[.$C$7]*[.B131]" office:value-type="float" office:value="-65492.3531638676" calcext:value-type="float">
            <text:p>-65492.3531638676</text:p>
          </table:table-cell>
          <table:table-cell table:formula="of:=[.C131]+([.$C$3]*[.E130])-[.F130]" office:value-type="float" office:value="-10075.4754800503" calcext:value-type="float">
            <text:p>-10075.4754800503</text:p>
          </table:table-cell>
          <table:table-cell table:formula="of:=[.D131]" office:value-type="float" office:value="-10075.4754800503" calcext:value-type="float">
            <text:p>-10075.4754800503</text:p>
          </table:table-cell>
          <table:table-cell table:formula="of:=[.E130]" office:value-type="float" office:value="50196.8191022904" calcext:value-type="float">
            <text:p>50196.8191022904</text:p>
          </table:table-cell>
          <table:table-cell/>
          <table:table-cell table:formula="of:=0.5*[.$C$3]*[.D131]-[.F131]" office:value-type="float" office:value="-40888.2937067513" calcext:value-type="float">
            <text:p>-40888.2937067513</text:p>
          </table:table-cell>
          <table:table-cell table:formula="of:=0.5*[.D131]*[.$C$4]" office:value-type="float" office:value="-3855.71797590268" calcext:value-type="float">
            <text:p>-3855.71797590268</text:p>
          </table:table-cell>
          <table:table-cell table:formula="of:=SQRT([.H131]*[.H131]+[.I131]*[.I131])" office:value-type="float" office:value="41069.6861853029" calcext:value-type="float">
            <text:p>41069.68618530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64-[.$C$8]*ABS(64-[.A132]))/64" office:value-type="float" office:value="1" calcext:value-type="float">
            <text:p>1</text:p>
          </table:table-cell>
          <table:table-cell table:formula="of:=SIN([.A132]*[.$C$5]+[.$C$6])*[.$C$7]*[.B132]" office:value-type="float" office:value="64799.7725404838" calcext:value-type="float">
            <text:p>64799.7725404838</text:p>
          </table:table-cell>
          <table:table-cell table:formula="of:=[.C132]+([.$C$3]*[.E131])-[.F131]" office:value-type="float" office:value="33220.0042292716" calcext:value-type="float">
            <text:p>33220.0042292716</text:p>
          </table:table-cell>
          <table:table-cell table:formula="of:=[.D132]" office:value-type="float" office:value="33220.0042292716" calcext:value-type="float">
            <text:p>33220.0042292716</text:p>
          </table:table-cell>
          <table:table-cell table:formula="of:=[.E131]" office:value-type="float" office:value="-10075.4754800503" calcext:value-type="float">
            <text:p>-10075.4754800503</text:p>
          </table:table-cell>
          <table:table-cell/>
          <table:table-cell table:formula="of:=0.5*[.$C$3]*[.D132]-[.F132]" office:value-type="float" office:value="-20615.8059011979" calcext:value-type="float">
            <text:p>-20615.8059011979</text:p>
          </table:table-cell>
          <table:table-cell table:formula="of:=0.5*[.D132]*[.$C$4]" office:value-type="float" office:value="12712.7466807875" calcext:value-type="float">
            <text:p>12712.7466807875</text:p>
          </table:table-cell>
          <table:table-cell table:formula="of:=SQRT([.H132]*[.H132]+[.I132]*[.I132])" office:value-type="float" office:value="24220.3505574494" calcext:value-type="float">
            <text:p>24220.350557449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64-[.$C$8]*ABS(64-[.A133]))/64" office:value-type="float" office:value="1" calcext:value-type="float">
            <text:p>1</text:p>
          </table:table-cell>
          <table:table-cell table:formula="of:=SIN([.A133]*[.$C$5]+[.$C$6])*[.$C$7]*[.B133]" office:value-type="float" office:value="-61859.0635981832" calcext:value-type="float">
            <text:p>-61859.0635981832</text:p>
          </table:table-cell>
          <table:table-cell table:formula="of:=[.C133]+([.$C$3]*[.E132])-[.F132]" office:value-type="float" office:value="-113166.150880629" calcext:value-type="float">
            <text:p>-113166.150880629</text:p>
          </table:table-cell>
          <table:table-cell table:formula="of:=[.D133]" office:value-type="float" office:value="-113166.150880629" calcext:value-type="float">
            <text:p>-113166.150880629</text:p>
          </table:table-cell>
          <table:table-cell table:formula="of:=[.E132]" office:value-type="float" office:value="33220.0042292716" calcext:value-type="float">
            <text:p>33220.0042292716</text:p>
          </table:table-cell>
          <table:table-cell/>
          <table:table-cell table:formula="of:=0.5*[.$C$3]*[.D133]-[.F133]" office:value-type="float" office:value="71331.8843117231" calcext:value-type="float">
            <text:p>71331.8843117231</text:p>
          </table:table-cell>
          <table:table-cell table:formula="of:=0.5*[.D133]*[.$C$4]" office:value-type="float" office:value="-43306.8159490947" calcext:value-type="float">
            <text:p>-43306.8159490947</text:p>
          </table:table-cell>
          <table:table-cell table:formula="of:=SQRT([.H133]*[.H133]+[.I133]*[.I133])" office:value-type="float" office:value="83448.8947027449" calcext:value-type="float">
            <text:p>83448.894702744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64-[.$C$8]*ABS(64-[.A134]))/64" office:value-type="float" office:value="1" calcext:value-type="float">
            <text:p>1</text:p>
          </table:table-cell>
          <table:table-cell table:formula="of:=SIN([.A134]*[.$C$5]+[.$C$6])*[.$C$7]*[.B134]" office:value-type="float" office:value="56772.2497051321" calcext:value-type="float">
            <text:p>56772.2497051321</text:p>
          </table:table-cell>
          <table:table-cell table:formula="of:=[.C134]+([.$C$3]*[.E133])-[.F133]" office:value-type="float" office:value="232656.02255785" calcext:value-type="float">
            <text:p>232656.02255785</text:p>
          </table:table-cell>
          <table:table-cell table:formula="of:=[.D134]" office:value-type="float" office:value="232656.02255785" calcext:value-type="float">
            <text:p>232656.02255785</text:p>
          </table:table-cell>
          <table:table-cell table:formula="of:=[.E133]" office:value-type="float" office:value="-113166.150880629" calcext:value-type="float">
            <text:p>-113166.150880629</text:p>
          </table:table-cell>
          <table:table-cell/>
          <table:table-cell table:formula="of:=0.5*[.$C$3]*[.D134]-[.F134]" office:value-type="float" office:value="-101779.982301171" calcext:value-type="float">
            <text:p>-101779.982301171</text:p>
          </table:table-cell>
          <table:table-cell table:formula="of:=0.5*[.D134]*[.$C$4]" office:value-type="float" office:value="89033.6153519018" calcext:value-type="float">
            <text:p>89033.6153519018</text:p>
          </table:table-cell>
          <table:table-cell table:formula="of:=SQRT([.H134]*[.H134]+[.I134]*[.I134])" office:value-type="float" office:value="135226.289825082" calcext:value-type="float">
            <text:p>135226.28982508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64-[.$C$8]*ABS(64-[.A135]))/64" office:value-type="float" office:value="1" calcext:value-type="float">
            <text:p>1</text:p>
          </table:table-cell>
          <table:table-cell table:formula="of:=SIN([.A135]*[.$C$5]+[.$C$6])*[.$C$7]*[.B135]" office:value-type="float" office:value="-49715.810035832" calcext:value-type="float">
            <text:p>-49715.810035832</text:p>
          </table:table-cell>
          <table:table-cell table:formula="of:=[.C135]+([.$C$3]*[.E134])-[.F134]" office:value-type="float" office:value="-366441.925518804" calcext:value-type="float">
            <text:p>-366441.925518804</text:p>
          </table:table-cell>
          <table:table-cell table:formula="of:=[.D135]" office:value-type="float" office:value="-366441.925518804" calcext:value-type="float">
            <text:p>-366441.925518804</text:p>
          </table:table-cell>
          <table:table-cell table:formula="of:=[.E134]" office:value-type="float" office:value="232656.02255785" calcext:value-type="float">
            <text:p>232656.02255785</text:p>
          </table:table-cell>
          <table:table-cell/>
          <table:table-cell table:formula="of:=0.5*[.$C$3]*[.D135]-[.F135]" office:value-type="float" office:value="105892.165707405" calcext:value-type="float">
            <text:p>105892.165707405</text:p>
          </table:table-cell>
          <table:table-cell table:formula="of:=0.5*[.D135]*[.$C$4]" office:value-type="float" office:value="-140231.269694895" calcext:value-type="float">
            <text:p>-140231.269694895</text:p>
          </table:table-cell>
          <table:table-cell table:formula="of:=SQRT([.H135]*[.H135]+[.I135]*[.I135])" office:value-type="float" office:value="175721.255852691" calcext:value-type="float">
            <text:p>175721.25585269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64-[.$C$8]*ABS(64-[.A136]))/64" office:value-type="float" office:value="1" calcext:value-type="float">
            <text:p>1</text:p>
          </table:table-cell>
          <table:table-cell table:formula="of:=SIN([.A136]*[.$C$5]+[.$C$6])*[.$C$7]*[.B136]" office:value-type="float" office:value="40934.5568979411" calcext:value-type="float">
            <text:p>40934.5568979411</text:p>
          </table:table-cell>
          <table:table-cell table:formula="of:=[.C136]+([.$C$3]*[.E135])-[.F135]" office:value-type="float" office:value="485374.9108706" calcext:value-type="float">
            <text:p>485374.9108706</text:p>
          </table:table-cell>
          <table:table-cell table:formula="of:=[.D136]" office:value-type="float" office:value="485374.9108706" calcext:value-type="float">
            <text:p>485374.9108706</text:p>
          </table:table-cell>
          <table:table-cell table:formula="of:=[.E135]" office:value-type="float" office:value="-366441.925518804" calcext:value-type="float">
            <text:p>-366441.925518804</text:p>
          </table:table-cell>
          <table:table-cell/>
          <table:table-cell table:formula="of:=0.5*[.$C$3]*[.D136]-[.F136]" office:value-type="float" office:value="-81986.0115192547" calcext:value-type="float">
            <text:p>-81986.0115192547</text:p>
          </table:table-cell>
          <table:table-cell table:formula="of:=0.5*[.D136]*[.$C$4]" office:value-type="float" office:value="185744.957903126" calcext:value-type="float">
            <text:p>185744.957903126</text:p>
          </table:table-cell>
          <table:table-cell table:formula="of:=SQRT([.H136]*[.H136]+[.I136]*[.I136])" office:value-type="float" office:value="203034.222414029" calcext:value-type="float">
            <text:p>203034.2224140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64-[.$C$8]*ABS(64-[.A137]))/64" office:value-type="float" office:value="1" calcext:value-type="float">
            <text:p>1</text:p>
          </table:table-cell>
          <table:table-cell table:formula="of:=SIN([.A137]*[.$C$5]+[.$C$6])*[.$C$7]*[.B137]" office:value-type="float" office:value="-30733.1423462569" calcext:value-type="float">
            <text:p>-30733.1423462569</text:p>
          </table:table-cell>
          <table:table-cell table:formula="of:=[.C137]+([.$C$3]*[.E136])-[.F136]" office:value-type="float" office:value="-561147.09090357" calcext:value-type="float">
            <text:p>-561147.09090357</text:p>
          </table:table-cell>
          <table:table-cell table:formula="of:=[.D137]" office:value-type="float" office:value="-561147.09090357" calcext:value-type="float">
            <text:p>-561147.09090357</text:p>
          </table:table-cell>
          <table:table-cell table:formula="of:=[.E136]" office:value-type="float" office:value="485374.9108706" calcext:value-type="float">
            <text:p>485374.9108706</text:p>
          </table:table-cell>
          <table:table-cell/>
          <table:table-cell table:formula="of:=0.5*[.$C$3]*[.D137]-[.F137]" office:value-type="float" office:value="33057.3910739904" calcext:value-type="float">
            <text:p>33057.3910739904</text:p>
          </table:table-cell>
          <table:table-cell table:formula="of:=0.5*[.D137]*[.$C$4]" office:value-type="float" office:value="-214741.719118508" calcext:value-type="float">
            <text:p>-214741.719118508</text:p>
          </table:table-cell>
          <table:table-cell table:formula="of:=SQRT([.H137]*[.H137]+[.I137]*[.I137])" office:value-type="float" office:value="217271.252204683" calcext:value-type="float">
            <text:p>217271.25220468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64-[.$C$8]*ABS(64-[.A138]))/64" office:value-type="float" office:value="1" calcext:value-type="float">
            <text:p>1</text:p>
          </table:table-cell>
          <table:table-cell table:formula="of:=SIN([.A138]*[.$C$5]+[.$C$6])*[.$C$7]*[.B138]" office:value-type="float" office:value="19465.4887488334" calcext:value-type="float">
            <text:p>19465.4887488334</text:p>
          </table:table-cell>
          <table:table-cell table:formula="of:=[.C138]+([.$C$3]*[.E137])-[.F137]" office:value-type="float" office:value="570955.181767415" calcext:value-type="float">
            <text:p>570955.181767415</text:p>
          </table:table-cell>
          <table:table-cell table:formula="of:=[.D138]" office:value-type="float" office:value="570955.181767415" calcext:value-type="float">
            <text:p>570955.181767415</text:p>
          </table:table-cell>
          <table:table-cell table:formula="of:=[.E137]" office:value-type="float" office:value="-561147.09090357" calcext:value-type="float">
            <text:p>-561147.09090357</text:p>
          </table:table-cell>
          <table:table-cell/>
          <table:table-cell table:formula="of:=0.5*[.$C$3]*[.D138]-[.F138]" office:value-type="float" office:value="33653.2947328632" calcext:value-type="float">
            <text:p>33653.2947328632</text:p>
          </table:table-cell>
          <table:table-cell table:formula="of:=0.5*[.D138]*[.$C$4]" office:value-type="float" office:value="218495.113420136" calcext:value-type="float">
            <text:p>218495.113420136</text:p>
          </table:table-cell>
          <table:table-cell table:formula="of:=SQRT([.H138]*[.H138]+[.I138]*[.I138])" office:value-type="float" office:value="221071.61471988" calcext:value-type="float">
            <text:p>221071.614719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64-[.$C$8]*ABS(64-[.A139]))/64" office:value-type="float" office:value="1" calcext:value-type="float">
            <text:p>1</text:p>
          </table:table-cell>
          <table:table-cell table:formula="of:=SIN([.A139]*[.$C$5]+[.$C$6])*[.$C$7]*[.B139]" office:value-type="float" office:value="-7522.50999543521" calcext:value-type="float">
            <text:p>-7522.50999543521</text:p>
          </table:table-cell>
          <table:table-cell table:formula="of:=[.C139]+([.$C$3]*[.E138])-[.F138]" office:value-type="float" office:value="-501363.011433279" calcext:value-type="float">
            <text:p>-501363.011433279</text:p>
          </table:table-cell>
          <table:table-cell table:formula="of:=[.D139]" office:value-type="float" office:value="-501363.011433279" calcext:value-type="float">
            <text:p>-501363.011433279</text:p>
          </table:table-cell>
          <table:table-cell table:formula="of:=[.E138]" office:value-type="float" office:value="570955.181767415" calcext:value-type="float">
            <text:p>570955.181767415</text:p>
          </table:table-cell>
          <table:table-cell/>
          <table:table-cell table:formula="of:=0.5*[.$C$3]*[.D139]-[.F139]" office:value-type="float" office:value="-107756.166142663" calcext:value-type="float">
            <text:p>-107756.166142663</text:p>
          </table:table-cell>
          <table:table-cell table:formula="of:=0.5*[.D139]*[.$C$4]" office:value-type="float" office:value="-191863.339796082" calcext:value-type="float">
            <text:p>-191863.339796082</text:p>
          </table:table-cell>
          <table:table-cell table:formula="of:=SQRT([.H139]*[.H139]+[.I139]*[.I139])" office:value-type="float" office:value="220052.113144755" calcext:value-type="float">
            <text:p>220052.1131447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3T21:39:21.927379972</dc:date>
    <meta:editing-duration>PT1H56M55S</meta:editing-duration>
    <meta:editing-cycles>8</meta:editing-cycles>
    <meta:generator>LibreOffice/7.3.7.2$Linux_X86_64 LibreOffice_project/30$Build-2</meta:generator>
    <meta:document-statistic meta:table-count="1" meta:cell-count="1193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4.973cm" svg:y="4.203cm" style:legend-expansion="high" chart:style-name="ch2"/>
        <chart:plot-area chart:style-name="ch3" table:cell-range-address="table.D10:table.D139" chart:data-source-has-labels="row" svg:x="0.319cm" svg:y="0.18cm" svg:width="14.335cm" svg:height="8.645cm">
          <chart:coordinate-region svg:x="1.972cm" svg:y="0.379cm" svg:width="12.682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le.D11:table.D139" chart:label-cell-address="table.D10:table.D10" chart:class="chart:line">
            <chart:data-point chart:repeated="1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</text:p>
                <draw:g>
                  <svg:desc>table.D10:table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e.D11:table.D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3620.8399350963">
                <text:p>-63620.8399350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2985.986808257">
                <text:p>182985.986808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39472.828648538">
                <text:p>-339472.828648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6550.192498058">
                <text:p>506550.192498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53914.156136857">
                <text:p>-653914.156136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2270.430990989">
                <text:p>752270.430990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78032.131317315">
                <text:p>-778032.131317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7209.480434437">
                <text:p>717209.4804344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67888.9143912">
                <text:p>-567888.9143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0912.043966695">
                <text:p>340912.0439666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8637.6606237831">
                <text:p>-58637.66062378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48039.052722932">
                <text:p>-248039.0527229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3970.987891375">
                <text:p>543970.987891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94709.521448505">
                <text:p>-794709.521448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1381.105282241">
                <text:p>971381.105282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54760.38461482">
                <text:p>-1054760.384614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7930.94078562">
                <text:p>1037930.940785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27137.818191446">
                <text:p>-927137.818191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0708.999651127">
                <text:p>740708.9996511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06214.458719937">
                <text:p>-506214.4587199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6297.055775412">
                <text:p>256297.0557754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3809.0087921824">
                <text:p>-23809.00879218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63009.312077676">
                <text:p>-163009.3120776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4580.534556561">
                <text:p>284580.5345565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32663.238524068">
                <text:p>-332663.2385240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1250.450442881">
                <text:p>311250.4504428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35569.247636538">
                <text:p>-235569.2476365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9347.390592543">
                <text:p>129347.3905925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0777.5179658003">
                <text:p>-20777.5179658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2191.9892868708">
                <text:p>-62191.98928687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508.0819294765">
                <text:p>96508.0819294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7884.2255606855">
                <text:p>-67884.22556068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6710.2037809967">
                <text:p>-26710.20378099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8332.207139252">
                <text:p>178332.2071392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67237.291416075">
                <text:p>-367237.291416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5769.563004468">
                <text:p>565769.5630044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42533.814062308">
                <text:p>-742533.8140623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7215.766813733">
                <text:p>867215.7668137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15315.228395311">
                <text:p>-915315.2283953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72067.479562284">
                <text:p>872067.4795622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734949.258975363">
                <text:p>-734949.2589753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4378.872114226">
                <text:p>514378.8721142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32492.877632467">
                <text:p>-232492.8776324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79826.9964580181">
                <text:p>-79826.99645801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7237.855165816">
                <text:p>387237.8551658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54892.839977518">
                <text:p>-654892.8399775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53331.534289251">
                <text:p>853331.534289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62573.438609841">
                <text:p>-962573.4386098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74804.907105985">
                <text:p>974804.9071059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895262.796859154">
                <text:p>-895262.7968591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41190.915212452">
                <text:p>741190.9152124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539036.681274883">
                <text:p>-539036.6812748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0320.964313369">
                <text:p>320320.9643133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6813.479362155">
                <text:p>-116813.4793621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4250.8611310899">
                <text:p>-44250.86113108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4188.211241742">
                <text:p>144188.2112417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75507.741509567">
                <text:p>-175507.7415095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2784.087179064">
                <text:p>142784.0871790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1636.7689321392">
                <text:p>-61636.76893213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4016.7946354173">
                <text:p>-44016.79463541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6003.674898137">
                <text:p>146003.6748981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16603.886176414">
                <text:p>-216603.8861764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3193.534643567">
                <text:p>233193.5346435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82101.109244878">
                <text:p>-182101.109244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1075.5351942981">
                <text:p>61075.53519429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0023.164404216">
                <text:p>120023.1644042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40427.817597502">
                <text:p>-340427.8175975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1389.682092547">
                <text:p>571389.6820925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80388.449224206">
                <text:p>-780388.4492242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35991.52281619">
                <text:p>935991.522816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012625.97106872">
                <text:p>-1012625.971068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94537.128981426">
                <text:p>994537.1289814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878328.922463067">
                <text:p>-878328.9224630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3694.252540898">
                <text:p>673694.2525408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402216.842981931">
                <text:p>-402216.8429819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4417.3316236991">
                <text:p>94417.33162369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4518.207528632">
                <text:p>214518.2075286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89690.028016332">
                <text:p>-489690.0280163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1376.949931199">
                <text:p>701376.9499311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829138.878591233">
                <text:p>-829138.8785912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4519.681212628">
                <text:p>864519.6812126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811953.120663537">
                <text:p>-811953.1206635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7747.159403861">
                <text:p>687747.1594038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17313.084077913">
                <text:p>-517313.0840779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1071.287935048">
                <text:p>331071.2879350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59664.844840649">
                <text:p>-159664.8448406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214.9492958393">
                <text:p>29214.94929583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656.7054611403">
                <text:p>42656.70546114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9433.022823933">
                <text:p>-49433.0228239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459.83670192045">
                <text:p>-3459.836701920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702.582647973">
                <text:p>99702.5826479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4854.064150187">
                <text:p>-214854.0641501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0411.830909295">
                <text:p>320411.8309092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88532.019332508">
                <text:p>-388532.0193325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6676.797900766">
                <text:p>396676.7979007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31467.668979765">
                <text:p>-331467.6689797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1143.351846702">
                <text:p>191143.3518467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766.5539376154">
                <text:p>13766.55393761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61668.753017687">
                <text:p>-261668.7530176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2860.498440569">
                <text:p>522860.4984405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63772.696337775">
                <text:p>-763772.6963377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51865.571692956">
                <text:p>951865.5716929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060439.03080114">
                <text:p>-1060439.030801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2630.36552935">
                <text:p>1072630.365529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83993.014455912">
                <text:p>-983993.0144559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03263.386521564">
                <text:p>803263.3865215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551195.887146608">
                <text:p>-551195.8871466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7637.776875955">
                <text:p>257637.7768759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718.9477272133">
                <text:p>42718.94772721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15272.177458672">
                <text:p>-315272.1774586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0391.602117808">
                <text:p>530391.6021178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67518.073289933">
                <text:p>-667518.0732899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17870.606583622">
                <text:p>717870.6065836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85363.580012274">
                <text:p>-685363.5800122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5609.051667544">
                <text:p>585609.0516675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443170.023033728">
                <text:p>-443170.0230337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7495.648364064">
                <text:p>287495.6483640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48168.503413865">
                <text:p>-148168.5034138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196.8191022904">
                <text:p>50196.81910229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0075.4754800503">
                <text:p>-10075.47548005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220.0042292716">
                <text:p>33220.00422927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13166.150880629">
                <text:p>-113166.1508806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2656.02255785">
                <text:p>232656.022557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66441.925518804">
                <text:p>-366441.9255188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85374.9108706">
                <text:p>485374.91087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561147.09090357">
                <text:p>-561147.090903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70955.181767415">
                <text:p>570955.1817674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01363.011433279">
                <text:p>-501363.0114332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legend chart:legend-position="end" svg:x="3.019cm" svg:y="0.363cm" style:legend-expansion="custom" svg:width="4.355cm" svg:height="0.598cm" style:legend-expansion-aspect-ratio="7.28260869565217" chart:style-name="ch2"/>
        <chart:plot-area chart:style-name="ch3" table:cell-range-address="table.C10:table.C139" chart:data-source-has-labels="row" svg:x="0.318cm" svg:y="0.18cm" svg:width="15.238cm" svg:height="8.644cm">
          <chart:coordinate-region svg:x="1.601cm" svg:y="0.379cm" svg:width="13.675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le.C11:table.C139" chart:label-cell-address="table.C10:table.C10" chart:class="chart:scatter">
            <chart:data-point chart:repeated="1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form to take DFT of</text:p>
                <draw:g>
                  <svg:desc>table.C10:table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591.7161644479">
                <text:p>59591.7161644479</text:p>
                <draw:g>
                  <svg:desc>table.C11:table.C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3615.7606422653">
                <text:p>-63615.7606422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432.7542706382">
                <text:p>65432.7542706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4979.6592537365">
                <text:p>-64979.6592537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272.1950254213">
                <text:p>62272.19502542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7404.2928876941">
                <text:p>-57404.2928876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544.8372088246">
                <text:p>50544.8372088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1931.8062402706">
                <text:p>-41931.8062402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864.0158277204">
                <text:p>31864.0158277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690.7524554936">
                <text:p>-20690.75245549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99.65528985616">
                <text:p>8799.65528985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96.73236490279">
                <text:p>3396.732364902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5475.2756211101">
                <text:p>-15475.2756211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016.9280210238">
                <text:p>27016.9280210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7621.2697083696">
                <text:p>-37621.26970836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920.3993786183">
                <text:p>46920.3993786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4591.6980481944">
                <text:p>-54591.69804819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369.0218232876">
                <text:p>60369.02182328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4051.9353523966">
                <text:p>-64051.9353523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512.6656221869">
                <text:p>65512.66562218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4700.5348454214">
                <text:p>-64700.5348454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643.718648747">
                <text:p>61643.7186487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6448.2685627176">
                <text:p>-56448.2685627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294.4327272572">
                <text:p>49294.43272725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0430.402460021">
                <text:p>-40430.402460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163.7016408361">
                <text:p>30163.70164083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8850.5176442636">
                <text:p>-18850.51764426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83.34396715893">
                <text:p>6883.343967158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22.63672877816">
                <text:p>5322.636728778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7343.9567400841">
                <text:p>-17343.95674008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763.5548813766">
                <text:p>28763.55488137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9185.2457809257">
                <text:p>-39185.24578092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247.4649220089">
                <text:p>48247.46492200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5635.8125670257">
                <text:p>-55635.81256702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093.9613722283">
                <text:p>61093.96137222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4432.5492701777">
                <text:p>-64432.54927017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535.7490950632">
                <text:p>65535.74909506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4365.2870278491">
                <text:p>-64365.28702784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961.7704474869">
                <text:p>60961.77044748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5443.2791204361">
                <text:p>-55443.27912043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001.2686050065">
                <text:p>48001.26860500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8893.9279955947">
                <text:p>-38893.92799559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437.2224496598">
                <text:p>28437.22244965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6993.9312631595">
                <text:p>-16993.93126315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61.06180153979">
                <text:p>4961.061801539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43.92405942143">
                <text:p>7243.924059421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9197.5931305317">
                <text:p>-19197.5931305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485.231271596">
                <text:p>30485.2312715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0715.2312598802">
                <text:p>-40715.23125988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532.6789996287">
                <text:p>49532.67899962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6631.6667200726">
                <text:p>-56631.66672007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765.9059744438">
                <text:p>61765.90597444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4757.2722383585">
                <text:p>-64757.27223835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501.9846658902">
                <text:p>65501.98466589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3974.2066061964">
                <text:p>-63974.20660619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226.941966334">
                <text:p>60226.9419663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4390.1963223259">
                <text:p>-54390.19632232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666.4665759091">
                <text:p>46666.46657590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7323.7156363607">
                <text:p>-37323.71563636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686.0758600224">
                <text:p>26686.07586002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5122.6037773411">
                <text:p>-15122.60377734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34.47624488218">
                <text:p>3034.476244882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158.92776790415">
                <text:p>9158.927767904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1034.5768862122">
                <text:p>-21034.5768862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180.4637519615">
                <text:p>32180.46375196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42209.8989846216">
                <text:p>-42209.89898462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774.9267737746">
                <text:p>50774.92677377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7578.3966701156">
                <text:p>-57578.39667011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384.272762698">
                <text:p>62384.2727626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5025.8225813687">
                <text:p>-65025.82258136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411.4016230638">
                <text:p>65411.40162306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3527.6328167094">
                <text:p>-63527.63281670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439.8706201048">
                <text:p>59439.87062010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3289.9336476495">
                <text:p>-53289.93364764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291.1844919177">
                <text:p>45291.18449191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5721.1274370737">
                <text:p>-35721.12743707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911.7808750814">
                <text:p>24911.78087508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3238.1584388982">
                <text:p>-13238.15843889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05.25848197498">
                <text:p>1105.258481974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065.9867159193">
                <text:p>11065.98671591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2853.3145459359">
                <text:p>-22853.31454593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847.7818210854">
                <text:p>33847.78182108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3667.9524303468">
                <text:p>-43667.95243034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973.1306771529">
                <text:p>51973.13067715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8475.1811919114">
                <text:p>-58475.18119191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2948.5253449441">
                <text:p>62948.52534494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5237.9673496531">
                <text:p>-65237.96734965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5264.0785413467">
                <text:p>65264.07854134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3025.9530324385">
                <text:p>-63025.95303243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601.2391408252">
                <text:p>58601.23914082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52143.4455010746">
                <text:p>-52143.44550107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876.6153187384">
                <text:p>43876.61531873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4087.553536366">
                <text:p>-34087.5535363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115.8765776888">
                <text:p>23115.87657768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1342.2298787841">
                <text:p>-11342.22987878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24.918019129164">
                <text:p>-824.9180191291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963.4466567135">
                <text:p>12963.44665671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4652.2284757926">
                <text:p>-24652.22847579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485.7391914742">
                <text:p>35485.73919147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5088.1268327004">
                <text:p>-45088.12683270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3126.2513475966">
                <text:p>53126.25134759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59321.2423845529">
                <text:p>-59321.24238455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458.1742696082">
                <text:p>63458.17426960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65393.5225217402">
                <text:p>-65393.52252174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5060.1432137107">
                <text:p>65060.14321371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62469.6024272183">
                <text:p>-62469.60242721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711.7749855086">
                <text:p>57711.77498550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50951.7263847869">
                <text:p>-50951.72638478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423.9861010133">
                <text:p>42423.98610101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2424.4109509146">
                <text:p>-32424.41095091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299.9207953321">
                <text:p>21299.92079533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9436.46268888282">
                <text:p>-9436.462688882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754.37895873599">
                <text:p>-2754.378958735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849.6616700247">
                <text:p>14849.66167002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6429.7582376334">
                <text:p>-26429.75823763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092.9150440874">
                <text:p>37092.91504408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46469.190284874">
                <text:p>-46469.1902848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233.2885296467">
                <text:p>54233.28852964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0115.8463462467">
                <text:p>-60115.84634624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3912.7774501569">
                <text:p>63912.77745015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5492.3531638676">
                <text:p>-65492.35316386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4799.7725404838">
                <text:p>64799.77254048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61859.0635981832">
                <text:p>-61859.06359818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772.2497051321">
                <text:p>56772.24970513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49715.810035832">
                <text:p>-49715.8100358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934.5568979411">
                <text:p>40934.55689794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0733.1423462569">
                <text:p>-30733.14234625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465.4887488334">
                <text:p>19465.48874883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522.50999543521">
                <text:p>-7522.509995435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legend chart:legend-position="end" svg:x="14.816cm" svg:y="4.204cm" style:legend-expansion="high" chart:style-name="ch2"/>
        <chart:plot-area chart:style-name="ch3" table:cell-range-address="table.H10:table.I139" chart:data-source-has-labels="row" svg:x="0.32cm" svg:y="0.18cm" svg:width="14.176cm" svg:height="8.646cm">
          <chart:coordinate-region svg:x="0.93cm" svg:y="0.379cm" svg:width="13.009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le.I11:table.I139" chart:label-cell-address="table.I10:table.I10" chart:class="chart:scatter">
            <chart:domain table:cell-range-address="table.H11:table.H139"/>
            <chart:data-point chart:repeated="1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Oq</text:p>
                <draw:g>
                  <svg:desc>table.I10:table.I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table.H11:table.H139</svg:desc>
                </draw:g>
              </table:table-cell>
              <table:table-cell office:value-type="float" office:value="0">
                <text:p>0</text:p>
                <draw:g>
                  <svg:desc>table.I11:table.I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775.241822047">
                <text:p>58775.241822047</text:p>
              </table:table-cell>
              <table:table-cell office:value-type="float" office:value="-24346.6441524755">
                <text:p>-24346.6441524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5436.164729853">
                <text:p>-105436.164729853</text:p>
              </table:table-cell>
              <table:table-cell office:value-type="float" office:value="70025.7134337607">
                <text:p>70025.7134337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646.00533219">
                <text:p>130646.00533219</text:p>
              </table:table-cell>
              <table:table-cell office:value-type="float" office:value="-129910.641968448">
                <text:p>-129910.641968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8518.517300312">
                <text:p>-128518.517300312</text:p>
              </table:table-cell>
              <table:table-cell office:value-type="float" office:value="193848.388274968">
                <text:p>193848.388274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587.7006420533">
                <text:p>97587.7006420533</text:p>
              </table:table-cell>
              <table:table-cell office:value-type="float" office:value="-250242.142071246">
                <text:p>-250242.142071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1093.0844700935">
                <text:p>-41093.0844700935</text:p>
              </table:table-cell>
              <table:table-cell office:value-type="float" office:value="287881.46318803">
                <text:p>287881.46318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3462.4831921364">
                <text:p>-33462.4831921364</text:p>
              </table:table-cell>
              <table:table-cell office:value-type="float" office:value="-297740.04020851">
                <text:p>-297740.04020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416.984690804">
                <text:p>115416.984690804</text:p>
              </table:table-cell>
              <table:table-cell office:value-type="float" office:value="274464.216768166">
                <text:p>274464.216768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92548.545878799">
                <text:p>-192548.545878799</text:p>
              </table:table-cell>
              <table:table-cell office:value-type="float" office:value="-217321.703563221">
                <text:p>-217321.703563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927.260701257">
                <text:p>252927.260701257</text:p>
              </table:table-cell>
              <table:table-cell office:value-type="float" office:value="130461.405888662">
                <text:p>130461.405888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86737.910534259">
                <text:p>-286737.910534259</text:p>
              </table:table-cell>
              <table:table-cell office:value-type="float" office:value="-22439.6637736516">
                <text:p>-22439.6637736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7795.860247067">
                <text:p>287795.860247067</text:p>
              </table:table-cell>
              <table:table-cell office:value-type="float" office:value="-94920.4468020702">
                <text:p>-94920.44680207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54524.599508602">
                <text:p>-254524.599508602</text:p>
              </table:table-cell>
              <table:table-cell office:value-type="float" office:value="208168.708319047">
                <text:p>208168.708319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244.859006124">
                <text:p>190244.859006124</text:p>
              </table:table-cell>
              <table:table-cell office:value-type="float" office:value="-304122.201829298">
                <text:p>-304122.201829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02729.582559063">
                <text:p>-102729.582559063</text:p>
              </table:table-cell>
              <table:table-cell office:value-type="float" office:value="371731.497585882">
                <text:p>371731.497585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90.40684004792">
                <text:p>3090.40684004792</text:p>
              </table:table-cell>
              <table:table-cell office:value-type="float" office:value="-403639.370001135">
                <text:p>-403639.370001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837.2508878877">
                <text:p>95837.2508878877</text:p>
              </table:table-cell>
              <table:table-cell office:value-type="float" office:value="397199.019942701">
                <text:p>397199.0199427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1367.303378342">
                <text:p>-181367.303378342</text:p>
              </table:table-cell>
              <table:table-cell office:value-type="float" office:value="-354800.322706168">
                <text:p>-354800.322706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2811.947158465">
                <text:p>242811.947158465</text:p>
              </table:table-cell>
              <table:table-cell office:value-type="float" office:value="283457.094458977">
                <text:p>283457.0944589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73027.831262231">
                <text:p>-273027.831262231</text:p>
              </table:table-cell>
              <table:table-cell office:value-type="float" office:value="-193719.908505852">
                <text:p>-193719.9085058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9426.859245236">
                <text:p>269426.859245236</text:p>
              </table:table-cell>
              <table:table-cell office:value-type="float" office:value="98080.6481124253">
                <text:p>98080.64811242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34300.400290173">
                <text:p>-234300.400290173</text:p>
              </table:table-cell>
              <table:table-cell office:value-type="float" office:value="-9111.31423724967">
                <text:p>-9111.314237249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4409.972904382">
                <text:p>174409.972904382</text:p>
              </table:table-cell>
              <table:table-cell office:value-type="float" office:value="-62380.9701151975">
                <text:p>-62380.9701151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9908.8140436141">
                <text:p>-99908.8140436141</text:p>
              </table:table-cell>
              <table:table-cell office:value-type="float" office:value="108904.268076909">
                <text:p>108904.2680769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760.2167652919">
                <text:p>22760.2167652919</text:p>
              </table:table-cell>
              <table:table-cell office:value-type="float" office:value="-127304.724351614">
                <text:p>-127304.724351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105.3234601858">
                <text:p>45105.3234601858</text:p>
              </table:table-cell>
              <table:table-cell office:value-type="float" office:value="119110.40418456">
                <text:p>119110.404184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3612.8482895583">
                <text:p>-93612.8482895583</text:p>
              </table:table-cell>
              <table:table-cell office:value-type="float" office:value="-90148.458450472">
                <text:p>-90148.4584504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067.843205411">
                <text:p>116067.843205411</text:p>
              </table:table-cell>
              <table:table-cell office:value-type="float" office:value="49499.1090029708">
                <text:p>49499.10900297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10151.467380395">
                <text:p>-110151.467380395</text:p>
              </table:table-cell>
              <table:table-cell office:value-type="float" office:value="-7951.21279129714">
                <text:p>-7951.21279129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235.4228381012">
                <text:p>78235.4228381012</text:p>
              </table:table-cell>
              <table:table-cell office:value-type="float" office:value="-23799.8466201752">
                <text:p>-23799.84662017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6969.8505979118">
                <text:p>-26969.8505979118</text:p>
              </table:table-cell>
              <table:table-cell office:value-type="float" office:value="36932.0482246374">
                <text:p>36932.04822463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3791.2365717238">
                <text:p>-33791.2365717238</text:p>
              </table:table-cell>
              <table:table-cell office:value-type="float" office:value="-25978.171381869">
                <text:p>-25978.171381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2561.2356638544">
                <text:p>92561.2356638544</text:p>
              </table:table-cell>
              <table:table-cell office:value-type="float" office:value="-10221.5536192142">
                <text:p>-10221.55361921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38047.26918245">
                <text:p>-138047.26918245</text:p>
              </table:table-cell>
              <table:table-cell office:value-type="float" office:value="68244.7888549451">
                <text:p>68244.78885494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0950.803385076">
                <text:p>160950.803385076</text:p>
              </table:table-cell>
              <table:table-cell office:value-type="float" office:value="-140535.643080905">
                <text:p>-140535.6430809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5465.617809192">
                <text:p>-155465.617809192</text:p>
              </table:table-cell>
              <table:table-cell office:value-type="float" office:value="216510.662808345">
                <text:p>216510.6628083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0242.216680889">
                <text:p>120242.216680889</text:p>
              </table:table-cell>
              <table:table-cell office:value-type="float" office:value="-284155.420780331">
                <text:p>-284155.4207803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8669.0676062831">
                <text:p>-58669.0676062831</text:p>
              </table:table-cell>
              <table:table-cell office:value-type="float" office:value="331869.143814663">
                <text:p>331869.143814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1574.7779282281">
                <text:p>-21574.7779282281</text:p>
              </table:table-cell>
              <table:table-cell office:value-type="float" office:value="-350276.012951364">
                <text:p>-350276.012951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9629.948707771">
                <text:p>109629.948707771</text:p>
              </table:table-cell>
              <table:table-cell office:value-type="float" office:value="333725.814112312">
                <text:p>333725.8141123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93062.914948859">
                <text:p>-193062.914948859</text:p>
              </table:table-cell>
              <table:table-cell office:value-type="float" office:value="-281252.936878121">
                <text:p>-281252.9368781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9725.156303028">
                <text:p>259725.156303028</text:p>
              </table:table-cell>
              <table:table-cell office:value-type="float" office:value="196844.294600522">
                <text:p>196844.2946005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99583.465186892">
                <text:p>-299583.465186892</text:p>
              </table:table-cell>
              <table:table-cell office:value-type="float" office:value="-88971.1824848158">
                <text:p>-88971.1824848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243.404369431">
                <text:p>306243.404369431</text:p>
              </table:table-cell>
              <table:table-cell office:value-type="float" office:value="-30548.4724581913">
                <text:p>-30548.47245819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77934.125194484">
                <text:p>-277934.125194484</text:p>
              </table:table-cell>
              <table:table-cell office:value-type="float" office:value="148189.528332352">
                <text:p>148189.5283323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7804.22392592">
                <text:p>217804.22392592</text:p>
              </table:table-cell>
              <table:table-cell office:value-type="float" office:value="-250616.668204988">
                <text:p>-250616.6682049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3482.683686221">
                <text:p>-133482.683686221</text:p>
              </table:table-cell>
              <table:table-cell office:value-type="float" office:value="326555.87745495">
                <text:p>326555.877454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970.3469085526">
                <text:p>35970.3469085526</text:p>
              </table:table-cell>
              <table:table-cell office:value-type="float" office:value="-368360.949090997">
                <text:p>-368360.9490909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971.1542353794">
                <text:p>61971.1542353794</text:p>
              </table:table-cell>
              <table:table-cell office:value-type="float" office:value="373041.729967855">
                <text:p>373041.7299678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47689.948933988">
                <text:p>-147689.948933988</text:p>
              </table:table-cell>
              <table:table-cell office:value-type="float" office:value="-342602.278755136">
                <text:p>-342602.278755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0491.693911315">
                <text:p>210491.693911315</text:p>
              </table:table-cell>
              <table:table-cell office:value-type="float" office:value="283641.515580973">
                <text:p>283641.5155809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43185.967782486">
                <text:p>-243185.967782486</text:p>
              </table:table-cell>
              <table:table-cell office:value-type="float" office:value="-206280.430712944">
                <text:p>-206280.4307129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3098.704259462">
                <text:p>243098.704259462</text:p>
              </table:table-cell>
              <table:table-cell office:value-type="float" office:value="122581.539958784">
                <text:p>122581.5399587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12399.383705397">
                <text:p>-212399.383705397</text:p>
              </table:table-cell>
              <table:table-cell office:value-type="float" office:value="-44702.5882893764">
                <text:p>-44702.58828937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7695.943463112">
                <text:p>157695.943463112</text:p>
              </table:table-cell>
              <table:table-cell office:value-type="float" office:value="-16934.0733397789">
                <text:p>-16934.07333977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8961.6734771933">
                <text:p>-88961.6734771933</text:p>
              </table:table-cell>
              <table:table-cell office:value-type="float" office:value="55178.4458310507">
                <text:p>55178.44583105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959.7957868413">
                <text:p>17959.7957868413</text:p>
              </table:table-cell>
              <table:table-cell office:value-type="float" office:value="-67163.9125308196">
                <text:p>-67163.91253081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592.4483587029">
                <text:p>43592.4483587029</text:p>
              </table:table-cell>
              <table:table-cell office:value-type="float" office:value="54641.1107544496">
                <text:p>54641.11075444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85839.1390185701">
                <text:p>-85839.1390185701</text:p>
              </table:table-cell>
              <table:table-cell office:value-type="float" office:value="-23587.3729650545">
                <text:p>-23587.37296505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302.983792697">
                <text:p>102302.983792697</text:p>
              </table:table-cell>
              <table:table-cell office:value-type="float" office:value="-16844.499959673">
                <text:p>-16844.4999596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0873.0096544502">
                <text:p>-90873.0096544502</text:p>
              </table:table-cell>
              <table:table-cell office:value-type="float" office:value="55873.1937730631">
                <text:p>55873.19377306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112.2183158209">
                <text:p>54112.2183158209</text:p>
              </table:table-cell>
              <table:table-cell office:value-type="float" office:value="-82890.7280092554">
                <text:p>-82890.72800925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61.15658978678">
                <text:p>1161.15658978678</text:p>
              </table:table-cell>
              <table:table-cell office:value-type="float" office:value="89239.3123450877">
                <text:p>89239.31234508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4954.0502323237">
                <text:p>-64954.0502323237</text:p>
              </table:table-cell>
              <table:table-cell office:value-type="float" office:value="-69687.0854122496">
                <text:p>-69687.0854122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674.67343766">
                <text:p>125674.67343766</text:p>
              </table:table-cell>
              <table:table-cell office:value-type="float" office:value="23372.5980875847">
                <text:p>23372.59808758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71962.478060842">
                <text:p>-171962.478060842</text:p>
              </table:table-cell>
              <table:table-cell office:value-type="float" office:value="45930.881717132">
                <text:p>45930.8817171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4491.122462817">
                <text:p>194491.122462817</text:p>
              </table:table-cell>
              <table:table-cell office:value-type="float" office:value="-130276.10045868">
                <text:p>-130276.10045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87467.404522668">
                <text:p>-187467.404522668</text:p>
              </table:table-cell>
              <table:table-cell office:value-type="float" office:value="218661.389514745">
                <text:p>218661.3895147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9595.219550289">
                <text:p>149595.219550289</text:p>
              </table:table-cell>
              <table:table-cell office:value-type="float" office:value="-298641.764134942">
                <text:p>-298641.7641349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84354.9445139029">
                <text:p>-84354.9445139029</text:p>
              </table:table-cell>
              <table:table-cell office:value-type="float" office:value="358188.489164669">
                <text:p>358188.4891646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47.132227434195">
                <text:p>-447.132227434195</text:p>
              </table:table-cell>
              <table:table-cell office:value-type="float" office:value="-387515.226179287">
                <text:p>-387515.2261792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3793.4911266516">
                <text:p>93793.4911266516</text:p>
              </table:table-cell>
              <table:table-cell office:value-type="float" office:value="380592.925218172">
                <text:p>380592.9252181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83067.030466223">
                <text:p>-183067.030466223</text:p>
              </table:table-cell>
              <table:table-cell office:value-type="float" office:value="-336121.964844398">
                <text:p>-336121.9648443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5916.603459105">
                <text:p>255916.603459105</text:p>
              </table:table-cell>
              <table:table-cell office:value-type="float" office:value="257811.658112564">
                <text:p>257811.6581125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02094.35089614">
                <text:p>-302094.35089614</text:p>
              </table:table-cell>
              <table:table-cell office:value-type="float" office:value="-153921.739452093">
                <text:p>-153921.7394520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4986.604474731">
                <text:p>314986.604474731</text:p>
              </table:table-cell>
              <table:table-cell office:value-type="float" office:value="36131.9526308293">
                <text:p>36131.95263082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92606.309061003">
                <text:p>-292606.309061003</text:p>
              </table:table-cell>
              <table:table-cell office:value-type="float" office:value="82092.5732551568">
                <text:p>82092.57325515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896.377843323">
                <text:p>237896.377843323</text:p>
              </table:table-cell>
              <table:table-cell office:value-type="float" office:value="-187396.28193045">
                <text:p>-187396.281930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58297.768014482">
                <text:p>-158297.768014482</text:p>
              </table:table-cell>
              <table:table-cell office:value-type="float" office:value="268405.368966269">
                <text:p>268405.3689662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647.4747301721">
                <text:p>64647.4747301721</text:p>
              </table:table-cell>
              <table:table-cell office:value-type="float" office:value="-317297.747886339">
                <text:p>-317297.7478863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426.8551790211">
                <text:p>30426.8551790211</text:p>
              </table:table-cell>
              <table:table-cell office:value-type="float" office:value="330837.396406083">
                <text:p>330837.3964060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14372.82624296">
                <text:p>-114372.82624296</text:p>
              </table:table-cell>
              <table:table-cell office:value-type="float" office:value="-310721.042310256">
                <text:p>-310721.0423102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6557.608888768">
                <text:p>176557.608888768</text:p>
              </table:table-cell>
              <table:table-cell office:value-type="float" office:value="263189.473354385">
                <text:p>263189.473354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09812.198406878">
                <text:p>-209812.198406878</text:p>
              </table:table-cell>
              <table:table-cell office:value-type="float" office:value="-197967.169033187">
                <text:p>-197967.1690331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1443.103293458">
                <text:p>211443.103293458</text:p>
              </table:table-cell>
              <table:table-cell office:value-type="float" office:value="126695.511167086">
                <text:p>126695.5111670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83560.208590278">
                <text:p>-183560.208590278</text:p>
              </table:table-cell>
              <table:table-cell office:value-type="float" office:value="-61101.0977686114">
                <text:p>-61101.09776861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2673.751667114">
                <text:p>132673.751667114</text:p>
              </table:table-cell>
              <table:table-cell office:value-type="float" office:value="11180.0783385451">
                <text:p>11180.07833854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8624.6056302988">
                <text:p>-68624.6056302988</text:p>
              </table:table-cell>
              <table:table-cell office:value-type="float" office:value="16324.0163072168">
                <text:p>16324.01630721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13.45166900691">
                <text:p>3013.45166900691</text:p>
              </table:table-cell>
              <table:table-cell office:value-type="float" office:value="-18917.200987967">
                <text:p>-18917.2009879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629.4950765838">
                <text:p>52629.4950765838</text:p>
              </table:table-cell>
              <table:table-cell office:value-type="float" office:value="-1324.02233439963">
                <text:p>-1324.022334399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8653.3369559502">
                <text:p>-88653.3369559502</text:p>
              </table:table-cell>
              <table:table-cell office:value-type="float" office:value="38154.5308626756">
                <text:p>38154.53086267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796.6858418165">
                <text:p>98796.6858418165</text:p>
              </table:table-cell>
              <table:table-cell office:value-type="float" office:value="-82221.1000344256">
                <text:p>-82221.1000344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81167.8626517683">
                <text:p>-81167.8626517683</text:p>
              </table:table-cell>
              <table:table-cell office:value-type="float" office:value="122616.313103536">
                <text:p>122616.3131035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544.9425053005">
                <text:p>38544.9425053005</text:p>
              </table:table-cell>
              <table:table-cell office:value-type="float" office:value="-148684.78357377">
                <text:p>-148684.783573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050.4518480147">
                <text:p>22050.4518480147</text:p>
              </table:table-cell>
              <table:table-cell office:value-type="float" office:value="151801.655744971">
                <text:p>151801.6557449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0440.608789136">
                <text:p>-90440.608789136</text:p>
              </table:table-cell>
              <table:table-cell office:value-type="float" office:value="-126847.199642974">
                <text:p>-126847.1996429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4874.241862953">
                <text:p>154874.241862953</text:p>
              </table:table-cell>
              <table:table-cell office:value-type="float" office:value="73147.4022391186">
                <text:p>73147.40223911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03861.989015844">
                <text:p>-203861.989015844</text:p>
              </table:table-cell>
              <table:table-cell office:value-type="float" office:value="5268.23270907631">
                <text:p>5268.232709076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7983.846577679">
                <text:p>227983.846577679</text:p>
              </table:table-cell>
              <table:table-cell office:value-type="float" office:value="-100136.307883436">
                <text:p>-100136.3078834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21391.350467767">
                <text:p>-221391.350467767</text:p>
              </table:table-cell>
              <table:table-cell office:value-type="float" office:value="200090.072842564">
                <text:p>200090.0728425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2773.449491389">
                <text:p>182773.449491389</text:p>
              </table:table-cell>
              <table:table-cell office:value-type="float" office:value="-292283.19006921">
                <text:p>-292283.190069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15636.40597081">
                <text:p>-115636.40597081</text:p>
              </table:table-cell>
              <table:table-cell office:value-type="float" office:value="364263.225362052">
                <text:p>364263.2253620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852.3253113396">
                <text:p>27852.3253113396</text:p>
              </table:table-cell>
              <table:table-cell office:value-type="float" office:value="-405812.494060908">
                <text:p>-405812.4940609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9457.809386221">
                <text:p>69457.809386221</text:p>
              </table:table-cell>
              <table:table-cell office:value-type="float" office:value="410477.91640796">
                <text:p>410477.916407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63539.376996645">
                <text:p>-163539.376996645</text:p>
              </table:table-cell>
              <table:table-cell office:value-type="float" office:value="-376557.866823509">
                <text:p>-376557.8668235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1874.426847046">
                <text:p>241874.426847046</text:p>
              </table:table-cell>
              <table:table-cell office:value-type="float" office:value="307395.624646012">
                <text:p>307395.6246460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94024.797873311">
                <text:p>-294024.797873311</text:p>
              </table:table-cell>
              <table:table-cell office:value-type="float" office:value="-210933.557877527">
                <text:p>-210933.5578775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3169.622912368">
                <text:p>313169.622912368</text:p>
              </table:table-cell>
              <table:table-cell office:value-type="float" office:value="98593.7199231078">
                <text:p>98593.71992310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97104.93756498">
                <text:p>-297104.93756498</text:p>
              </table:table-cell>
              <table:table-cell office:value-type="float" office:value="16347.8353939322">
                <text:p>16347.83539393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8554.558539739">
                <text:p>248554.558539739</text:p>
              </table:table-cell>
              <table:table-cell office:value-type="float" office:value="-120649.452657227">
                <text:p>-120649.4526572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74745.758436262">
                <text:p>-174745.758436262</text:p>
              </table:table-cell>
              <table:table-cell office:value-type="float" office:value="202972.101773527">
                <text:p>202972.1017735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6314.6713978945">
                <text:p>86314.6713978945</text:p>
              </table:table-cell>
              <table:table-cell office:value-type="float" office:value="-255448.13637034">
                <text:p>-255448.136370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92.12575764582">
                <text:p>4292.12575764582</text:p>
              </table:table-cell>
              <table:table-cell office:value-type="float" office:value="274717.218820803">
                <text:p>274717.2188208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84677.2349800826">
                <text:p>-84677.2349800826</text:p>
              </table:table-cell>
              <table:table-cell office:value-type="float" office:value="-262277.316908237">
                <text:p>-262277.3169082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4331.37363171">
                <text:p>144331.37363171</text:p>
              </table:table-cell>
              <table:table-cell office:value-type="float" office:value="224102.90728578">
                <text:p>224102.907285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76173.345916563">
                <text:p>-176173.345916563</text:p>
              </table:table-cell>
              <table:table-cell office:value-type="float" office:value="-169593.844734741">
                <text:p>-169593.8447347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7558.682983055">
                <text:p>177558.682983055</text:p>
              </table:table-cell>
              <table:table-cell office:value-type="float" office:value="110019.833960787">
                <text:p>110019.8339607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50605.803355965">
                <text:p>-150605.803355965</text:p>
              </table:table-cell>
              <table:table-cell office:value-type="float" office:value="-56701.6378737278">
                <text:p>-56701.63787372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1792.690548841">
                <text:p>101792.690548841</text:p>
              </table:table-cell>
              <table:table-cell office:value-type="float" office:value="19209.4932024855">
                <text:p>19209.49320248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40888.2937067513">
                <text:p>-40888.2937067513</text:p>
              </table:table-cell>
              <table:table-cell office:value-type="float" office:value="-3855.71797590268">
                <text:p>-3855.717975902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0615.8059011979">
                <text:p>-20615.8059011979</text:p>
              </table:table-cell>
              <table:table-cell office:value-type="float" office:value="12712.7466807875">
                <text:p>12712.74668078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1331.8843117231">
                <text:p>71331.8843117231</text:p>
              </table:table-cell>
              <table:table-cell office:value-type="float" office:value="-43306.8159490947">
                <text:p>-43306.81594909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01779.982301171">
                <text:p>-101779.982301171</text:p>
              </table:table-cell>
              <table:table-cell office:value-type="float" office:value="89033.6153519018">
                <text:p>89033.61535190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5892.165707405">
                <text:p>105892.165707405</text:p>
              </table:table-cell>
              <table:table-cell office:value-type="float" office:value="-140231.269694895">
                <text:p>-140231.2696948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81986.0115192547">
                <text:p>-81986.0115192547</text:p>
              </table:table-cell>
              <table:table-cell office:value-type="float" office:value="185744.957903126">
                <text:p>185744.957903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057.3910739904">
                <text:p>33057.3910739904</text:p>
              </table:table-cell>
              <table:table-cell office:value-type="float" office:value="-214741.719118508">
                <text:p>-214741.7191185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653.2947328632">
                <text:p>33653.2947328632</text:p>
              </table:table-cell>
              <table:table-cell office:value-type="float" office:value="218495.113420136">
                <text:p>218495.1134201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07756.166142663">
                <text:p>-107756.166142663</text:p>
              </table:table-cell>
              <table:table-cell office:value-type="float" office:value="-191863.339796082">
                <text:p>-191863.3397960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D000000DDECCAD21901BEBEEE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cm" svg:height="9.006cm" xlink:href=".." xlink:type="simple" chart:class="chart:line" chart:style-name="ch1">
        <chart:legend chart:legend-position="end" svg:x="14.438cm" svg:y="4.204cm" style:legend-expansion="high" chart:style-name="ch2"/>
        <chart:plot-area chart:style-name="ch3" table:cell-range-address="table.J10:table.J139" chart:data-source-has-labels="row" svg:x="0.32cm" svg:y="0.18cm" svg:width="13.798cm" svg:height="8.646cm">
          <chart:coordinate-region svg:x="1.682cm" svg:y="0.379cm" svg:width="12.436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le.J11:table.J139" chart:label-cell-address="table.J10:table.J10" chart:class="chart:line">
            <chart:data-point chart:repeated="1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table.J10:table.J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e.J11:table.J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618.3002973781">
                <text:p>63618.30029737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571.66102587">
                <text:p>126571.661025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4242.105952773">
                <text:p>184242.105952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2581.613473365">
                <text:p>232581.613473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8597.261685611">
                <text:p>268597.261685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0799.550272258">
                <text:p>290799.5502722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614.534568584">
                <text:p>299614.534568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7744.33099772">
                <text:p>297744.330997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350.934835176">
                <text:p>290350.934835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4591.597965028">
                <text:p>284591.5979650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7614.616888341">
                <text:p>287614.6168883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3045.126006762">
                <text:p>303045.1260067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8811.470113551">
                <text:p>328811.470113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8724.713427665">
                <text:p>358724.7134276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5665.234925579">
                <text:p>385665.2349255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3651.200455727">
                <text:p>403651.200455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8597.40589141">
                <text:p>408597.40589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468.778861196">
                <text:p>398468.7788611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3236.608710897">
                <text:p>373236.608710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4770.965878573">
                <text:p>334770.9658785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6723.989259541">
                <text:p>286723.9892595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4477.490653719">
                <text:p>234477.4906537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230.192142157">
                <text:p>185230.192142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790.090090536">
                <text:p>147790.0900905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9323.316959639">
                <text:p>129323.3169596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364.746258363">
                <text:p>127364.7462583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9961.955686579">
                <text:p>129961.9556865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6182.035244498">
                <text:p>126182.0352444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0438.071111853">
                <text:p>110438.0711118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1775.3880198704">
                <text:p>81775.38801987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731.2696887002">
                <text:p>45731.2696887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622.917044613">
                <text:p>42622.9170446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123.9094218561">
                <text:p>93123.9094218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3994.804245429">
                <text:p>153994.804245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3671.30852425">
                <text:p>213671.308524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6545.353421332">
                <text:p>266545.3534213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8549.013661008">
                <text:p>308549.0136610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7015.115551318">
                <text:p>337015.115551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0939.818618173">
                <text:p>350939.8186181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271.468608815">
                <text:p>351271.4686088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1140.005908306">
                <text:p>341140.005908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5890.830084876">
                <text:p>325890.8300848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2515.797882495">
                <text:p>312515.7978824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7763.272482776">
                <text:p>307763.2724827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4972.243626304">
                <text:p>314972.2436263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2035.230573717">
                <text:p>332035.230573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2783.741043218">
                <text:p>352783.7410432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0113.029589532">
                <text:p>370113.0295895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8154.143511182">
                <text:p>378154.1435111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3079.941064025">
                <text:p>373079.9410640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3212.772372016">
                <text:p>353212.772372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8890.311896461">
                <text:p>318890.3118964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2255.787727821">
                <text:p>272255.7877278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7052.573350794">
                <text:p>217052.5733507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8602.564369552">
                <text:p>158602.5643695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684.479423614">
                <text:p>104684.4794236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523.7039516209">
                <text:p>69523.70395162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899.5889715112">
                <text:p>69899.58897151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020.9073804687">
                <text:p>89020.90738046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3680.459450083">
                <text:p>103680.4594500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6675.759505429">
                <text:p>106675.7595054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8989.9235324658">
                <text:p>98989.92353246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246.866345268">
                <text:p>89246.8663452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5264.466170957">
                <text:p>95264.4661709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7829.581416142">
                <text:p>127829.5814161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7990.841776027">
                <text:p>177990.8417760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4091.134107139">
                <text:p>234091.1341071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8022.275220137">
                <text:p>288022.2752201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4014.420344286">
                <text:p>334014.4203442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7987.43244031">
                <text:p>367987.432440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7515.484139683">
                <text:p>387515.4841396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1979.838389489">
                <text:p>391979.8383894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2742.097102709">
                <text:p>382742.0971027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3263.208961208">
                <text:p>363263.208961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9047.044994228">
                <text:p>339047.0449942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7052.170784931">
                <text:p>317052.1707849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3904.002418455">
                <text:p>303904.0024184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2839.979316355">
                <text:p>302839.9793163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1608.128020253">
                <text:p>311608.1280202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3816.548068086">
                <text:p>323816.5480680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2233.617168463">
                <text:p>332233.6171684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1102.264439817">
                <text:p>331102.2644398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6924.73576715">
                <text:p>316924.735767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8465.177474408">
                <text:p>288465.1774744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6495.311274388">
                <text:p>246495.3112743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3462.384783802">
                <text:p>193462.3847838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3143.976705982">
                <text:p>133143.9767059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539.4216471351">
                <text:p>70539.42164713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155.7141391435">
                <text:p>19155.71413914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646.146935537">
                <text:p>52646.1469355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515.1924765013">
                <text:p>96515.19247650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8534.40949488">
                <text:p>128534.409494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7047.550698952">
                <text:p>147047.5506989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3599.731311991">
                <text:p>153599.7313119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3394.801455644">
                <text:p>153394.8014556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5787.405702175">
                <text:p>155787.4057021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1279.225964376">
                <text:p>171279.2259643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3930.048892686">
                <text:p>203930.0488926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9005.852254281">
                <text:p>249005.8522542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8412.746564359">
                <text:p>298412.7465643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4725.393662862">
                <text:p>344725.3936628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2177.283125268">
                <text:p>382177.2831252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6767.172177381">
                <text:p>406767.1721773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6312.991802265">
                <text:p>416312.9918022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0537.397681529">
                <text:p>410537.3976815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1146.147129303">
                <text:p>391146.1471293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1861.226996363">
                <text:p>361861.2269963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8322.911663732">
                <text:p>328322.9116637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554.35746693">
                <text:p>297554.357466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6289.085917943">
                <text:p>276289.085917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7831.578029603">
                <text:p>267831.5780296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9636.74243991">
                <text:p>269636.742439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4750.746423293">
                <text:p>274750.7464232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5607.737715138">
                <text:p>275607.7377151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6558.921194461">
                <text:p>266558.9211944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4538.585878279">
                <text:p>244538.5858782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8881.425137411">
                <text:p>208881.4251374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0926.019468758">
                <text:p>160926.0194687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3589.364696713">
                <text:p>103589.3646967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069.6861853029">
                <text:p>41069.68618530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20.3505574494">
                <text:p>24220.35055744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3448.8947027449">
                <text:p>83448.89470274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5226.289825082">
                <text:p>135226.2898250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5721.255852691">
                <text:p>175721.2558526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3034.222414029">
                <text:p>203034.2224140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7271.252204683">
                <text:p>217271.2522046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1071.61471988">
                <text:p>221071.614719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0052.113144755">
                <text:p>220052.1131447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